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61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2.256cm"/>
    </style:style>
    <style:style style:name="co4" style:family="table-column">
      <style:table-column-properties fo:break-before="auto" style:column-width="3.563cm"/>
    </style:style>
    <style:style style:name="co5" style:family="table-column">
      <style:table-column-properties fo:break-before="auto" style:column-width="8.707cm"/>
    </style:style>
    <style:style style:name="co6" style:family="table-column">
      <style:table-column-properties fo:break-before="auto" style:column-width="16.305cm"/>
    </style:style>
    <style:style style:name="co7" style:family="table-column">
      <style:table-column-properties fo:break-before="auto" style:column-width="14.457cm"/>
    </style:style>
    <style:style style:name="co8" style:family="table-column">
      <style:table-column-properties fo:break-before="auto" style:column-width="4.907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18.524cm"/>
    </style:style>
    <style:style style:name="co11" style:family="table-column">
      <style:table-column-properties fo:break-before="auto" style:column-width="10.592cm"/>
    </style:style>
    <style:style style:name="co12" style:family="table-column">
      <style:table-column-properties fo:break-before="auto" style:column-width="4.235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18.087cm"/>
    </style:style>
    <style:style style:name="co15" style:family="table-column">
      <style:table-column-properties fo:break-before="auto" style:column-width="9.514cm"/>
    </style:style>
    <style:style style:name="co16" style:family="table-column">
      <style:table-column-properties fo:break-before="auto" style:column-width="10.421cm"/>
    </style:style>
    <style:style style:name="co17" style:family="table-column">
      <style:table-column-properties fo:break-before="auto" style:column-width="14.792cm"/>
    </style:style>
    <style:style style:name="co18" style:family="table-column">
      <style:table-column-properties fo:break-before="auto" style:column-width="9.716cm"/>
    </style:style>
    <style:style style:name="co19" style:family="table-column">
      <style:table-column-properties fo:break-before="auto" style:column-width="3.831cm"/>
    </style:style>
    <style:style style:name="co20" style:family="table-column">
      <style:table-column-properties fo:break-before="auto" style:column-width="4.40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deadxl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>
      <style:table-cell-properties fo:background-color="#2a6099" fo:padding="0.071cm"/>
    </style:style>
    <style:style style:name="ce18" style:family="table-cell" style:parent-style-name="Default">
      <style:table-cell-properties fo:padding="0.071cm"/>
      <style:text-properties style:font-name="Liberation Sans" style:font-name-complex="Lohit Devanagari"/>
    </style:style>
    <style:style style:name="ce19" style:family="table-cell" style:parent-style-name="Default" style:data-style-name="N37">
      <style:table-cell-properties style:text-align-source="fix" style:repeat-content="false" fo:padding="0.071cm"/>
      <style:paragraph-properties fo:text-align="center" fo:margin-left="0cm"/>
    </style:style>
    <style:style style:name="ce20" style:family="table-cell" style:parent-style-name="Default" style:data-style-name="N37">
      <style:table-cell-properties fo:padding="0.071cm"/>
    </style:style>
    <style:style style:name="ce23" style:family="table-cell" style:parent-style-name="Default">
      <style:table-cell-properties fo:background-color="#ffd428" style:text-align-source="fix" style:repeat-content="false" fo:padding="0.071cm"/>
      <style:paragraph-properties fo:text-align="center" fo:margin-left="0cm"/>
    </style:style>
    <style:style style:name="ce28" style:family="table-cell" style:parent-style-name="Default">
      <style:table-cell-properties fo:background-color="#ffff00" style:text-align-source="fix" style:repeat-content="false" fo:padding="0.071cm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Liberation Sans" style:font-name-complex="Lohit Devanagari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font-name="Arial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7" style:family="text">
      <style:text-properties style:text-overline-style="none" style:text-overline-color="font-color" style:font-name="Arial" style:font-relief="none" style:text-emphasize="none" style:font-style-complex="normal" style:font-style-asian="normal" style:font-weight-complex="normal" style:font-weight-asian="normal" style:font-size-complex="10pt" style:font-size-asian="10pt" style:font-name-complex="Arial" style:font-name-asian="Noto Sans CJK SC" style:language-complex="hi" style:country-complex="IN" style:language-asian="zh" style:country-asian="CN" fo:language="en" fo:country="AU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8" style:family="text">
      <style:text-properties style:text-overline-style="none" style:text-overline-color="font-color" style:font-relief="none" style:text-emphasize="none" style:font-style-complex="normal" style:font-style-asian="normal" style:font-size-complex="10pt" style:font-size-asian="10pt" style:font-name-complex="Arial" style:font-name-asian="Noto Sans CJK SC" style:language-complex="hi" style:country-complex="IN" style:language-asian="zh" style:country-asian="CN" fo:language="en" fo:country="AU" style:text-line-through-mode="continuous" fo:text-shadow="none" style:text-outline="false" fo:font-style="normal" style:text-line-through-type="none" style:text-underline-style="none" style:text-underline-color="font-color" fo:font-size="10pt" fo:color="#c9211e" style:font-name="AR PL Mingti2L Big5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adxl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5"/>
        <table:table-column table:style-name="co5" table:default-cell-style-name="ce16"/>
        <table:table-column table:style-name="co6" table:default-cell-style-name="Default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5"/>
        <table:table-column table:style-name="co20" table:default-cell-style-name="ce16"/>
        <table:table-column table:style-name="co3" table:number-columns-repeated="43" table:default-cell-style-name="ce16"/>
        <table:table-column table:style-name="co3" table:default-cell-style-name="Default"/>
        <table:table-column table:style-name="co21" table:number-columns-repeated="959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Nr</text:p>
          </table:table-cell>
          <table:table-cell table:style-name="ce19" office:value-type="string" calcext:value-type="string">
            <text:p>KIA Date</text:p>
          </table:table-cell>
          <table:table-cell office:value-type="string" calcext:value-type="string">
            <text:p>Orig Coy</text:p>
          </table:table-cell>
          <table:table-cell table:style-name="ce15" office:value-type="string" calcext:value-type="string">
            <text:p>AWM Reference</text:p>
          </table:table-cell>
          <table:table-cell office:value-type="string" calcext:value-type="string">
            <text:p>Where Commemorated or Buried</text:p>
          </table:table-cell>
          <table:table-cell table:style-name="ce15" office:value-type="string" calcext:value-type="string">
            <text:p>CWGC</text:p>
          </table:table-cell>
          <table:table-cell table:style-name="ce15" office:value-type="string" calcext:value-type="string">
            <text:p>Where Exhumed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Red Cross</text:p>
          </table:table-cell>
          <table:table-cell table:style-name="ce15" office:value-type="string" calcext:value-type="string">
            <text:p>Discovering ANZACs</text:p>
          </table:table-cell>
          <table:table-cell table:style-name="ce15" office:value-type="string" calcext:value-type="string">
            <text:p>Town</text:p>
          </table:table-cell>
          <table:table-cell table:style-name="ce15" office:value-type="string" calcext:value-type="string">
            <text:p>State</text:p>
          </table:table-cell>
          <table:table-cell table:style-name="ce15" office:value-type="string" calcext:value-type="string">
            <text:p>Trove</text:p>
          </table:table-cell>
          <table:table-cell table:style-name="ce15" office:value-type="string" calcext:value-type="string">
            <text:p>Trove1</text:p>
          </table:table-cell>
          <table:table-cell table:style-name="ce15" office:value-type="string" calcext:value-type="string">
            <text:p>Trove2</text:p>
          </table:table-cell>
          <table:table-cell table:style-name="ce15" office:value-type="string" calcext:value-type="string">
            <text:p>Comments</text:p>
          </table:table-cell>
          <table:table-cell table:style-name="ce15" office:value-type="string" calcext:value-type="string">
            <text:p>Trove3</text:p>
          </table:table-cell>
          <table:table-cell office:value-type="string" calcext:value-type="string">
            <text:p>Barcode</text:p>
          </table:table-cell>
          <table:table-cell table:style-name="ce15" table:number-columns-repeated="44"/>
          <table:table-cell/>
          <table:table-cell table:style-name="ce32" table:number-columns-repeated="959"/>
        </table:table-row>
        <table:table-row table:style-name="ro2">
          <table:table-cell office:value-type="string" calcext:value-type="string">
            <text:p>Adams, Raymond Axford </text:p>
          </table:table-cell>
          <table:table-cell office:value-type="float" office:value="3451" calcext:value-type="float">
            <text:p>3451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2884" xlink:type="simple">https://www.awm.gov.au/collection/R172288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335/adams,-raymond-axford/" xlink:type="simple">https://www.cwgc.org/find-war-dead/casualty/1457335/adams,-raymond-axford/</text:a></text:p>
          </table:table-cell>
          <table:table-cell/>
          <table:table-cell office:value-type="string" calcext:value-type="string">
            <text:p>8 Reif 26<text:span text:style-name="T1">th</text:span> Bn</text:p>
          </table:table-cell>
          <table:table-cell office:value-type="string" calcext:value-type="string">
            <text:p><text:a xlink:href="https://s3-ap-southeast-2.amazonaws.com/awm-media/collection/RCDIG1037198/document/5624866.PDF" xlink:type="simple">https://s3-ap-southeast-2.amazonaws.com/awm-media/collection/RCDIG1037198/document/5624866.PDF</text:a></text:p>
          </table:table-cell>
          <table:table-cell office:value-type="string" calcext:value-type="string">
            <text:p><text:a xlink:href="https://discoveringanzacs.naa.gov.au/browse/person/68533" xlink:type="simple">https://discoveringanzacs.naa.gov.au/browse/person/68533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Coy from RC report, Sgt?</text:p>
          </table:table-cell>
          <table:table-cell/>
          <table:table-cell office:value-type="float" office:value="3020973" calcext:value-type="float">
            <text:p>30209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ndresen, Ralph Edgar </text:p>
          </table:table-cell>
          <table:table-cell office:value-type="float" office:value="2102" calcext:value-type="float">
            <text:p>210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13175" xlink:type="simple">https://www.awm.gov.au/collection/R1713175</text:a></text:p>
          </table:table-cell>
          <table:table-cell office:value-type="string" calcext:value-type="string">
            <text:p>Cerisy-Gailly Military Cemetery, Cerisy, Picardie, France</text:p>
          </table:table-cell>
          <table:table-cell office:value-type="string" calcext:value-type="string">
            <text:p><text:a xlink:href="https://www.cwgc.org/find-war-dead/casualty/260315/andresen,-ralph-edgar/" xlink:type="simple">https://www.cwgc.org/find-war-dead/casualty/260315/andresen,-ralph-edgar/</text:a></text:p>
          </table:table-cell>
          <table:table-cell office:value-type="string" calcext:value-type="string">
            <text:p>57d.R34.c.75.75</text:p>
          </table:table-cell>
          <table:table-cell office:value-type="string" calcext:value-type="string">
            <text:p>6<text:span text:style-name="T1">th</text:span> Rein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72196" xlink:type="simple">https://discoveringanzacs.naa.gov.au/browse/person/72196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032975" calcext:value-type="float">
            <text:p>303297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ndrews, Walter James Tristrail </text:p>
          </table:table-cell>
          <table:table-cell office:value-type="float" office:value="2228" calcext:value-type="float">
            <text:p>2228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13567" xlink:type="simple">https://www.awm.gov.au/collection/R1713567</text:a></text:p>
          </table:table-cell>
          <table:table-cell office:value-type="string" calcext:value-type="string">
            <text:p>Albert Communal Cemetery Extension, Albert, Picardie, France</text:p>
          </table:table-cell>
          <table:table-cell office:value-type="string" calcext:value-type="string">
            <text:p><text:a xlink:href="https://www.cwgc.org/find-war-dead/casualty/2001360/andrew,-walter-james-tristail/" xlink:type="simple">https://www.cwgc.org/find-war-dead/casualty/2001360/andrew,-walter-james-tristail/</text:a></text:p>
          </table:table-cell>
          <table:table-cell/>
          <table:table-cell office:value-type="string" calcext:value-type="string">
            <text:p>4<text:span text:style-name="T1">th</text:span> Rein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72291" xlink:type="simple">https://discoveringanzacs.naa.gov.au/browse/person/72291</text:a>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033079" calcext:value-type="float">
            <text:p>303307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rmstrong, Harry </text:p>
          </table:table-cell>
          <table:table-cell office:value-type="float" office:value="1042" calcext:value-type="float">
            <text:p>1042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26571" xlink:type="simple">https://www.awm.gov.au/collection/R172657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566/armstrong,-harry/" xlink:type="simple">https://www.cwgc.org/find-war-dead/casualty/1457566/armstrong,-harry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74112" xlink:type="simple">https://discoveringanzacs.naa.gov.au/browse/person/74112</text:a></text:p>
          </table:table-cell>
          <table:table-cell office:value-type="string" calcext:value-type="string">
            <text:p>West Tamar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035508" calcext:value-type="float">
            <text:p>30355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xton, Albert </text:p>
          </table:table-cell>
          <table:table-cell office:value-type="float" office:value="1779" calcext:value-type="float">
            <text:p>1779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32572" xlink:type="simple">https://www.awm.gov.au/collection/R173257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650/axton,-albert/" xlink:type="simple">https://www.cwgc.org/find-war-dead/casualty/1457650/axton,-albert/</text:a></text:p>
          </table:table-cell>
          <table:table-cell/>
          <table:table-cell office:value-type="string" calcext:value-type="string">
            <text:p>2<text:span text:style-name="T1">nd</text:span> Reif 26th Bn</text:p>
          </table:table-cell>
          <table:table-cell/>
          <table:table-cell office:value-type="string" calcext:value-type="string">
            <text:p><text:a xlink:href="https://discoveringanzacs.naa.gov.au/browse/person/76789" xlink:type="simple">https://discoveringanzacs.naa.gov.au/browse/person/76789</text:a></text:p>
          </table:table-cell>
          <table:table-cell office:value-type="string" calcext:value-type="string">
            <text:p>Evandale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042159" calcext:value-type="float">
            <text:p>3042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ker, Benjamin George </text:p>
          </table:table-cell>
          <table:table-cell office:value-type="float" office:value="477" calcext:value-type="float">
            <text:p>47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29976" xlink:type="simple">https://www.awm.gov.au/collection/R1729976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696/baker,-benjamin-george/" xlink:type="simple">https://www.cwgc.org/find-war-dead/casualty/1457696/baker,-benjamin-george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63299" xlink:type="simple">https://discoveringanzacs.naa.gov.au/browse/person/63299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009331" calcext:value-type="float">
            <text:p>300933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ker, Percy Wadman </text:p>
          </table:table-cell>
          <table:table-cell office:value-type="float" office:value="1717" calcext:value-type="float">
            <text:p>171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29365" xlink:type="simple">https://www.awm.gov.au/collection/R172936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701/baker,-percy-wadman/" xlink:type="simple">https://www.cwgc.org/find-war-dead/casualty/1457701/baker,-percy-wadman/</text:a></text:p>
          </table:table-cell>
          <table:table-cell/>
          <table:table-cell office:value-type="string" calcext:value-type="string">
            <text:p>2<text:span text:style-name="T1">nd</text:span> Reif 26th Bn</text:p>
          </table:table-cell>
          <table:table-cell/>
          <table:table-cell office:value-type="string" calcext:value-type="string">
            <text:p><text:a xlink:href="https://discoveringanzacs.naa.gov.au/browse/person/79154" xlink:type="simple">https://discoveringanzacs.naa.gov.au/browse/person/79154</text:a></text:p>
          </table:table-cell>
          <table:table-cell office:value-type="string" calcext:value-type="string">
            <text:p>Byron Bay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009944" calcext:value-type="float">
            <text:p>300994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anfield, Henry Charles </text:p>
          </table:table-cell>
          <table:table-cell office:value-type="float" office:value="1046" calcext:value-type="float">
            <text:p>104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2982" xlink:type="simple">https://www.awm.gov.au/collection/R163298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744/banfield,-henry-charles/" xlink:type="simple">https://www.cwgc.org/find-war-dead/casualty/1457744/banfield,-henry-charles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79154" xlink:type="simple">https://discoveringanzacs.naa.gov.au/browse/person/79154</text:a></text:p>
          </table:table-cell>
          <table:table-cell office:value-type="string" calcext:value-type="string">
            <text:p>Ulverstone</text:p>
          </table:table-cell>
          <table:table-cell office:value-type="string" calcext:value-type="string">
            <text:p>TAS</text:p>
          </table:table-cell>
          <table:table-cell table:number-columns-repeated="5"/>
          <table:table-cell table:style-name="ce31" office:value-type="float" office:value="4710013" calcext:value-type="float">
            <text:p>471001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tten, Thomas Henry Bossence </text:p>
          </table:table-cell>
          <table:table-cell office:value-type="float" office:value="1718" calcext:value-type="float">
            <text:p>171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9543" xlink:type="simple">https://www.awm.gov.au/collection/R163954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865/batten,-thomas-henry-bossence/" xlink:type="simple">https://www.cwgc.org/find-war-dead/casualty/1457865/batten,-thomas-henry-bossence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83396" xlink:type="simple">https://discoveringanzacs.naa.gov.au/browse/person/83396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057585" calcext:value-type="float">
            <text:p>305758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ell, John Henry Edward </text:p>
          </table:table-cell>
          <table:table-cell office:value-type="float" office:value="2196" calcext:value-type="float">
            <text:p>2196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8625" xlink:type="simple">https://www.awm.gov.au/collection/R164862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957/bell,-john-henry-edward/" xlink:type="simple">https://www.cwgc.org/find-war-dead/casualty/1457957/bell,-john-henry-edward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 office:value-type="string" calcext:value-type="string">
            <text:p><text:a xlink:href="https://s3-ap-southeast-2.amazonaws.com/awm-media/collection/RCDIG1037384/document/5625052.PDF" xlink:type="simple">https://s3-ap-southeast-2.amazonaws.com/awm-media/collection/RCDIG1037384/document/5625052.PDF</text:a></text:p>
          </table:table-cell>
          <table:table-cell office:value-type="string" calcext:value-type="string">
            <text:p><text:a xlink:href="https://discoveringanzacs.naa.gov.au/browse/person/62857" xlink:type="simple">https://discoveringanzacs.naa.gov.au/browse/person/62857</text:a>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NSW</text:p>
          </table:table-cell>
          <table:table-cell table:number-columns-repeated="5"/>
          <table:table-cell table:style-name="ce32" office:value-type="float" office:value="3008839" calcext:value-type="float">
            <text:p>300883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ell, John Richard </text:p>
          </table:table-cell>
          <table:table-cell office:value-type="float" office:value="4377" calcext:value-type="float">
            <text:p>4377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48404" xlink:type="simple">https://www.awm.gov.au/collection/R164840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958/bell,-john-richard/" xlink:type="simple">https://www.cwgc.org/find-war-dead/casualty/1457958/bell,-john-richard/</text:a></text:p>
          </table:table-cell>
          <table:table-cell/>
          <table:table-cell office:value-type="string" calcext:value-type="string">
            <text:p>11<text:span text:style-name="T1">th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62875" xlink:type="simple">https://discoveringanzacs.naa.gov.au/browse/person/62875</text:a></text:p>
          </table:table-cell>
          <table:table-cell office:value-type="string" calcext:value-type="string">
            <text:p>Riley's Hill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008839" calcext:value-type="float">
            <text:p>300883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ell, Ronald </text:p>
          </table:table-cell>
          <table:table-cell office:value-type="float" office:value="269" calcext:value-type="float">
            <text:p>26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8832" xlink:type="simple">https://www.awm.gov.au/collection/R164883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963/bell,-ronald/" xlink:type="simple">https://www.cwgc.org/find-war-dead/casualty/1457963/bell,-ronald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63036" xlink:type="simple">https://discoveringanzacs.naa.gov.au/browse/person/63036</text:a></text:p>
          </table:table-cell>
          <table:table-cell office:value-type="string" calcext:value-type="string">
            <text:p>Biggenden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009034" calcext:value-type="float">
            <text:p>3009034</text:p>
          </table:table-cell>
          <table:table-cell office:value-type="string" calcext:value-type="string">
            <text:p>17 Sec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lack, John Victor </text:p>
          </table:table-cell>
          <table:table-cell office:value-type="float" office:value="244" calcext:value-type="float">
            <text:p>244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54874" xlink:type="simple">https://www.awm.gov.au/collection/R1654874</text:a></text:p>
          </table:table-cell>
          <table:table-cell office:value-type="string" calcext:value-type="string">
            <text:p>Courcelette British Cemetery, Picardie, France</text:p>
          </table:table-cell>
          <table:table-cell table:style-name="ce30" office:value-type="string" calcext:value-type="string">
            <text:p><text:a xlink:href="https://www.cwgc.org/find-war-dead/casualty/195759/black,-john-victor/" xlink:type="simple">https://www.cwgc.org/find-war-dead/casualty/195759/black,-john-victor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90821" xlink:type="simple">https://discoveringanzacs.naa.gov.au/browse/person/90821</text:a></text:p>
          </table:table-cell>
          <table:table-cell office:value-type="string" calcext:value-type="string">
            <text:p>Goomburra</text:p>
          </table:table-cell>
          <table:table-cell office:value-type="string" calcext:value-type="string">
            <text:p>QLD</text:p>
          </table:table-cell>
          <table:table-cell/>
          <table:table-cell office:value-type="string" calcext:value-type="string">
            <text:p><text:a xlink:href="https://www.pressreader.com/australia/warwick-daily-news/20141108/281522224372192" xlink:type="simple">https://www.pressreader.com/australia/warwick-daily-news/20141108/281522224372192</text:a></text:p>
          </table:table-cell>
          <table:table-cell table:number-columns-repeated="3"/>
          <table:table-cell office:value-type="float" office:value="3087656" calcext:value-type="float">
            <text:p>308765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ounds, John Cecil </text:p>
          </table:table-cell>
          <table:table-cell office:value-type="float" office:value="1784" calcext:value-type="float">
            <text:p>1784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3"/>
          <table:table-cell office:value-type="string" calcext:value-type="string">
            <text:p><text:a xlink:href="https://www.awm.gov.au/collection/R1662633" xlink:type="simple">https://www.awm.gov.au/collection/R166263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249/bounds,-john-cecil/" xlink:type="simple">https://www.cwgc.org/find-war-dead/casualty/1458249/bounds,-john-cecil/</text:a></text:p>
          </table:table-cell>
          <table:table-cell/>
          <table:table-cell office:value-type="string" calcext:value-type="string">
            <text:p>2<text:span text:style-name="T1">nd</text:span> Reif 26th Bn</text:p>
          </table:table-cell>
          <table:table-cell/>
          <table:table-cell office:value-type="string" calcext:value-type="string">
            <text:p><text:a xlink:href="https://discoveringanzacs.naa.gov.au/browse/person/95170" xlink:type="simple">https://discoveringanzacs.naa.gov.au/browse/person/95170</text:a></text:p>
          </table:table-cell>
          <table:table-cell office:value-type="string" calcext:value-type="string">
            <text:p>Meander,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100658" calcext:value-type="float">
            <text:p>310065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eward, William </text:p>
          </table:table-cell>
          <table:table-cell office:value-type="float" office:value="2015" calcext:value-type="float">
            <text:p>201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6917" xlink:type="simple">https://www.awm.gov.au/collection/R1666917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5776/breward,-william/" xlink:type="simple">https://www.cwgc.org/find-war-dead/casualty/195776/breward,-william/</text:a></text:p>
          </table:table-cell>
          <table:table-cell office:value-type="string" calcext:value-type="string">
            <text:p>57D.R30</text:p>
          </table:table-cell>
          <table:table-cell office:value-type="string" calcext:value-type="string">
            <text:p>3<text:span text:style-name="T1">r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99573" xlink:type="simple">https://discoveringanzacs.naa.gov.au/browse/person/99573</text:a></text:p>
          </table:table-cell>
          <table:table-cell office:value-type="string" calcext:value-type="string">
            <text:p>Westbury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Bomber</text:p>
          </table:table-cell>
          <table:table-cell/>
          <table:table-cell office:value-type="float" office:value="3118004" calcext:value-type="float">
            <text:p>311800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ookes-Ball, Julian </text:p>
          </table:table-cell>
          <table:table-cell office:value-type="float" office:value="577" calcext:value-type="float">
            <text:p>57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80694" xlink:type="simple">https://www.awm.gov.au/collection/R168069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464/brookes-ball,-julian/" xlink:type="simple">https://www.cwgc.org/find-war-dead/casualty/1458464/brookes-ball,-julian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01706" xlink:type="simple">https://discoveringanzacs.naa.gov.au/browse/person/101706</text:a>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129890" calcext:value-type="float">
            <text:p>312989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own, Francis John </text:p>
          </table:table-cell>
          <table:table-cell office:value-type="float" office:value="11" calcext:value-type="float">
            <text:p>1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80023" xlink:type="simple">https://www.awm.gov.au/collection/R168002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489/brown,-francis-john/" xlink:type="simple">https://www.cwgc.org/find-war-dead/casualty/1458489/brown,-francis-john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5889" xlink:type="simple">https://discoveringanzacs.naa.gov.au/browse/person/5889</text:a></text:p>
          </table:table-cell>
          <table:table-cell office:value-type="string" calcext:value-type="string">
            <text:p>Esk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796172" calcext:value-type="float">
            <text:p>179617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own, Frank Grierson </text:p>
          </table:table-cell>
          <table:table-cell office:value-type="float" office:value="281" calcext:value-type="float">
            <text:p>281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79912" xlink:type="simple">https://www.awm.gov.au/collection/R167991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490/brown,-frank-grierson/" xlink:type="simple">https://www.cwgc.org/find-war-dead/casualty/1458490/brown,-frank-grierson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5913" xlink:type="simple">https://discoveringanzacs.naa.gov.au/browse/person/5913</text:a></text:p>
          </table:table-cell>
          <table:table-cell office:value-type="string" calcext:value-type="string">
            <text:p>Toowoomba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796228" calcext:value-type="float">
            <text:p>1796228</text:p>
          </table:table-cell>
          <table:table-cell office:value-type="string" calcext:value-type="string">
            <text:p>Brother in 25<text:span text:style-name="T1">th</text:span>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rown, Roy Edwin </text:p>
          </table:table-cell>
          <table:table-cell office:value-type="float" office:value="3622" calcext:value-type="float">
            <text:p>3622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77479" xlink:type="simple">https://www.awm.gov.au/collection/R167747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524/brown,-roy-edwin/" xlink:type="simple">https://www.cwgc.org/find-war-dead/casualty/1458524/brown,-roy-edwin/</text:a></text:p>
          </table:table-cell>
          <table:table-cell/>
          <table:table-cell office:value-type="string" calcext:value-type="string">
            <text:p>8<text:span text:style-name="T1">th</text:span> 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6959" xlink:type="simple">https://discoveringanzacs.naa.gov.au/browse/person/6959</text:a>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<text:span text:style-name="T5">Reif 30</text:span><text:span text:style-name="T6">th</text:span><text:span text:style-name="T5"> Jul</text:span></text:p>
          </table:table-cell>
          <table:table-cell/>
          <table:table-cell office:value-type="float" office:value="1801006" calcext:value-type="float">
            <text:p>1801006</text:p>
          </table:table-cell>
          <table:table-cell office:value-type="string" calcext:value-type="string">
            <text:p>letter ndl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rownjohn, Jack </text:p>
          </table:table-cell>
          <table:table-cell office:value-type="float" office:value="4545" calcext:value-type="float">
            <text:p>454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7853" xlink:type="simple">https://www.awm.gov.au/collection/R167785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547/brownjohn,-jack/" xlink:type="simple">https://www.cwgc.org/find-war-dead/casualty/1458547/brownjohn,-jack/</text:a></text:p>
          </table:table-cell>
          <table:table-cell/>
          <table:table-cell office:value-type="string" calcext:value-type="string">
            <text:p>11<text:span text:style-name="T1">th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102619" xlink:type="simple">https://discoveringanzacs.naa.gov.au/browse/person/102619</text:a></text:p>
          </table:table-cell>
          <table:table-cell office:value-type="string" calcext:value-type="string">
            <text:p>Atherton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132035" calcext:value-type="float">
            <text:p>313203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umby, Adrian Dan </text:p>
          </table:table-cell>
          <table:table-cell office:value-type="float" office:value="2001" calcext:value-type="float">
            <text:p>200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8891" xlink:type="simple">https://www.awm.gov.au/collection/R167889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561/brumby,-adrian-dan/" xlink:type="simple">https://www.cwgc.org/find-war-dead/casualty/1458561/brumby,-adrian-dan/</text:a></text:p>
          </table:table-cell>
          <table:table-cell/>
          <table:table-cell office:value-type="string" calcext:value-type="string">
            <text:p>3<text:span text:style-name="T1">rd</text:span> Reif 26th Bn</text:p>
          </table:table-cell>
          <table:table-cell/>
          <table:table-cell office:value-type="string" calcext:value-type="string">
            <text:p><text:a xlink:href="https://discoveringanzacs.naa.gov.au/browse/person/102964" xlink:type="simple">https://discoveringanzacs.naa.gov.au/browse/person/102964</text:a></text:p>
          </table:table-cell>
          <table:table-cell office:value-type="string" calcext:value-type="string">
            <text:p>Zeeha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132827" calcext:value-type="float">
            <text:p>313282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uchanan, Alexander </text:p>
          </table:table-cell>
          <table:table-cell office:value-type="float" office:value="1658" calcext:value-type="float">
            <text:p>1658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79199" xlink:type="simple">https://www.awm.gov.au/collection/R167919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582/buchanan,-alexander/" xlink:type="simple">https://www.cwgc.org/find-war-dead/casualty/1458582/buchanan,-alexander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103640" xlink:type="simple">https://discoveringanzacs.naa.gov.au/browse/person/103640</text:a></text:p>
          </table:table-cell>
          <table:table-cell office:value-type="string" calcext:value-type="string">
            <text:p>Byron Bay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MG</text:p>
          </table:table-cell>
          <table:table-cell/>
          <table:table-cell office:value-type="float" office:value="3134389" calcext:value-type="float">
            <text:p>313438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aless, Francis Burleigh </text:p>
          </table:table-cell>
          <table:table-cell office:value-type="string" calcext:value-type="string">
            <text:p>Lt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76559" xlink:type="simple">https://www.awm.gov.au/collection/R1676559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8306/caless,-francis-burleigh/" xlink:type="simple">https://www.cwgc.org/find-war-dead/casualty/608306/caless,-francis-burleigh/</text:a></text:p>
          </table:table-cell>
          <table:table-cell office:value-type="string" calcext:value-type="string">
            <text:p>57d.R34.d.7.6</text:p>
          </table:table-cell>
          <table:table-cell office:value-type="string" calcext:value-type="string">
            <text:p>3<text:span text:style-name="T1">rd</text:span> Reif 26<text:span text:style-name="T1">th</text:span> Bn</text:p>
          </table:table-cell>
          <table:table-cell office:value-type="string" calcext:value-type="string">
            <text:p><text:a xlink:href="https://s3-ap-southeast-2.amazonaws.com/awm-media/collection/RCDIG1034696/document/5534765.PDF" xlink:type="simple">https://s3-ap-southeast-2.amazonaws.com/awm-media/collection/RCDIG1034696/document/5534765.PDF</text:a></text:p>
          </table:table-cell>
          <table:table-cell office:value-type="string" calcext:value-type="string">
            <text:p><text:a xlink:href="https://discoveringanzacs.naa.gov.au/browse/person/110236" xlink:type="simple">https://discoveringanzacs.naa.gov.au/browse/person/110236</text:a></text:p>
          </table:table-cell>
          <table:table-cell office:value-type="string" calcext:value-type="string">
            <text:p>Ayr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://nla.gov.au/nla.news-article15682944" xlink:type="simple">http://nla.gov.au/nla.news-article15682944</text:a></text:p>
          </table:table-cell>
          <table:table-cell office:value-type="string" calcext:value-type="string">
            <text:p><text:a xlink:href="http://nla.gov.au/nla.news-article214827948" xlink:type="simple">http://nla.gov.au/nla.news-article214827948</text:a></text:p>
          </table:table-cell>
          <table:table-cell office:value-type="string" calcext:value-type="string">
            <text:p><text:a xlink:href="http://nla.gov.au/nla.news-article80377811" xlink:type="simple">http://nla.gov.au/nla.news-article80377811</text:a></text:p>
          </table:table-cell>
          <table:table-cell/>
          <table:table-cell office:value-type="string" calcext:value-type="string">
            <text:p><text:a xlink:href="https://trove.nla.gov.au/newspaper/article/60388454" xlink:type="simple">https://trove.nla.gov.au/newspaper/article/60388454</text:a></text:p>
          </table:table-cell>
          <table:table-cell office:value-type="float" office:value="3188631" calcext:value-type="float">
            <text:p>318863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ampbell, James </text:p>
          </table:table-cell>
          <table:table-cell office:value-type="float" office:value="1074" calcext:value-type="float">
            <text:p>1074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76018" xlink:type="simple">https://www.awm.gov.au/collection/R167601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8868/campbell,-james/" xlink:type="simple">https://www.cwgc.org/find-war-dead/casualty/1458868/campbell,-james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19441" xlink:type="simple">https://discoveringanzacs.naa.gov.au/browse/person/19441</text:a>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1541143" calcext:value-type="float">
            <text:p>15411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ristie, John Henry Reuben </text:p>
          </table:table-cell>
          <table:table-cell office:value-type="float" office:value="1226" calcext:value-type="float">
            <text:p>122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74718" xlink:type="simple">https://www.awm.gov.au/collection/R167471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118/christie,-john-henry-rupert/" xlink:type="simple">https://www.cwgc.org/find-war-dead/casualty/1459118/christie,-john-henry-rupert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119401" xlink:type="simple">https://discoveringanzacs.naa.gov.au/browse/person/119401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AKA John Henry Rupert Christie</text:p>
          </table:table-cell>
          <table:table-cell/>
          <table:table-cell office:value-type="float" office:value="3247679" calcext:value-type="float">
            <text:p>324767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urch, Ferdinand Cyril </text:p>
          </table:table-cell>
          <table:table-cell office:value-type="float" office:value="1795" calcext:value-type="float">
            <text:p>179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73634" xlink:type="simple">https://www.awm.gov.au/collection/R167363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126/church,-ferdinand-cyril/" xlink:type="simple">https://www.cwgc.org/find-war-dead/casualty/1459126/church,-ferdinand-cyril/</text:a></text:p>
          </table:table-cell>
          <table:table-cell/>
          <table:table-cell office:value-type="string" calcext:value-type="string">
            <text:p><text:span text:style-name="T2">2</text:span><text:span text:style-name="T3">nd</text:span><text:span text:style-name="T2"> Reif 26</text:span><text:span text:style-name="T3">th</text:span><text:span text:style-name="T2"> Bn</text:span></text:p>
          </table:table-cell>
          <table:table-cell/>
          <table:table-cell office:value-type="string" calcext:value-type="string">
            <text:p><text:a xlink:href="https://discoveringanzacs.naa.gov.au/browse/person/119576" xlink:type="simple">https://discoveringanzacs.naa.gov.au/browse/person/119576</text:a></text:p>
          </table:table-cell>
          <table:table-cell office:value-type="string" calcext:value-type="string">
            <text:p>Scotsdale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Bn 16 Pl</text:p>
          </table:table-cell>
          <table:table-cell/>
          <table:table-cell office:value-type="float" office:value="3248693" calcext:value-type="float">
            <text:p>324869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aver, George </text:p>
          </table:table-cell>
          <table:table-cell office:value-type="float" office:value="1059" calcext:value-type="float">
            <text:p>105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13171" xlink:type="simple">https://www.awm.gov.au/collection/R171317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203/cleaver,-george/" xlink:type="simple">https://www.cwgc.org/find-war-dead/casualty/1459203/cleaver,-george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120520" xlink:type="simple">https://discoveringanzacs.naa.gov.au/browse/person/120520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s://trove.nla.gov.au/newspaper/article/50889295" xlink:type="simple">https://trove.nla.gov.au/newspaper/article/50889295</text:a></text:p>
          </table:table-cell>
          <table:table-cell table:number-columns-repeated="4"/>
          <table:table-cell office:value-type="float" office:value="3253719" calcext:value-type="float">
            <text:p>32537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gg, Alfred Henry </text:p>
          </table:table-cell>
          <table:table-cell office:value-type="float" office:value="34" calcext:value-type="float">
            <text:p>3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12309" xlink:type="simple">https://www.awm.gov.au/collection/R171230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206/clegg,-alfred-henry/" xlink:type="simple">https://www.cwgc.org/find-war-dead/casualty/1459206/clegg,-alfred-henry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20564" xlink:type="simple">https://discoveringanzacs.naa.gov.au/browse/person/120564</text:a></text:p>
          </table:table-cell>
          <table:table-cell office:value-type="string" calcext:value-type="string">
            <text:p>Charters Towers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253977" calcext:value-type="float">
            <text:p>325397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lennett, Harold Guy </text:p>
          </table:table-cell>
          <table:table-cell office:value-type="float" office:value="2237" calcext:value-type="float">
            <text:p>2237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13435" xlink:type="simple">https://www.awm.gov.au/collection/R171343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209/clennett,-harold-guy/" xlink:type="simple">https://www.cwgc.org/find-war-dead/casualty/1459209/clennett,-harold-guy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120819" xlink:type="simple">https://discoveringanzacs.naa.gov.au/browse/person/120819</text:a></text:p>
          </table:table-cell>
          <table:table-cell office:value-type="string" calcext:value-type="string">
            <text:p>Port Esperance,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256429" calcext:value-type="float">
            <text:p>325642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llins, Hugh Joseph </text:p>
          </table:table-cell>
          <table:table-cell office:value-type="float" office:value="2114" calcext:value-type="float">
            <text:p>211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28502" xlink:type="simple">https://www.awm.gov.au/collection/R1728502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5829/collins,-hugh/" xlink:type="simple">https://www.cwgc.org/find-war-dead/casualty/195829/collins,-hugh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67114" xlink:type="simple">https://discoveringanzacs.naa.gov.au/browse/person/67114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014943" calcext:value-type="float">
            <text:p>301494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nnolly, Cedric Hilton </text:p>
          </table:table-cell>
          <table:table-cell office:value-type="float" office:value="38" calcext:value-type="float">
            <text:p>3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7859" xlink:type="simple">https://www.awm.gov.au/collection/R1727859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5831/connolly,-cedric-hilton/" xlink:type="simple">https://www.cwgc.org/find-war-dead/casualty/195831/connolly,-cedric-hilton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25175" xlink:type="simple">https://discoveringanzacs.naa.gov.au/browse/person/125175</text:a></text:p>
          </table:table-cell>
          <table:table-cell office:value-type="string" calcext:value-type="string">
            <text:p>Bingara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278341" calcext:value-type="float">
            <text:p>32783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ok, Harold Owen </text:p>
          </table:table-cell>
          <table:table-cell office:value-type="float" office:value="30" calcext:value-type="float">
            <text:p>30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9061" xlink:type="simple">https://www.awm.gov.au/collection/R1729061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8412/cook,-harold-owen/" xlink:type="simple">https://www.cwgc.org/find-war-dead/casualty/608412/cook,-harold-owen/</text:a></text:p>
          </table:table-cell>
          <table:table-cell office:value-type="string" calcext:value-type="string">
            <text:p>57d.R34.d.7.8</text:p>
          </table:table-cell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26121" xlink:type="simple">https://discoveringanzacs.naa.gov.au/browse/person/126121</text:a>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QLD</text:p>
          </table:table-cell>
          <table:table-cell table:number-columns-repeated="4"/>
          <table:table-cell office:value-type="string" calcext:value-type="string">
            <text:p><text:a xlink:href="http://nla.gov.au/nla.news-article23610245" xlink:type="simple">http://nla.gov.au/nla.news-article23610245</text:a></text:p>
          </table:table-cell>
          <table:table-cell office:value-type="float" office:value="3397694" calcext:value-type="float">
            <text:p>33976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orcoran, Thomas </text:p>
          </table:table-cell>
          <table:table-cell office:value-type="float" office:value="4389" calcext:value-type="float">
            <text:p>4389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28442" xlink:type="simple">https://www.awm.gov.au/collection/R172844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480/corcoran,-thomas/" xlink:type="simple">https://www.cwgc.org/find-war-dead/casualty/1459480/corcoran,-thomas/</text:a></text:p>
          </table:table-cell>
          <table:table-cell/>
          <table:table-cell office:value-type="string" calcext:value-type="string">
            <text:p>11th Reif 26th Bn</text:p>
          </table:table-cell>
          <table:table-cell/>
          <table:table-cell office:value-type="string" calcext:value-type="string">
            <text:p><text:a xlink:href="https://discoveringanzacs.naa.gov.au/browse/person/128220" xlink:type="simple">https://discoveringanzacs.naa.gov.au/browse/person/128220</text:a></text:p>
          </table:table-cell>
          <table:table-cell office:value-type="string" calcext:value-type="string">
            <text:p>Longreach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420556" calcext:value-type="float">
            <text:p>34205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, John </text:p>
          </table:table-cell>
          <table:table-cell office:value-type="float" office:value="4383" calcext:value-type="float">
            <text:p>4383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25939" xlink:type="simple">https://www.awm.gov.au/collection/R1725939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8462/cross,-john/" xlink:type="simple">https://www.cwgc.org/find-war-dead/casualty/608462/cross,-john/</text:a></text:p>
          </table:table-cell>
          <table:table-cell office:value-type="string" calcext:value-type="string">
            <text:p>57d.R34.a.4.1</text:p>
          </table:table-cell>
          <table:table-cell office:value-type="string" calcext:value-type="string">
            <text:p>11th Reif 26th Bn</text:p>
          </table:table-cell>
          <table:table-cell/>
          <table:table-cell office:value-type="string" calcext:value-type="string">
            <text:p><text:a xlink:href="https://discoveringanzacs.naa.gov.au/browse/person/137167" xlink:type="simple">https://discoveringanzacs.naa.gov.au/browse/person/137167</text:a></text:p>
          </table:table-cell>
          <table:table-cell office:value-type="string" calcext:value-type="string">
            <text:p>Kingaroy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on same sheet as 3147 Turner, 1740 Kellaway 952 Simmons 4385 Cross</text:p>
          </table:table-cell>
          <table:table-cell/>
          <table:table-cell office:value-type="float" office:value="3468999" calcext:value-type="float">
            <text:p>346899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avidson, Eric Russell </text:p>
          </table:table-cell>
          <table:table-cell office:value-type="float" office:value="1666" calcext:value-type="float">
            <text:p>1666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6077" xlink:type="simple">https://www.awm.gov.au/collection/R1726077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8490/davidson,-eric-russell/" xlink:type="simple">https://www.cwgc.org/find-war-dead/casualty/608490/davidson,-eric-russell/</text:a></text:p>
          </table:table-cell>
          <table:table-cell office:value-type="string" calcext:value-type="string">
            <text:p>57d.R34.c.8.5</text:p>
          </table:table-cell>
          <table:table-cell office:value-type="string" calcext:value-type="string">
            <text:p>2<text:span text:style-name="T1">nd</text:span> Rein 26th Bn</text:p>
          </table:table-cell>
          <table:table-cell/>
          <table:table-cell office:value-type="string" calcext:value-type="string">
            <text:p><text:a xlink:href="https://discoveringanzacs.naa.gov.au/browse/person/142788" xlink:type="simple">https://discoveringanzacs.naa.gov.au/browse/person/142788</text:a></text:p>
          </table:table-cell>
          <table:table-cell office:value-type="string" calcext:value-type="string">
            <text:p>Indooroopilly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490498" calcext:value-type="float">
            <text:p>34904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vidson, William Patrick </text:p>
          </table:table-cell>
          <table:table-cell office:value-type="float" office:value="48" calcext:value-type="float">
            <text:p>4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6977" xlink:type="simple">https://www.awm.gov.au/collection/R172697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805/davidson,-william-patrick/" xlink:type="simple">https://www.cwgc.org/find-war-dead/casualty/1459805/davidson,-william-patrick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43101" xlink:type="simple">https://discoveringanzacs.naa.gov.au/browse/person/143101</text:a></text:p>
          </table:table-cell>
          <table:table-cell office:value-type="string" calcext:value-type="string">
            <text:p>Deepwater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491676" calcext:value-type="float">
            <text:p>349167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vies, Thomas </text:p>
          </table:table-cell>
          <table:table-cell office:value-type="float" office:value="4396" calcext:value-type="float">
            <text:p>439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27469" xlink:type="simple">https://www.awm.gov.au/collection/R172746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9824/davies,-thomas/" xlink:type="simple">https://www.cwgc.org/find-war-dead/casualty/1459824/davies,-thomas/</text:a></text:p>
          </table:table-cell>
          <table:table-cell/>
          <table:table-cell office:value-type="string" calcext:value-type="string">
            <text:p>11th Reif 26th Bn</text:p>
          </table:table-cell>
          <table:table-cell/>
          <table:table-cell office:value-type="string" calcext:value-type="string">
            <text:p><text:a xlink:href="https://discoveringanzacs.naa.gov.au/browse/person/21800" xlink:type="simple">https://discoveringanzacs.naa.gov.au/browse/person/21800</text:a></text:p>
          </table:table-cell>
          <table:table-cell office:value-type="string" calcext:value-type="string">
            <text:p>Isisford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902414" calcext:value-type="float">
            <text:p>190241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 Boynton, William </text:p>
          </table:table-cell>
          <table:table-cell office:value-type="float" office:value="476" calcext:value-type="float">
            <text:p>47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27132" xlink:type="simple">https://www.awm.gov.au/collection/R1727132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5873/de-boynton,-william/" xlink:type="simple">https://www.cwgc.org/find-war-dead/casualty/195873/de-boynton,-william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144767" xlink:type="simple">https://discoveringanzacs.naa.gov.au/browse/person/144767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495997" calcext:value-type="float">
            <text:p>349599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noghue, Percy Daniel </text:p>
          </table:table-cell>
          <table:table-cell office:value-type="float" office:value="3571" calcext:value-type="float">
            <text:p>3571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25123" xlink:type="simple">https://www.awm.gov.au/collection/R172512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041/donoghue,-percy-daniel/" xlink:type="simple">https://www.cwgc.org/find-war-dead/casualty/1460041/donoghue,-percy-daniel/</text:a></text:p>
          </table:table-cell>
          <table:table-cell/>
          <table:table-cell office:value-type="string" calcext:value-type="string">
            <text:p>7<text:span text:style-name="T1">th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150419" xlink:type="simple">https://discoveringanzacs.naa.gov.au/browse/person/150419</text:a></text:p>
          </table:table-cell>
          <table:table-cell office:value-type="string" calcext:value-type="string">
            <text:p>Coraki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3514633" calcext:value-type="float">
            <text:p>351463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oyle, Thomas Francis </text:p>
          </table:table-cell>
          <table:table-cell office:value-type="float" office:value="4397" calcext:value-type="float">
            <text:p>4397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25002" xlink:type="simple">https://www.awm.gov.au/collection/R1725002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8553/doyle,-thomas-francis/" xlink:type="simple">https://www.cwgc.org/find-war-dead/casualty/608553/doyle,-thomas-francis/</text:a></text:p>
          </table:table-cell>
          <table:table-cell office:value-type="string" calcext:value-type="string">
            <text:p>57d.R34.c.8.5</text:p>
          </table:table-cell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152717" xlink:type="simple">https://discoveringanzacs.naa.gov.au/browse/person/152717</text:a></text:p>
          </table:table-cell>
          <table:table-cell office:value-type="string" calcext:value-type="string">
            <text:p>Toowoomba</text:p>
          </table:table-cell>
          <table:table-cell office:value-type="string" calcext:value-type="string">
            <text:p>QLD</text:p>
          </table:table-cell>
          <table:table-cell table:number-columns-repeated="5"/>
          <table:table-cell table:style-name="ce31" office:value-type="float" office:value="3521080" calcext:value-type="float">
            <text:p>352108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uffy, Ormond Clarence </text:p>
          </table:table-cell>
          <table:table-cell office:value-type="float" office:value="3645" calcext:value-type="float">
            <text:p>364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24442" xlink:type="simple">https://www.awm.gov.au/collection/R172444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143/duffy,-ormond-clarence/" xlink:type="simple">https://www.cwgc.org/find-war-dead/casualty/1460143/duffy,-ormond-clarence/</text:a></text:p>
          </table:table-cell>
          <table:table-cell/>
          <table:table-cell office:value-type="string" calcext:value-type="string">
            <text:p>8<text:span text:style-name="T1">th</text:span> Reif 26<text:span text:style-name="T1">th</text:span> Bn  </text:p>
          </table:table-cell>
          <table:table-cell/>
          <table:table-cell office:value-type="string" calcext:value-type="string">
            <text:p><text:a xlink:href="https://discoveringanzacs.naa.gov.au/browse/person/154207" xlink:type="simple">https://discoveringanzacs.naa.gov.au/browse/person/154207</text:a></text:p>
          </table:table-cell>
          <table:table-cell office:value-type="string" calcext:value-type="string">
            <text:p>Tea Tree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<text:s/>Tasmanian</text:p>
          </table:table-cell>
          <table:table-cell/>
          <table:table-cell office:value-type="float" office:value="1574548" calcext:value-type="float">
            <text:p>1574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wyer, John </text:p>
          </table:table-cell>
          <table:table-cell office:value-type="float" office:value="300" calcext:value-type="float">
            <text:p>30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23719" xlink:type="simple">https://www.awm.gov.au/collection/R1723719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8576/dwyer,-/" xlink:type="simple">https://www.cwgc.org/find-war-dead/casualty/608576/dwyer,-/</text:a></text:p>
          </table:table-cell>
          <table:table-cell office:value-type="string" calcext:value-type="string">
            <text:p>57D.X4.c45.05</text:p>
          </table:table-cell>
          <table:table-cell table:style-name="Default"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156538" xlink:type="simple">https://discoveringanzacs.naa.gov.au/browse/person/156538</text:a>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Dwyer, J</text:p>
          </table:table-cell>
          <table:table-cell/>
          <table:table-cell table:style-name="ce32" office:value-type="float" office:value="3530551" calcext:value-type="float">
            <text:p>353055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wyer, William John </text:p>
          </table:table-cell>
          <table:table-cell office:value-type="float" office:value="4569" calcext:value-type="float">
            <text:p>4569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23731" xlink:type="simple">https://www.awm.gov.au/collection/R172373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217/dwyer,-william-john/" xlink:type="simple">https://www.cwgc.org/find-war-dead/casualty/1460217/dwyer,-william-john/</text:a></text:p>
          </table:table-cell>
          <table:table-cell/>
          <table:table-cell office:value-type="string" calcext:value-type="string">
            <text:p>11th Reif 26th Bn </text:p>
          </table:table-cell>
          <table:table-cell/>
          <table:table-cell office:value-type="string" calcext:value-type="string">
            <text:p><text:a xlink:href="https://discoveringanzacs.naa.gov.au/browse/person/156675" xlink:type="simple">https://discoveringanzacs.naa.gov.au/browse/person/156675</text:a></text:p>
          </table:table-cell>
          <table:table-cell office:value-type="string" calcext:value-type="string">
            <text:p>Charters Towers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<text:span text:style-name="T7">Townsvillev </text:span><text:span text:style-name="T8">×</text:span></text:p>
          </table:table-cell>
          <table:table-cell/>
          <table:table-cell table:style-name="ce33" office:value-type="float" office:value="3530860" calcext:value-type="float">
            <text:p>35308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mmerton, David Samuel </text:p>
          </table:table-cell>
          <table:table-cell office:value-type="float" office:value="1800" calcext:value-type="float">
            <text:p>180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22629" xlink:type="simple">https://www.awm.gov.au/collection/R172262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374/emmerton,-david-samuel/" xlink:type="simple">https://www.cwgc.org/find-war-dead/casualty/1460374/emmerton,-david-samuel/</text:a></text:p>
          </table:table-cell>
          <table:table-cell/>
          <table:table-cell office:value-type="string" calcext:value-type="string">
            <text:p>2<text:span text:style-name="T1">nd</text:span> Reif 26th Bn </text:p>
          </table:table-cell>
          <table:table-cell/>
          <table:table-cell office:value-type="string" calcext:value-type="string">
            <text:p><text:a xlink:href="https://discoveringanzacs.naa.gov.au/browse/person/160996" xlink:type="simple">https://discoveringanzacs.naa.gov.au/browse/person/160996</text:a></text:p>
          </table:table-cell>
          <table:table-cell office:value-type="string" calcext:value-type="string">
            <text:p>Stanley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Tasmanian-Stanley</text:p>
          </table:table-cell>
          <table:table-cell/>
          <table:table-cell office:value-type="float" office:value="1624447" calcext:value-type="float">
            <text:p>16244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vans, Joseph Owen </text:p>
          </table:table-cell>
          <table:table-cell office:value-type="float" office:value="311" calcext:value-type="float">
            <text:p>311</text:p>
          </table:table-cell>
          <table:table-cell table:style-name="ce20" office:value-type="date" office:date-value="1916-08-03" calcext:value-type="date">
            <text:p>03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723522" xlink:type="simple">https://www.awm.gov.au/collection/R1723522</text:a></text:p>
          </table:table-cell>
          <table:table-cell office:value-type="string" calcext:value-type="string">
            <text:p>Pozieres British Cemetery Ovillers-La Boisselle, Pozieres, Picardie, France</text:p>
          </table:table-cell>
          <table:table-cell office:value-type="string" calcext:value-type="string">
            <text:p><text:a xlink:href="https://www.cwgc.org/find-war-dead/casualty/588826/evans,-joseph-owen/" xlink:type="simple">https://www.cwgc.org/find-war-dead/casualty/588826/evans,-joseph-owen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24851" xlink:type="simple">https://discoveringanzacs.naa.gov.au/browse/person/24851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909922" calcext:value-type="float">
            <text:p>19099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Eyles, Arthur Stanley </text:p>
          </table:table-cell>
          <table:table-cell office:value-type="float" office:value="867" calcext:value-type="float">
            <text:p>86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23326" xlink:type="simple">https://www.awm.gov.au/collection/R1723326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432/eyles,-arthur-stanley/" xlink:type="simple">https://www.cwgc.org/find-war-dead/casualty/1460432/eyles,-arthur-stanley/</text:a></text:p>
          </table:table-cell>
          <table:table-cell/>
          <table:table-cell table:style-name="Default" office:value-type="string" calcext:value-type="string">
            <text:p>Original C</text:p>
          </table:table-cell>
          <table:table-cell/>
          <table:table-cell office:value-type="string" calcext:value-type="string">
            <text:p><text:a xlink:href="https://discoveringanzacs.naa.gov.au/browse/person/162241" xlink:type="simple">https://discoveringanzacs.naa.gov.au/browse/person/162241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<text:span text:style-name="T7">Tasmanian   </text:span><text:span text:style-name="T8">×</text:span></text:p>
          </table:table-cell>
          <table:table-cell/>
          <table:table-cell office:value-type="float" office:value="1625460" calcext:value-type="float">
            <text:p>16254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arrelly, James Patrick </text:p>
          </table:table-cell>
          <table:table-cell office:value-type="float" office:value="4548" calcext:value-type="float">
            <text:p>4548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732447" xlink:type="simple">https://www.awm.gov.au/collection/R173244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473/farrelly,-james-patrick/" xlink:type="simple">https://www.cwgc.org/find-war-dead/casualty/1460473/farrelly,-james-patrick/</text:a></text:p>
          </table:table-cell>
          <table:table-cell/>
          <table:table-cell office:value-type="string" calcext:value-type="string">
            <text:p>11<text:span text:style-name="T1">th</text:span> Reif 26th Bn,</text:p>
          </table:table-cell>
          <table:table-cell office:value-type="string" calcext:value-type="string">
            <text:p><text:a xlink:href="https://s3-ap-southeast-2.amazonaws.com/awm-media/collection/RCDIG1062122/document/5650001.PDF" xlink:type="simple">https://s3-ap-southeast-2.amazonaws.com/awm-media/collection/RCDIG1062122/document/5650001.PDF</text:a></text:p>
          </table:table-cell>
          <table:table-cell office:value-type="string" calcext:value-type="string">
            <text:p><text:a xlink:href="https://discoveringanzacs.naa.gov.au/browse/person/163786" xlink:type="simple">https://discoveringanzacs.naa.gov.au/browse/person/163786</text:a></text:p>
          </table:table-cell>
          <table:table-cell office:value-type="string" calcext:value-type="string">
            <text:p>Herberton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<text:s/>signed up with 4578 Lamley</text:p>
          </table:table-cell>
          <table:table-cell/>
          <table:table-cell table:style-name="ce31" office:value-type="float" office:value="3549310" calcext:value-type="float">
            <text:p>354931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inch, Harry </text:p>
          </table:table-cell>
          <table:table-cell office:value-type="float" office:value="513" calcext:value-type="float">
            <text:p>513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732721" xlink:type="simple">https://www.awm.gov.au/collection/R173272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535/finch,-harry/" xlink:type="simple">https://www.cwgc.org/find-war-dead/casualty/1460535/finch,-harry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67101" xlink:type="simple">https://discoveringanzacs.naa.gov.au/browse/person/167101</text:a></text:p>
          </table:table-cell>
          <table:table-cell office:value-type="string" calcext:value-type="string">
            <text:p>Goondiwindi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3902065" calcext:value-type="float">
            <text:p>390206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Fletcher, George Herbert </text:p>
          </table:table-cell>
          <table:table-cell office:value-type="float" office:value="876" calcext:value-type="float">
            <text:p>87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33168" xlink:type="simple">https://www.awm.gov.au/collection/R173316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0621/fletcher,-george-herbert/" xlink:type="simple">https://www.cwgc.org/find-war-dead/casualty/1460621/fletcher,-george-herbert/</text:a></text:p>
          </table:table-cell>
          <table:table-cell/>
          <table:table-cell office:value-type="string" calcext:value-type="string">
            <text:p>Original C</text:p>
          </table:table-cell>
          <table:table-cell/>
          <table:table-cell office:value-type="string" calcext:value-type="string">
            <text:p><text:a xlink:href="https://discoveringanzacs.naa.gov.au/browse/person/179232" xlink:type="simple">https://discoveringanzacs.naa.gov.au/browse/person/179232</text:a></text:p>
          </table:table-cell>
          <table:table-cell office:value-type="string" calcext:value-type="string">
            <text:p>Evandale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4039060" calcext:value-type="float">
            <text:p>403906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ellie, Mervyn </text:p>
          </table:table-cell>
          <table:table-cell office:value-type="float" office:value="883" calcext:value-type="float">
            <text:p>883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30842" xlink:type="simple">https://www.awm.gov.au/collection/R173084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006/gellie,-mervyn/" xlink:type="simple">https://www.cwgc.org/find-war-dead/casualty/1461006/gellie,-mervyn/</text:a></text:p>
          </table:table-cell>
          <table:table-cell/>
          <table:table-cell table:style-name="Default" office:value-type="string" calcext:value-type="string">
            <text:p>Original C</text:p>
          </table:table-cell>
          <table:table-cell/>
          <table:table-cell office:value-type="string" calcext:value-type="string">
            <text:p><text:a xlink:href="https://discoveringanzacs.naa.gov.au/browse/person/176020" xlink:type="simple">https://discoveringanzacs.naa.gov.au/browse/person/176020</text:a>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151952696" xlink:type="simple">http://nla.gov.au/nla.news-article151952696</text:a></text:p>
          </table:table-cell>
          <table:table-cell table:number-columns-repeated="2"/>
          <table:table-cell office:value-type="string" calcext:value-type="string">
            <text:p>Brother Harold 884</text:p>
          </table:table-cell>
          <table:table-cell/>
          <table:table-cell office:value-type="float" office:value="4028622" calcext:value-type="float">
            <text:p>402862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ibbons, Frederick John </text:p>
          </table:table-cell>
          <table:table-cell office:value-type="float" office:value="2249" calcext:value-type="float">
            <text:p>224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731535" xlink:type="simple">https://www.awm.gov.au/collection/R173153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028/gibbons,-frederick-john/" xlink:type="simple">https://www.cwgc.org/find-war-dead/casualty/1461028/gibbons,-frederick-john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180267" xlink:type="simple">https://discoveringanzacs.naa.gov.au/browse/person/180267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4171492" calcext:value-type="float">
            <text:p>417149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raham, David John </text:p>
          </table:table-cell>
          <table:table-cell office:value-type="float" office:value="2123" calcext:value-type="float">
            <text:p>2123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729299" xlink:type="simple">https://www.awm.gov.au/collection/R172929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table:style-name="Default" office:value-type="string" calcext:value-type="string">
            <text:p><text:a xlink:href="https://www.cwgc.org/find-war-dead/casualty/1461245/graham,-david-john/" xlink:type="simple">https://www.cwgc.org/find-war-dead/casualty/1461245/graham,-david-john/</text:a></text:p>
          </table:table-cell>
          <table:table-cell/>
          <table:table-cell table:style-name="Default" office:value-type="string" calcext:value-type="string">
            <text:p>4<text:span text:style-name="T1">th</text:span> Rein 26th Bn</text:p>
          </table:table-cell>
          <table:table-cell office:value-type="string" calcext:value-type="string">
            <text:p><text:span text:style-name="T2"><text:a xlink:href="https://s3-ap-southeast-2.amazonaws.com/awm-media/collection/RCDIG1039740/document/5627410.PDF" xlink:type="simple">https://s3-ap-southeast-2.amazonaws.com/awm-media/collection/RCDIG1039740/document/5627410.PDF</text:a></text:span></text:p>
          </table:table-cell>
          <table:table-cell office:value-type="string" calcext:value-type="string">
            <text:p><text:a xlink:href="https://discoveringanzacs.naa.gov.au/browse/person/189419" xlink:type="simple">https://discoveringanzacs.naa.gov.au/browse/person/189419</text:a></text:p>
          </table:table-cell>
          <table:table-cell office:value-type="string" calcext:value-type="string">
            <text:p>Warra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4669259" calcext:value-type="float">
            <text:p>466925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rainer, Darcy Allan </text:p>
          </table:table-cell>
          <table:table-cell office:value-type="float" office:value="4414" calcext:value-type="float">
            <text:p>441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2672" xlink:type="simple">https://www.awm.gov.au/collection/R163267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266/grainer,-darcy-allan/" xlink:type="simple">https://www.cwgc.org/find-war-dead/casualty/1461266/grainer,-darcy-allan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189813" xlink:type="simple">https://discoveringanzacs.naa.gov.au/browse/person/189813</text:a></text:p>
          </table:table-cell>
          <table:table-cell office:value-type="string" calcext:value-type="string">
            <text:p>Thornborough</text:p>
          </table:table-cell>
          <table:table-cell office:value-type="string" calcext:value-type="string">
            <text:p>QLD</text:p>
          </table:table-cell>
          <table:table-cell table:number-columns-repeated="5"/>
          <table:table-cell table:style-name="ce31" office:value-type="float" office:value="4669657" calcext:value-type="float">
            <text:p>46696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ant, George Lewis </text:p>
          </table:table-cell>
          <table:table-cell office:value-type="float" office:value="1093" calcext:value-type="float">
            <text:p>1093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3908" xlink:type="simple">https://www.awm.gov.au/collection/R1633908</text:a></text:p>
          </table:table-cell>
          <table:table-cell office:value-type="string" calcext:value-type="string">
            <text:p>Thiepval Anglo-French Cemetery, Thiepval, Picardie, France</text:p>
          </table:table-cell>
          <table:table-cell office:value-type="string" calcext:value-type="string">
            <text:p><text:a xlink:href="https://www.cwgc.org/find-war-dead/casualty/2001087/grant,-lewis-george/" xlink:type="simple">https://www.cwgc.org/find-war-dead/casualty/2001087/grant,-lewis-george/</text:a></text:p>
          </table:table-cell>
          <table:table-cell office:value-type="string" calcext:value-type="string">
            <text:p>57d.R34.d.10.55</text:p>
          </table:table-cell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190166" xlink:type="simple">https://discoveringanzacs.naa.gov.au/browse/person/190166</text:a></text:p>
          </table:table-cell>
          <table:table-cell office:value-type="string" calcext:value-type="string">
            <text:p>St Marys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4671203" calcext:value-type="float">
            <text:p>467120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ridley, Alfred Charles </text:p>
          </table:table-cell>
          <table:table-cell office:value-type="float" office:value="3655" calcext:value-type="float">
            <text:p>365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4049" xlink:type="simple">https://www.awm.gov.au/collection/R163404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360/gridley,-alfred-charles/" xlink:type="simple">https://www.cwgc.org/find-war-dead/casualty/1461360/gridley,-alfred-charles/</text:a></text:p>
          </table:table-cell>
          <table:table-cell/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192743" xlink:type="simple">https://discoveringanzacs.naa.gov.au/browse/person/192743</text:a></text:p>
          </table:table-cell>
          <table:table-cell office:value-type="string" calcext:value-type="string">
            <text:p>Deloraine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4711467" calcext:value-type="float">
            <text:p>471146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riffiths, Frank Gordon</text:p>
          </table:table-cell>
          <table:table-cell office:value-type="float" office:value="3659" calcext:value-type="float">
            <text:p>365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3057" xlink:type="simple">https://www.awm.gov.au/collection/R163305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369/griffiths,-frank-gordon/" xlink:type="simple">https://www.cwgc.org/find-war-dead/casualty/1461369/griffiths,-frank-gordon/</text:a></text:p>
          </table:table-cell>
          <table:table-cell/>
          <table:table-cell office:value-type="string" calcext:value-type="string">
            <text:p>8<text:span text:style-name="T1">th</text:span> Reif 26th Bn </text:p>
          </table:table-cell>
          <table:table-cell/>
          <table:table-cell office:value-type="string" calcext:value-type="string">
            <text:p><text:a xlink:href="https://discoveringanzacs.naa.gov.au/browse/person/191051" xlink:type="simple">https://discoveringanzacs.naa.gov.au/browse/person/191051</text:a></text:p>
          </table:table-cell>
          <table:table-cell office:value-type="string" calcext:value-type="string">
            <text:p>Deloraine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Possibly with 3655</text:p>
          </table:table-cell>
          <table:table-cell/>
          <table:table-cell office:value-type="float" office:value="4703132" calcext:value-type="float">
            <text:p>4703132</text:p>
          </table:table-cell>
          <table:table-cell table:number-columns-repeated="1004"/>
        </table:table-row>
        <table:table-row table:style-name="ro2">
          <table:table-cell table:style-name="ce17" office:value-type="string" calcext:value-type="string">
            <text:p>Grove, Angus William </text:p>
          </table:table-cell>
          <table:table-cell office:value-type="float" office:value="1682" calcext:value-type="float">
            <text:p>168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2590" xlink:type="simple">https://www.awm.gov.au/collection/R163259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401/grove,-angus-william/" xlink:type="simple">https://www.cwgc.org/find-war-dead/casualty/1461401/grove,-angus-william/</text:a></text:p>
          </table:table-cell>
          <table:table-cell/>
          <table:table-cell office:value-type="string" calcext:value-type="string">
            <text:p>2<text:span text:style-name="T1">nd</text:span> Reif 26th Bn</text:p>
          </table:table-cell>
          <table:table-cell/>
          <table:table-cell office:value-type="string" calcext:value-type="string">
            <text:p><text:a xlink:href="https://discoveringanzacs.naa.gov.au/browse/person/186695" xlink:type="simple">https://discoveringanzacs.naa.gov.au/browse/person/186695</text:a></text:p>
          </table:table-cell>
          <table:table-cell office:value-type="string" calcext:value-type="string">
            <text:p>Kyogle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Coy ID from insurance</text:p>
          </table:table-cell>
          <table:table-cell/>
          <table:table-cell office:value-type="float" office:value="4391400" calcext:value-type="float">
            <text:p>43914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milton, Arthur Lyne </text:p>
          </table:table-cell>
          <table:table-cell office:value-type="float" office:value="336" calcext:value-type="float">
            <text:p>336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32765" xlink:type="simple">https://www.awm.gov.au/collection/R163276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515/hamilton,-arthur-lyne/" xlink:type="simple">https://www.cwgc.org/find-war-dead/casualty/1461515/hamilton,-arthur-lyne/</text:a></text:p>
          </table:table-cell>
          <table:table-cell/>
          <table:table-cell table:style-name="Default"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182932" xlink:type="simple">https://discoveringanzacs.naa.gov.au/browse/person/182932</text:a></text:p>
          </table:table-cell>
          <table:table-cell office:value-type="string" calcext:value-type="string">
            <text:p>Wynard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<text:span text:style-name="T7">P79 Patridge? 6 Pl </text:span><text:span text:style-name="T8">×</text:span></text:p>
          </table:table-cell>
          <table:table-cell/>
          <table:table-cell office:value-type="float" office:value="4265296" calcext:value-type="float">
            <text:p>426529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milton, Charles David Lyne </text:p>
          </table:table-cell>
          <table:table-cell office:value-type="float" office:value="335" calcext:value-type="float">
            <text:p>33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32770" xlink:type="simple">https://www.awm.gov.au/collection/R163277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516/hamilton,-charles-david-lyne/" xlink:type="simple">https://www.cwgc.org/find-war-dead/casualty/1461516/hamilton,-charles-david-lyne/</text:a></text:p>
          </table:table-cell>
          <table:table-cell/>
          <table:table-cell table:style-name="Default"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183064" xlink:type="simple">https://discoveringanzacs.naa.gov.au/browse/person/183064</text:a></text:p>
          </table:table-cell>
          <table:table-cell office:value-type="string" calcext:value-type="string">
            <text:p>Wynar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64767012" xlink:type="simple">http://nla.gov.au/nla.news-article64767012</text:a></text:p>
          </table:table-cell>
          <table:table-cell table:number-columns-repeated="2"/>
          <table:table-cell office:value-type="string" calcext:value-type="string">
            <text:p>P79 Patridge?</text:p>
          </table:table-cell>
          <table:table-cell/>
          <table:table-cell office:value-type="float" office:value="4265429" calcext:value-type="float">
            <text:p>4265429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argreaves, Harry Bean </text:p>
          </table:table-cell>
          <table:table-cell office:value-type="float" office:value="3061" calcext:value-type="float">
            <text:p>3061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7175" xlink:type="simple">https://www.awm.gov.au/collection/R163717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610/hargreaves,-harry-bean/" xlink:type="simple">https://www.cwgc.org/find-war-dead/casualty/1461610/hargreaves,-harry-bean/</text:a></text:p>
          </table:table-cell>
          <table:table-cell/>
          <table:table-cell office:value-type="string" calcext:value-type="string">
            <text:p>7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185207" xlink:type="simple">https://discoveringanzacs.naa.gov.au/browse/person/185207</text:a></text:p>
          </table:table-cell>
          <table:table-cell office:value-type="string" calcext:value-type="string">
            <text:p>Saltern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4375631" calcext:value-type="float">
            <text:p>4375631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arris, Gilbert Ernest </text:p>
          </table:table-cell>
          <table:table-cell office:value-type="float" office:value="4434" calcext:value-type="float">
            <text:p>4434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37198" xlink:type="simple">https://www.awm.gov.au/collection/R1637198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8860/harris,-/" xlink:type="simple">https://www.cwgc.org/find-war-dead/casualty/608860/harris,-/</text:a></text:p>
          </table:table-cell>
          <table:table-cell office:value-type="string" calcext:value-type="string">
            <text:p>57d.R34.d.02.88</text:p>
          </table:table-cell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197730" xlink:type="simple">https://discoveringanzacs.naa.gov.au/browse/person/197730</text:a></text:p>
          </table:table-cell>
          <table:table-cell office:value-type="string" calcext:value-type="string">
            <text:p>Townsvill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4764617" calcext:value-type="float">
            <text:p>4764617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arrison, Edgar </text:p>
          </table:table-cell>
          <table:table-cell office:value-type="float" office:value="3664" calcext:value-type="float">
            <text:p>366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6116" xlink:type="simple">https://www.awm.gov.au/collection/R1636116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673/harrison,-edgar/" xlink:type="simple">https://www.cwgc.org/find-war-dead/casualty/1461673/harrison,-edgar/</text:a></text:p>
          </table:table-cell>
          <table:table-cell/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196240" xlink:type="simple">https://discoveringanzacs.naa.gov.au/browse/person/196240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4741705" calcext:value-type="float">
            <text:p>4741705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Harrison, Herbert Mackay </text:p>
          </table:table-cell>
          <table:table-cell office:value-type="float" office:value="4433" calcext:value-type="float">
            <text:p>4433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36872" xlink:type="simple">https://www.awm.gov.au/collection/R163687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676/harrison,-herbert-mackay/" xlink:type="simple">https://www.cwgc.org/find-war-dead/casualty/1461676/harrison,-herbert-mackay/</text:a></text:p>
          </table:table-cell>
          <table:table-cell/>
          <table:table-cell office:value-type="string" calcext:value-type="string">
            <text:p>11th Reif 26th th</text:p>
          </table:table-cell>
          <table:table-cell/>
          <table:table-cell office:value-type="string" calcext:value-type="string">
            <text:p><text:a xlink:href="https://discoveringanzacs.naa.gov.au/browse/person/196378" xlink:type="simple">https://discoveringanzacs.naa.gov.au/browse/person/196378</text:a>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QLD</text:p>
          </table:table-cell>
          <table:table-cell table:number-columns-repeated="5"/>
          <table:table-cell table:style-name="ce31" office:value-type="float" office:value="4741977" calcext:value-type="float">
            <text:p>4741977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arrison, John</text:p>
          </table:table-cell>
          <table:table-cell office:value-type="float" office:value="1549" calcext:value-type="float">
            <text:p>154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36210" xlink:type="simple">https://www.awm.gov.au/collection/R163621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236644/harrison,-john/" xlink:type="simple">https://www.cwgc.org/find-war-dead/casualty/236644/harrison,-john/</text:a></text:p>
          </table:table-cell>
          <table:table-cell/>
          <table:table-cell office:value-type="string" calcext:value-type="string">
            <text:p>1<text:span text:style-name="T1">st</text:span> Reif 26 Bn</text:p>
          </table:table-cell>
          <table:table-cell/>
          <table:table-cell office:value-type="string" calcext:value-type="string">
            <text:p><text:a xlink:href="https://discoveringanzacs.naa.gov.au/browse/person/193320" xlink:type="simple">https://discoveringanzacs.naa.gov.au/browse/person/193320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Orig enlisted number 89 and 341</text:p>
          </table:table-cell>
          <table:table-cell/>
          <table:table-cell office:value-type="float" office:value="4734082" calcext:value-type="float">
            <text:p>4734082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Harvey, Arthur Edward </text:p>
          </table:table-cell>
          <table:table-cell office:value-type="float" office:value="118" calcext:value-type="float">
            <text:p>11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6684" xlink:type="simple">https://www.awm.gov.au/collection/R163668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716/harvey,-arthur-edward/" xlink:type="simple">https://www.cwgc.org/find-war-dead/casualty/1461716/harvey,-arthur-edward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94684" xlink:type="simple">https://discoveringanzacs.naa.gov.au/browse/person/194684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4735876" calcext:value-type="float">
            <text:p>4735876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arvey, Frank </text:p>
          </table:table-cell>
          <table:table-cell office:value-type="float" office:value="2186" calcext:value-type="float">
            <text:p>218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6608" xlink:type="simple">https://www.awm.gov.au/collection/R163660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720/harvey,-frank/" xlink:type="simple">https://www.cwgc.org/find-war-dead/casualty/1461720/harvey,-frank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194326" xlink:type="simple">https://discoveringanzacs.naa.gov.au/browse/person/194326</text:a>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4735518" calcext:value-type="float">
            <text:p>473551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Harvey, John </text:p>
          </table:table-cell>
          <table:table-cell office:value-type="float" office:value="519" calcext:value-type="float">
            <text:p>51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6289" xlink:type="simple">https://www.awm.gov.au/collection/R163628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723/harvey,-john/" xlink:type="simple">https://www.cwgc.org/find-war-dead/casualty/1461723/harvey,-john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194416" xlink:type="simple">https://discoveringanzacs.naa.gov.au/browse/person/194416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tfred A, Parents untracable</text:p>
          </table:table-cell>
          <table:table-cell/>
          <table:table-cell office:value-type="float" office:value="4735608" calcext:value-type="float">
            <text:p>473560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Hawkins, William Cuthbert </text:p>
          </table:table-cell>
          <table:table-cell office:value-type="float" office:value="1112" calcext:value-type="float">
            <text:p>111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6537" xlink:type="simple">https://www.awm.gov.au/collection/R163653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757/hawkins,-william-cuthbert/" xlink:type="simple">https://www.cwgc.org/find-war-dead/casualty/1461757/hawkins,-william-cuthbert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194955" xlink:type="simple">https://discoveringanzacs.naa.gov.au/browse/person/194955</text:a></text:p>
          </table:table-cell>
          <table:table-cell office:value-type="string" calcext:value-type="string">
            <text:p>Lunawanna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64603862" xlink:type="simple">http://nla.gov.au/nla.news-article64603862</text:a></text:p>
          </table:table-cell>
          <table:table-cell table:number-columns-repeated="4"/>
          <table:table-cell office:value-type="float" office:value="4736255" calcext:value-type="float">
            <text:p>4736255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Henderson, John Stewart </text:p>
          </table:table-cell>
          <table:table-cell office:value-type="float" office:value="580" calcext:value-type="float">
            <text:p>58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5984" xlink:type="simple">https://www.awm.gov.au/collection/R163598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850/henderson,-john-stuart/" xlink:type="simple">https://www.cwgc.org/find-war-dead/casualty/1461850/henderson,-john-stuart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208890" xlink:type="simple">https://discoveringanzacs.naa.gov.au/browse/person/208890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5338825" calcext:value-type="float">
            <text:p>53388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nderson, Roy Douglas </text:p>
          </table:table-cell>
          <table:table-cell office:value-type="float" office:value="575" calcext:value-type="float">
            <text:p>57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5090" xlink:type="simple">https://www.awm.gov.au/collection/R1635090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014/henderson,-roy-douglas/" xlink:type="simple">https://www.cwgc.org/find-war-dead/casualty/196014/henderson,-roy-douglas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208828" xlink:type="simple">https://discoveringanzacs.naa.gov.au/browse/person/208828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5338763" calcext:value-type="float">
            <text:p>533876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ewitt, Thomas Cotgrave </text:p>
          </table:table-cell>
          <table:table-cell office:value-type="string" calcext:value-type="string">
            <text:p><text:s/>Capt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5392" xlink:type="simple">https://www.awm.gov.au/collection/R163539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897/hewitt,-thomas-cotgrave/" xlink:type="simple">https://www.cwgc.org/find-war-dead/casualty/1461897/hewitt,-thomas-cotgrave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213020" xlink:type="simple">https://discoveringanzacs.naa.gov.au/browse/person/213020</text:a></text:p>
          </table:table-cell>
          <table:table-cell office:value-type="string" calcext:value-type="string">
            <text:p>Toowoomba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5481822" calcext:value-type="float">
            <text:p>5481822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inrichs, Thomas Henry </text:p>
          </table:table-cell>
          <table:table-cell office:value-type="float" office:value="1901" calcext:value-type="float">
            <text:p>190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36032" xlink:type="simple">https://www.awm.gov.au/collection/R163603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1987/hinrichs,-thomas-henry/" xlink:type="simple">https://www.cwgc.org/find-war-dead/casualty/1461987/hinrichs,-thomas-henry/</text:a></text:p>
          </table:table-cell>
          <table:table-cell/>
          <table:table-cell office:value-type="string" calcext:value-type="string">
            <text:p>3<text:span text:style-name="T1">rd</text:span> Reif 26th Bn  </text:p>
          </table:table-cell>
          <table:table-cell/>
          <table:table-cell office:value-type="string" calcext:value-type="string">
            <text:p><text:a xlink:href="https://discoveringanzacs.naa.gov.au/browse/person/210089" xlink:type="simple">https://discoveringanzacs.naa.gov.au/browse/person/210089</text:a></text:p>
          </table:table-cell>
          <table:table-cell office:value-type="string" calcext:value-type="string">
            <text:p>Rosedal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With 492 Taylor</text:p>
          </table:table-cell>
          <table:table-cell/>
          <table:table-cell office:value-type="float" office:value="5451614" calcext:value-type="float">
            <text:p>5451614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odges, John </text:p>
          </table:table-cell>
          <table:table-cell office:value-type="float" office:value="2487" calcext:value-type="float">
            <text:p>248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4445" xlink:type="simple">https://www.awm.gov.au/collection/R163444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2026/hodges,-john/" xlink:type="simple">https://www.cwgc.org/find-war-dead/casualty/1462026/hodges,-john/</text:a></text:p>
          </table:table-cell>
          <table:table-cell/>
          <table:table-cell office:value-type="string" calcext:value-type="string">
            <text:p>5<text:span text:style-name="T1">th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206902" xlink:type="simple">https://discoveringanzacs.naa.gov.au/browse/person/206902</text:a></text:p>
          </table:table-cell>
          <table:table-cell office:value-type="string" calcext:value-type="string">
            <text:p>Deloraine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5266083" calcext:value-type="float">
            <text:p>5266083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Hogarth, Charles Wilson </text:p>
          </table:table-cell>
          <table:table-cell office:value-type="float" office:value="902" calcext:value-type="float">
            <text:p>902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2142" xlink:type="simple">https://www.awm.gov.au/collection/R163214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2047/hogarth,-charles-wilson/" xlink:type="simple">https://www.cwgc.org/find-war-dead/casualty/1462047/hogarth,-charles-wilson/</text:a></text:p>
          </table:table-cell>
          <table:table-cell/>
          <table:table-cell office:value-type="string" calcext:value-type="string">
            <text:p>Original C</text:p>
          </table:table-cell>
          <table:table-cell/>
          <table:table-cell office:value-type="string" calcext:value-type="string">
            <text:p><text:a xlink:href="https://discoveringanzacs.naa.gov.au/browse/person/197486" xlink:type="simple">https://discoveringanzacs.naa.gov.au/browse/person/197486</text:a></text:p>
          </table:table-cell>
          <table:table-cell office:value-type="string" calcext:value-type="string">
            <text:p>Wynard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4760964" calcext:value-type="float">
            <text:p>4760964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olmes, Henry John</text:p>
          </table:table-cell>
          <table:table-cell office:value-type="float" office:value="1111" calcext:value-type="float">
            <text:p>1111</text:p>
          </table:table-cell>
          <table:table-cell table:style-name="ce20" office:value-type="date" office:date-value="2016-07-29" calcext:value-type="date">
            <text:p>29/07/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a xlink:href="https://www.awm.gov.au/collection/R1630693" xlink:type="simple">https://www.awm.gov.au/collection/R1630693</text:a></text:p>
          </table:table-cell>
          <table:table-cell office:value-type="string" calcext:value-type="string">
            <text:p>Gordon Dump Cemetery, Ovillers la Boisselle, Picardie, France</text:p>
          </table:table-cell>
          <table:table-cell office:value-type="string" calcext:value-type="string">
            <text:p><text:a xlink:href="https://www.cwgc.org/find-records/find-war-dead/casualty-details/191173/" xlink:type="simple">https://www.cwgc.org/find-records/find-war-dead/casualty-details/191173/</text:a></text:p>
          </table:table-cell>
          <table:table-cell/>
          <table:table-cell office:value-type="string" calcext:value-type="string">
            <text:p>Originally D, then 2<text:span text:style-name="T1">nd</text:span> Pioneer Bn</text:p>
          </table:table-cell>
          <table:table-cell/>
          <table:table-cell office:value-type="string" calcext:value-type="string">
            <text:p><text:a xlink:href="https://discoveringanzacs.naa.gov.au/browse/records/217106" xlink:type="simple">https://discoveringanzacs.naa.gov.au/browse/records/217106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12399550" xlink:type="simple">http://nla.gov.au/nla.news-article12399550</text:a></text:p>
          </table:table-cell>
          <table:table-cell office:value-type="string" calcext:value-type="string">
            <text:p><text:a xlink:href="https://trove.nla.gov.au/newspaper/article/22298642" xlink:type="simple">https://trove.nla.gov.au/newspaper/article/22298642</text:a></text:p>
          </table:table-cell>
          <table:table-cell table:number-columns-repeated="3"/>
          <table:table-cell office:value-type="float" office:value="5822845" calcext:value-type="float">
            <text:p>5822845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Hyde, Patrick </text:p>
          </table:table-cell>
          <table:table-cell office:value-type="float" office:value="1724" calcext:value-type="float">
            <text:p>172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2094" xlink:type="simple">https://www.awm.gov.au/collection/R163209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2316/hyde,-patrick/" xlink:type="simple">https://www.cwgc.org/find-war-dead/casualty/1462316/hyde,-patrick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218145" xlink:type="simple">https://discoveringanzacs.naa.gov.au/browse/person/218145</text:a></text:p>
          </table:table-cell>
          <table:table-cell office:value-type="string" calcext:value-type="string">
            <text:p>Stanthorp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6928565" calcext:value-type="float">
            <text:p>6928565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Jackson, James </text:p>
          </table:table-cell>
          <table:table-cell office:value-type="float" office:value="4439" calcext:value-type="float">
            <text:p>4439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44133" xlink:type="simple">https://www.awm.gov.au/collection/R164413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2386/jackson,-james/" xlink:type="simple">https://www.cwgc.org/find-war-dead/casualty/1462386/jackson,-james/</text:a></text:p>
          </table:table-cell>
          <table:table-cell/>
          <table:table-cell office:value-type="string" calcext:value-type="string">
            <text:p>11<text:span text:style-name="T1">th</text:span> Reif 26<text:span text:style-name="T1">th</text:span> Bn </text:p>
          </table:table-cell>
          <table:table-cell/>
          <table:table-cell office:value-type="string" calcext:value-type="string">
            <text:p><text:a xlink:href="https://discoveringanzacs.naa.gov.au/browse/person/231786" xlink:type="simple">https://discoveringanzacs.naa.gov.au/browse/person/231786</text:a></text:p>
          </table:table-cell>
          <table:table-cell office:value-type="string" calcext:value-type="string">
            <text:p>Gympi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7369008" calcext:value-type="float">
            <text:p>7369008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Jago, Leonard Francis </text:p>
          </table:table-cell>
          <table:table-cell office:value-type="float" office:value="2494" calcext:value-type="float">
            <text:p>249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43046" xlink:type="simple">https://www.awm.gov.au/collection/R1643046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062/jago,-leonard-francis/" xlink:type="simple">https://www.cwgc.org/find-war-dead/casualty/196062/jago,-leonard-francis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5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38830" xlink:type="simple">https://discoveringanzacs.naa.gov.au/browse/person/238830</text:a>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s://trove.nla.gov.au/newspaper/article/151263105" xlink:type="simple">https://trove.nla.gov.au/newspaper/article/151263105</text:a></text:p>
          </table:table-cell>
          <table:table-cell table:number-columns-repeated="4"/>
          <table:table-cell office:value-type="float" office:value="1848969" calcext:value-type="float">
            <text:p>1848969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Jones, John Alexander </text:p>
          </table:table-cell>
          <table:table-cell office:value-type="float" office:value="1122" calcext:value-type="float">
            <text:p>112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42439" xlink:type="simple">https://www.awm.gov.au/collection/R164243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2630/jones,-john-alexander/" xlink:type="simple">https://www.cwgc.org/find-war-dead/casualty/1462630/jones,-john-alexander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11271" xlink:type="simple">https://discoveringanzacs.naa.gov.au/browse/person/11271</text:a>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1819926" calcext:value-type="float">
            <text:p>1819926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Jones, Thomas </text:p>
          </table:table-cell>
          <table:table-cell office:value-type="float" office:value="1904" calcext:value-type="float">
            <text:p>1904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42976" xlink:type="simple">https://www.awm.gov.au/collection/R1642976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2651/jones,-thomas/" xlink:type="simple">https://www.cwgc.org/find-war-dead/casualty/1462651/jones,-thomas/</text:a></text:p>
          </table:table-cell>
          <table:table-cell/>
          <table:table-cell office:value-type="string" calcext:value-type="string">
            <text:p>3<text:span text:style-name="T1">rd</text:span> Reif 26th Bn</text:p>
          </table:table-cell>
          <table:table-cell/>
          <table:table-cell office:value-type="string" calcext:value-type="string">
            <text:p><text:a xlink:href="https://discoveringanzacs.naa.gov.au/browse/person/11944" xlink:type="simple">https://discoveringanzacs.naa.gov.au/browse/person/11944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822276" calcext:value-type="float">
            <text:p>1822276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Jowers, Harry George </text:p>
          </table:table-cell>
          <table:table-cell office:value-type="float" office:value="1526" calcext:value-type="float">
            <text:p>152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41651" xlink:type="simple">https://www.awm.gov.au/collection/R1641651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086/jowers,-harry-george/" xlink:type="simple">https://www.cwgc.org/find-war-dead/casualty/196086/jowers,-harry-george/</text:a></text:p>
          </table:table-cell>
          <table:table-cell office:value-type="string" calcext:value-type="string">
            <text:p>57D.R34,c.3.6</text:p>
          </table:table-cell>
          <table:table-cell office:value-type="string" calcext:value-type="string">
            <text:p>1<text:span text:style-name="T1">st</text:span> Reif 26 Bn 3 Pl</text:p>
          </table:table-cell>
          <table:table-cell/>
          <table:table-cell office:value-type="string" calcext:value-type="string">
            <text:p><text:a xlink:href="https://discoveringanzacs.naa.gov.au/browse/person/223795" xlink:type="simple">https://discoveringanzacs.naa.gov.au/browse/person/223795</text:a></text:p>
          </table:table-cell>
          <table:table-cell office:value-type="string" calcext:value-type="string">
            <text:p>Nagambie</text:p>
          </table:table-cell>
          <table:table-cell office:value-type="string" calcext:value-type="string">
            <text:p>VIC</text:p>
          </table:table-cell>
          <table:table-cell table:number-columns-repeated="5"/>
          <table:table-cell office:value-type="float" office:value="7360965" calcext:value-type="float">
            <text:p>7360965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Joyner, Ernest Southey Whish </text:p>
          </table:table-cell>
          <table:table-cell office:value-type="float" office:value="350" calcext:value-type="float">
            <text:p>35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2347" xlink:type="simple">https://www.awm.gov.au/collection/R164234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62688/joyner,-ernest-southey-which/" xlink:type="simple">https://www.cwgc.org/find-war-dead/casualty/1462688/joyner,-ernest-southey-which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224590" xlink:type="simple">https://discoveringanzacs.naa.gov.au/browse/person/224590</text:a></text:p>
          </table:table-cell>
          <table:table-cell office:value-type="string" calcext:value-type="string">
            <text:p>Samsonval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7361764" calcext:value-type="float">
            <text:p>7361764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Keating, Walter Joseph Michael </text:p>
          </table:table-cell>
          <table:table-cell office:value-type="float" office:value="3779" calcext:value-type="float">
            <text:p>3779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1660" xlink:type="simple">https://www.awm.gov.au/collection/R164166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235/keating,-walter-joseph-michael/" xlink:type="simple">https://www.cwgc.org/find-war-dead/casualty/1455235/keating,-walter-joseph-michael/</text:a></text:p>
          </table:table-cell>
          <table:table-cell/>
          <table:table-cell table:style-name="Default"/>
          <table:table-cell/>
          <table:table-cell office:value-type="string" calcext:value-type="string">
            <text:p><text:a xlink:href="https://discoveringanzacs.naa.gov.au/browse/person/231434" xlink:type="simple">https://discoveringanzacs.naa.gov.au/browse/person/231434</text:a></text:p>
          </table:table-cell>
          <table:table-cell office:value-type="string" calcext:value-type="string">
            <text:p>Essendom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string" calcext:value-type="string">
            <text:p>7 Fd Amb. 3779A. Tfrd 26 Bn <text:s/>17 Feb 1916</text:p>
          </table:table-cell>
          <table:table-cell/>
          <table:table-cell office:value-type="float" office:value="7368655" calcext:value-type="float">
            <text:p>7368655</text:p>
          </table:table-cell>
          <table:table-cell office:value-type="string" calcext:value-type="string">
            <text:p>SB 7 Fd Amb</text:p>
          </table:table-cell>
          <table:table-cell table:style-name="Default"/>
          <table:table-cell table:number-columns-repeated="1002"/>
        </table:table-row>
        <table:table-row table:style-name="ro2">
          <table:table-cell table:style-name="Default" office:value-type="string" calcext:value-type="string">
            <text:p>Kellaway, Thomas Machen </text:p>
          </table:table-cell>
          <table:table-cell office:value-type="float" office:value="1740" calcext:value-type="float">
            <text:p>174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42381" xlink:type="simple">https://www.awm.gov.au/collection/R1642381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092/kellaway,-thomas-machen/" xlink:type="simple">https://www.cwgc.org/find-war-dead/casualty/609092/kellaway,-thomas-machen/</text:a></text:p>
          </table:table-cell>
          <table:table-cell office:value-type="string" calcext:value-type="string">
            <text:p>57d.R34.a.41.38</text:p>
          </table:table-cell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records/319926" xlink:type="simple">https://discoveringanzacs.naa.gov.au/browse/records/319926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3147b Turner, on same sheet as 3147 Turner, 1740 Kellaway 952 Simmons 4385 Cross</text:p>
          </table:table-cell>
          <table:table-cell/>
          <table:table-cell office:value-type="float" office:value="7368808" calcext:value-type="float">
            <text:p>7368808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Kemp, John </text:p>
          </table:table-cell>
          <table:table-cell office:value-type="float" office:value="56" calcext:value-type="float">
            <text:p>56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41813" xlink:type="simple">https://www.awm.gov.au/collection/R164181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298/kemp,-john/" xlink:type="simple">https://www.cwgc.org/find-war-dead/casualty/1455298/kemp,-john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229680" xlink:type="simple">https://discoveringanzacs.naa.gov.au/browse/person/229680</text:a></text:p>
          </table:table-cell>
          <table:table-cell office:value-type="string" calcext:value-type="string">
            <text:p>Toowoomba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7366884" calcext:value-type="float">
            <text:p>7366884</text:p>
          </table:table-cell>
          <table:table-cell office:value-type="string" calcext:value-type="string">
            <text:p>58 7366873 (bro)</text:p>
          </table:table-cell>
          <table:table-cell table:number-columns-repeated="1003"/>
        </table:table-row>
        <table:table-row table:style-name="ro1">
          <table:table-cell table:style-name="Default" office:value-type="string" calcext:value-type="string">
            <text:p>Keywood, Percy </text:p>
          </table:table-cell>
          <table:table-cell office:value-type="float" office:value="1131" calcext:value-type="float">
            <text:p>113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42341" xlink:type="simple">https://www.awm.gov.au/collection/R164234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375/keywood,-percy/" xlink:type="simple">https://www.cwgc.org/find-war-dead/casualty/1455375/keywood,-percy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records/293949" xlink:type="simple">https://discoveringanzacs.naa.gov.au/browse/records/293949</text:a>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7363841" calcext:value-type="float">
            <text:p>7363841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Leighton, Frank Sheldrake </text:p>
          </table:table-cell>
          <table:table-cell office:value-type="float" office:value="2135" calcext:value-type="float">
            <text:p>213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9601" xlink:type="simple">https://www.awm.gov.au/collection/R163960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686/leighton,-frank-sheldrake/" xlink:type="simple">https://www.cwgc.org/find-war-dead/casualty/1455686/leighton,-frank-sheldrake/</text:a></text:p>
          </table:table-cell>
          <table:table-cell/>
          <table:table-cell office:value-type="string" calcext:value-type="string">
            <text:p>St Sever Cemetery, Haute-Normandie, France</text:p>
          </table:table-cell>
          <table:table-cell/>
          <table:table-cell office:value-type="string" calcext:value-type="string">
            <text:p><text:a xlink:href="https://discoveringanzacs.naa.gov.au/browse/person/338275" xlink:type="simple">https://discoveringanzacs.naa.gov.au/browse/person/338275</text:a></text:p>
          </table:table-cell>
          <table:table-cell office:value-type="string" calcext:value-type="string">
            <text:p>Mt Jukes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<text:span text:style-name="T5"> (The 6</text:span><text:span text:style-name="T6">th</text:span><text:span text:style-name="T5"> Reif 28 Bn)  4 pl</text:span></text:p>
          </table:table-cell>
          <table:table-cell/>
          <table:table-cell office:value-type="float" office:value="8203237" calcext:value-type="float">
            <text:p>8203237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Leonard, Arthur </text:p>
          </table:table-cell>
          <table:table-cell office:value-type="float" office:value="4461" calcext:value-type="float">
            <text:p>4461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38746" xlink:type="simple">https://www.awm.gov.au/collection/R1638746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699/leonard,-arthur/" xlink:type="simple">https://www.cwgc.org/find-war-dead/casualty/1455699/leonard,-arthur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36334" xlink:type="simple">https://discoveringanzacs.naa.gov.au/browse/person/336334</text:a>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Taken on strength 2/8/16</text:p>
          </table:table-cell>
          <table:table-cell/>
          <table:table-cell office:value-type="float" office:value="8198294" calcext:value-type="float">
            <text:p>8198294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Leslie, Alfred John </text:p>
          </table:table-cell>
          <table:table-cell office:value-type="float" office:value="3674" calcext:value-type="float">
            <text:p>367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7734" xlink:type="simple">https://www.awm.gov.au/collection/R163773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704/leslie,-alfred-john/" xlink:type="simple">https://www.cwgc.org/find-war-dead/casualty/1455704/leslie,-alfred-john/</text:a></text:p>
          </table:table-cell>
          <table:table-cell/>
          <table:table-cell office:value-type="string" calcext:value-type="string">
            <text:p>8<text:span text:style-name="T1">th</text:span>  Reif 26th Bn</text:p>
          </table:table-cell>
          <table:table-cell/>
          <table:table-cell office:value-type="string" calcext:value-type="string">
            <text:p><text:a xlink:href="https://discoveringanzacs.naa.gov.au/browse/person/336563" xlink:type="simple">https://discoveringanzacs.naa.gov.au/browse/person/336563</text:a>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Default"/>
          <table:table-cell/>
          <table:table-cell office:value-type="float" office:value="8198523" calcext:value-type="float">
            <text:p>8198523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Levis, James William </text:p>
          </table:table-cell>
          <table:table-cell office:value-type="float" office:value="2500" calcext:value-type="float">
            <text:p>250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8207" xlink:type="simple">https://www.awm.gov.au/collection/R1638207</text:a></text:p>
          </table:table-cell>
          <table:table-cell office:value-type="string" calcext:value-type="string">
            <text:p>Bouzincourt Communal Cemetery Extension, Albert, Picardie, France</text:p>
          </table:table-cell>
          <table:table-cell office:value-type="string" calcext:value-type="string">
            <text:p><text:a xlink:href="https://www.cwgc.org/find-war-dead/casualty/202691/levis,-james-william/" xlink:type="simple">https://www.cwgc.org/find-war-dead/casualty/202691/levis,-james-william/</text:a></text:p>
          </table:table-cell>
          <table:table-cell office:value-type="string" calcext:value-type="string">
            <text:p>57D.R34.c.7.7 </text:p>
          </table:table-cell>
          <table:table-cell office:value-type="string" calcext:value-type="string">
            <text:p>5<text:span text:style-name="T1">th</text:span> Reif 26th Bn  </text:p>
          </table:table-cell>
          <table:table-cell/>
          <table:table-cell office:value-type="string" calcext:value-type="string">
            <text:p><text:a xlink:href="https://discoveringanzacs.naa.gov.au/browse/person/336536" xlink:type="simple">https://discoveringanzacs.naa.gov.au/browse/person/336536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2"/>
          <table:table-cell office:value-type="string" calcext:value-type="string">
            <text:p><text:a xlink:href="http://www.dpac.tas.gov.au/__data/assets/pdf_file/0019/422461/ADAMS_Harcourt_by_Frankie_Munro.pdf" xlink:type="simple">http://www.dpac.tas.gov.au/__data/assets/pdf_file/0019/422461/ADAMS_Harcourt_by_Frankie_Munro.pdf</text:a></text:p>
          </table:table-cell>
          <table:table-cell office:value-type="string" calcext:value-type="string">
            <text:p>Levis at bottom of Ref. <text:s text:c="2"/>11 Pl C Coy</text:p>
          </table:table-cell>
          <table:table-cell/>
          <table:table-cell office:value-type="float" office:value="8198496" calcext:value-type="float">
            <text:p>8198496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ewis, David Heckscher </text:p>
          </table:table-cell>
          <table:table-cell office:value-type="float" office:value="3508" calcext:value-type="float">
            <text:p>3508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39127" xlink:type="simple">https://www.awm.gov.au/collection/R163912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728/lewis,-david-heckscher/" xlink:type="simple">https://www.cwgc.org/find-war-dead/casualty/1455728/lewis,-david-heckscher/</text:a></text:p>
          </table:table-cell>
          <table:table-cell/>
          <table:table-cell office:value-type="string" calcext:value-type="string">
            <text:p>8 Reif 26th Bn</text:p>
          </table:table-cell>
          <table:table-cell/>
          <table:table-cell office:value-type="string" calcext:value-type="string">
            <text:p><text:a xlink:href="https://discoveringanzacs.naa.gov.au/browse/person/337481" xlink:type="simple">https://discoveringanzacs.naa.gov.au/browse/person/337481</text:a></text:p>
          </table:table-cell>
          <table:table-cell office:value-type="string" calcext:value-type="string">
            <text:p>Gladsto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202442" calcext:value-type="float">
            <text:p>8202442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Lewis, Hilton Magnus </text:p>
          </table:table-cell>
          <table:table-cell office:value-type="float" office:value="2262" calcext:value-type="float">
            <text:p>226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8740" xlink:type="simple">https://www.awm.gov.au/collection/R163874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733/lewis,-hilton-magnus/" xlink:type="simple">https://www.cwgc.org/find-war-dead/casualty/1455733/lewis,-hilton-magnus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334574" xlink:type="simple">https://discoveringanzacs.naa.gov.au/browse/person/334574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195534" calcext:value-type="float">
            <text:p>8195534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indus, Leonard Fasker </text:p>
          </table:table-cell>
          <table:table-cell office:value-type="string" calcext:value-type="string">
            <text:p>Lt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8168" xlink:type="simple">https://www.awm.gov.au/collection/R163816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779/lindus,-leonard-tasker/" xlink:type="simple">https://www.cwgc.org/find-war-dead/casualty/1455779/lindus,-leonard-tasker/</text:a></text:p>
          </table:table-cell>
          <table:table-cell/>
          <table:table-cell table:style-name="Default" office:value-type="string" calcext:value-type="string">
            <text:p>Original C</text:p>
          </table:table-cell>
          <table:table-cell/>
          <table:table-cell office:value-type="string" calcext:value-type="string">
            <text:p><text:a xlink:href="https://discoveringanzacs.naa.gov.au/browse/person/338861" xlink:type="simple">https://discoveringanzacs.naa.gov.au/browse/person/338861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50887136" xlink:type="simple">http://nla.gov.au/nla.news-article50887136</text:a></text:p>
          </table:table-cell>
          <table:table-cell table:number-columns-repeated="2"/>
          <table:table-cell office:value-type="string" calcext:value-type="string">
            <text:p>Tasker on embarkation roll</text:p>
          </table:table-cell>
          <table:table-cell/>
          <table:table-cell office:value-type="float" office:value="8203824" calcext:value-type="float">
            <text:p>8203824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isson, Victor Tasman </text:p>
          </table:table-cell>
          <table:table-cell office:value-type="float" office:value="2248" calcext:value-type="float">
            <text:p>224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38073" xlink:type="simple">https://www.awm.gov.au/collection/R163807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789/lisson,-victor-tasman/" xlink:type="simple">https://www.cwgc.org/find-war-dead/casualty/1455789/lisson,-victor-tasman/</text:a></text:p>
          </table:table-cell>
          <table:table-cell/>
          <table:table-cell office:value-type="string" calcext:value-type="string">
            <text:p>4th Rein 26th Bn</text:p>
          </table:table-cell>
          <table:table-cell office:value-type="string" calcext:value-type="string">
            <text:p><text:a xlink:href="https://s3-ap-southeast-2.amazonaws.com/awm-media/collection/RCDIG1042900/document/5630569.PDF" xlink:type="simple">https://s3-ap-southeast-2.amazonaws.com/awm-media/collection/RCDIG1042900/document/5630569.PDF</text:a></text:p>
          </table:table-cell>
          <table:table-cell office:value-type="string" calcext:value-type="string">
            <text:p><text:a xlink:href="https://discoveringanzacs.naa.gov.au/browse/person/335585" xlink:type="simple">https://discoveringanzacs.naa.gov.au/browse/person/335585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197545" calcext:value-type="float">
            <text:p>8197545</text:p>
          </table:table-cell>
          <table:table-cell table:number-columns-repeated="1004"/>
        </table:table-row>
        <table:table-row table:style-name="ro1">
          <table:table-cell table:style-name="Default" office:value-type="string" calcext:value-type="string">
            <text:p>Littledike, Ernest </text:p>
          </table:table-cell>
          <table:table-cell office:value-type="float" office:value="607" calcext:value-type="float">
            <text:p>60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7521" xlink:type="simple">https://www.awm.gov.au/collection/R163752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801/littledike,-ernest/" xlink:type="simple">https://www.cwgc.org/find-war-dead/casualty/1455801/littledike,-ernest/</text:a></text:p>
          </table:table-cell>
          <table:table-cell/>
          <table:table-cell office:value-type="string" calcext:value-type="string">
            <text:p>Original A</text:p>
          </table:table-cell>
          <table:table-cell office:value-type="string" calcext:value-type="string">
            <text:p><text:a xlink:href="https://s3-ap-southeast-2.amazonaws.com/awm-media/collection/RCDIG1061306/document/5649185.PDF" xlink:type="simple">https://s3-ap-southeast-2.amazonaws.com/awm-media/collection/RCDIG1061306/document/5649185.PDF</text:a></text:p>
          </table:table-cell>
          <table:table-cell office:value-type="string" calcext:value-type="string">
            <text:p><text:a xlink:href="https://discoveringanzacs.naa.gov.au/browse/person/334773" xlink:type="simple">https://discoveringanzacs.naa.gov.au/browse/person/334773</text:a></text:p>
          </table:table-cell>
          <table:table-cell office:value-type="string" calcext:value-type="string">
            <text:p>Herberton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AKA Lincoln</text:p>
          </table:table-cell>
          <table:table-cell/>
          <table:table-cell office:value-type="float" office:value="8195733" calcext:value-type="float">
            <text:p>8195733</text:p>
          </table:table-cell>
          <table:table-cell table:number-columns-repeated="1004"/>
        </table:table-row>
        <table:table-row table:style-name="ro2">
          <table:table-cell table:style-name="Default" office:value-type="string" calcext:value-type="string">
            <text:p>Lymer, Richard Charles </text:p>
          </table:table-cell>
          <table:table-cell office:value-type="float" office:value="1688" calcext:value-type="float">
            <text:p>168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8453" xlink:type="simple">https://www.awm.gov.au/collection/R1638453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142/lymer,-richard-charles/" xlink:type="simple">https://www.cwgc.org/find-war-dead/casualty/196142/lymer,-richard-charles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2<text:span text:style-name="T1">nd</text:span> Reif 26th Bn</text:p>
          </table:table-cell>
          <table:table-cell office:value-type="string" calcext:value-type="string">
            <text:p><text:a xlink:href="https://s3-ap-southeast-2.amazonaws.com/awm-media/collection/RCDIG1051452/document/5639123.PDF" xlink:type="simple">https://s3-ap-southeast-2.amazonaws.com/awm-media/collection/RCDIG1051452/document/5639123.PDF</text:a></text:p>
          </table:table-cell>
          <table:table-cell office:value-type="string" calcext:value-type="string">
            <text:p><text:a xlink:href="https://discoveringanzacs.naa.gov.au/browse/person/344334" xlink:type="simple">https://discoveringanzacs.naa.gov.au/browse/person/344334</text:a></text:p>
          </table:table-cell>
          <table:table-cell office:value-type="string" calcext:value-type="string">
            <text:p>Gin Gin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212313" calcext:value-type="float">
            <text:p>821231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cklin, Peter Dyas </text:p>
          </table:table-cell>
          <table:table-cell office:value-type="float" office:value="379" calcext:value-type="float">
            <text:p>37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9623" xlink:type="simple">https://www.awm.gov.au/collection/R1649623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329/macklin,-peter-dyas/" xlink:type="simple">https://www.cwgc.org/find-war-dead/casualty/609329/macklin,-peter-dyas/</text:a></text:p>
          </table:table-cell>
          <table:table-cell office:value-type="string" calcext:value-type="string">
            <text:p>57d.R34.c.95.65</text:p>
          </table:table-cell>
          <table:table-cell office:value-type="string" calcext:value-type="string">
            <text:p>Original B</text:p>
          </table:table-cell>
          <table:table-cell office:value-type="string" calcext:value-type="string">
            <text:p><text:a xlink:href="https://s3-ap-southeast-2.amazonaws.com/awm-media/collection/RCDIG1050998/document/5638669.PDF" xlink:type="simple">https://s3-ap-southeast-2.amazonaws.com/awm-media/collection/RCDIG1050998/document/5638669.PDF</text:a></text:p>
          </table:table-cell>
          <table:table-cell office:value-type="string" calcext:value-type="string">
            <text:p><text:a xlink:href="https://discoveringanzacs.naa.gov.au/browse/person/47942" xlink:type="simple">https://discoveringanzacs.naa.gov.au/browse/person/47942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://nla.gov.au/nla.news-article20108188" xlink:type="simple">http://nla.gov.au/nla.news-article20108188</text:a> </text:p>
          </table:table-cell>
          <table:table-cell office:value-type="string" calcext:value-type="string">
            <text:p><text:span text:style-name="T2"><text:a xlink:href="http://nla.gov.au/nla.news-article215636548" xlink:type="simple">http://nla.gov.au/nla.news-article215636548</text:a></text:span></text:p>
          </table:table-cell>
          <table:table-cell office:value-type="string" calcext:value-type="string">
            <text:p><text:span text:style-name="T4"><text:a xlink:href="http://nla.gov.au/nla.news-article216886056" xlink:type="simple">http://nla.gov.au/nla.news-article216886056</text:a></text:span><text:span text:style-name="T4"> </text:span></text:p>
          </table:table-cell>
          <table:table-cell office:value-type="string" calcext:value-type="string">
            <text:p>Check</text:p>
          </table:table-cell>
          <table:table-cell/>
          <table:table-cell office:value-type="float" office:value="1964064" calcext:value-type="float">
            <text:p>19640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le, Albert </text:p>
          </table:table-cell>
          <table:table-cell office:value-type="float" office:value="370" calcext:value-type="float">
            <text:p>37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7029" xlink:type="simple">https://www.awm.gov.au/collection/R164702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451/male,-albert/" xlink:type="simple">https://www.cwgc.org/find-war-dead/casualty/1456451/male,-albert/</text:a></text:p>
          </table:table-cell>
          <table:table-cell/>
          <table:table-cell office:value-type="string" calcext:value-type="string">
            <text:p>Original B</text:p>
          </table:table-cell>
          <table:table-cell office:value-type="string" calcext:value-type="string">
            <text:p><text:a xlink:href="https://s3-ap-southeast-2.amazonaws.com/awm-media/collection/RCDIG1051690/document/5639361.PDF" xlink:type="simple">https://s3-ap-southeast-2.amazonaws.com/awm-media/collection/RCDIG1051690/document/5639361.PDF</text:a></text:p>
          </table:table-cell>
          <table:table-cell office:value-type="string" calcext:value-type="string">
            <text:p><text:a xlink:href="https://discoveringanzacs.naa.gov.au/browse/person/343109" xlink:type="simple">https://discoveringanzacs.naa.gov.au/browse/person/343109</text:a></text:p>
          </table:table-cell>
          <table:table-cell office:value-type="string" calcext:value-type="string">
            <text:p>Mareeb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://nla.gov.au/nla.news-article40312638" xlink:type="simple">http://nla.gov.au/nla.news-article40312638</text:a></text:p>
          </table:table-cell>
          <table:table-cell table:number-columns-repeated="4"/>
          <table:table-cell office:value-type="float" office:value="8211086" calcext:value-type="float">
            <text:p>821108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nion, Michael </text:p>
          </table:table-cell>
          <table:table-cell office:value-type="float" office:value="2006" calcext:value-type="float">
            <text:p>200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48909" xlink:type="simple">https://www.awm.gov.au/collection/R1648909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362/manion,-michael/" xlink:type="simple">https://www.cwgc.org/find-war-dead/casualty/609362/manion,-michael/</text:a></text:p>
          </table:table-cell>
          <table:table-cell office:value-type="string" calcext:value-type="string">
            <text:p>57d.R34.d.00.65</text:p>
          </table:table-cell>
          <table:table-cell office:value-type="string" calcext:value-type="string">
            <text:p>3<text:span text:style-name="T1">rd</text:span> Reif 26th Bn   </text:p>
          </table:table-cell>
          <table:table-cell office:value-type="string" calcext:value-type="string">
            <text:p><text:a xlink:href="https://s3-ap-southeast-2.amazonaws.com/awm-media/collection/RCDIG1050766/document/5638437.PDF" xlink:type="simple">https://s3-ap-southeast-2.amazonaws.com/awm-media/collection/RCDIG1050766/document/5638437.PDF</text:a></text:p>
          </table:table-cell>
          <table:table-cell office:value-type="string" calcext:value-type="string">
            <text:p><text:a xlink:href="https://discoveringanzacs.naa.gov.au/browse/person/344742" xlink:type="simple">https://discoveringanzacs.naa.gov.au/browse/person/344742</text:a>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D Coy 14pl</text:p>
          </table:table-cell>
          <table:table-cell/>
          <table:table-cell office:value-type="float" office:value="8212721" calcext:value-type="float">
            <text:p>82127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nn, Frederick </text:p>
          </table:table-cell>
          <table:table-cell office:value-type="float" office:value="4481" calcext:value-type="float">
            <text:p>4481</text:p>
          </table:table-cell>
          <table:table-cell table:style-name="ce20" office:value-type="date" office:date-value="1916-08-06" calcext:value-type="date">
            <text:p>06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9928" xlink:type="simple">https://www.awm.gov.au/collection/R164992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475/mann,-frederick/" xlink:type="simple">https://www.cwgc.org/find-war-dead/casualty/1456475/mann,-frederick/</text:a></text:p>
          </table:table-cell>
          <table:table-cell/>
          <table:table-cell office:value-type="string" calcext:value-type="string">
            <text:p>11<text:span text:style-name="T1">th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348039" xlink:type="simple">https://discoveringanzacs.naa.gov.au/browse/person/348039</text:a></text:p>
          </table:table-cell>
          <table:table-cell office:value-type="string" calcext:value-type="string">
            <text:p>Charters Towers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CWGC DoD 5/8/1916 </text:p>
          </table:table-cell>
          <table:table-cell/>
          <table:table-cell table:style-name="ce31" office:value-type="float" office:value="8216021" calcext:value-type="float">
            <text:p>8216021</text:p>
          </table:table-cell>
          <table:table-cell office:value-type="string" calcext:value-type="string">
            <text:p>Possibly 7 Secti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archant, Herbert Charles </text:p>
          </table:table-cell>
          <table:table-cell office:value-type="float" office:value="376" calcext:value-type="float">
            <text:p>37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9465" xlink:type="simple">https://www.awm.gov.au/collection/R164946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507/marchant,-herbert-charles/" xlink:type="simple">https://www.cwgc.org/find-war-dead/casualty/1456507/marchant,-herbert-charles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344972" xlink:type="simple">https://discoveringanzacs.naa.gov.au/browse/person/344972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212952" calcext:value-type="float">
            <text:p>82129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shall, John Herbert </text:p>
          </table:table-cell>
          <table:table-cell office:value-type="float" office:value="1216" calcext:value-type="float">
            <text:p>1216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48895" xlink:type="simple">https://www.awm.gov.au/collection/R164889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75195851/marshall,-john-herbert/" xlink:type="simple">https://www.cwgc.org/find-war-dead/casualty/75195851/marshall,-john-herbert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345867" xlink:type="simple">https://discoveringanzacs.naa.gov.au/browse/person/345867</text:a></text:p>
          </table:table-cell>
          <table:table-cell office:value-type="string" calcext:value-type="string">
            <text:p>New Norfolk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213847" calcext:value-type="float">
            <text:p>82138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rtin, Charles </text:p>
          </table:table-cell>
          <table:table-cell office:value-type="float" office:value="3100" calcext:value-type="float">
            <text:p>310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9380" xlink:type="simple">https://www.awm.gov.au/collection/R164938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528/martin,-charles/" xlink:type="simple">https://www.cwgc.org/find-war-dead/casualty/1456528/martin,-charles/</text:a></text:p>
          </table:table-cell>
          <table:table-cell/>
          <table:table-cell office:value-type="string" calcext:value-type="string">
            <text:p>7<text:span text:style-name="T1">th</text:span> Reif 26th Bn</text:p>
          </table:table-cell>
          <table:table-cell office:value-type="string" calcext:value-type="string">
            <text:p><text:a xlink:href="https://s3-ap-southeast-2.amazonaws.com/awm-media/collection/RCDIG1052197/document/5639868.PDF" xlink:type="simple">https://s3-ap-southeast-2.amazonaws.com/awm-media/collection/RCDIG1052197/document/5639868.PDF</text:a></text:p>
          </table:table-cell>
          <table:table-cell office:value-type="string" calcext:value-type="string">
            <text:p><text:a xlink:href="https://discoveringanzacs.naa.gov.au/browse/person/56302" xlink:type="simple">https://discoveringanzacs.naa.gov.au/browse/person/56302</text:a></text:p>
          </table:table-cell>
          <table:table-cell office:value-type="string" calcext:value-type="string">
            <text:p>Helidon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2017433" calcext:value-type="float">
            <text:p>201743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artin, Donald </text:p>
          </table:table-cell>
          <table:table-cell office:value-type="float" office:value="375" calcext:value-type="float">
            <text:p>37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8589" xlink:type="simple">https://www.awm.gov.au/collection/R164858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534/martin,-donald/" xlink:type="simple">https://www.cwgc.org/find-war-dead/casualty/1456534/martin,-donald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56349" xlink:type="simple">https://discoveringanzacs.naa.gov.au/browse/person/56349</text:a>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2017609" calcext:value-type="float">
            <text:p>201760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Arthur, John Cameron </text:p>
          </table:table-cell>
          <table:table-cell office:value-type="float" office:value="4462" calcext:value-type="float">
            <text:p>4462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37393" xlink:type="simple">https://www.awm.gov.au/collection/R1637393</text:a></text:p>
          </table:table-cell>
          <table:table-cell office:value-type="string" calcext:value-type="string">
            <text:p>Gordon Dump Cemetery, Ovillers la Boisselle, Picardie, France</text:p>
          </table:table-cell>
          <table:table-cell office:value-type="string" calcext:value-type="string">
            <text:p><text:a xlink:href="https://www.cwgc.org/find-war-dead/casualty/191246/mcarthur,-john-cameron/" xlink:type="simple">https://www.cwgc.org/find-war-dead/casualty/191246/mcarthur,-john-cameron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 office:value-type="string" calcext:value-type="string">
            <text:p><text:a xlink:href="https://s3-ap-southeast-2.amazonaws.com/awm-media/collection/RCDIG1047166/document/5634837.PDF" xlink:type="simple">https://s3-ap-southeast-2.amazonaws.com/awm-media/collection/RCDIG1047166/document/5634837.PDF</text:a></text:p>
          </table:table-cell>
          <table:table-cell office:value-type="string" calcext:value-type="string">
            <text:p><text:a xlink:href="https://discoveringanzacs.naa.gov.au/browse/person/33981" xlink:type="simple">https://discoveringanzacs.naa.gov.au/browse/person/33981</text:a></text:p>
          </table:table-cell>
          <table:table-cell office:value-type="string" calcext:value-type="string">
            <text:p>Rockhampton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937291" calcext:value-type="float">
            <text:p>193729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Cabe, Joseph </text:p>
          </table:table-cell>
          <table:table-cell office:value-type="float" office:value="1692" calcext:value-type="float">
            <text:p>1692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37687" xlink:type="simple">https://www.awm.gov.au/collection/R1637687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286/mccabe,-joseph/" xlink:type="simple">https://www.cwgc.org/find-war-dead/casualty/609286/mccabe,-joseph/</text:a></text:p>
          </table:table-cell>
          <table:table-cell office:value-type="string" calcext:value-type="string">
            <text:p>57d.R34.b..45.05</text:p>
          </table:table-cell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34442" xlink:type="simple">https://discoveringanzacs.naa.gov.au/browse/person/34442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Bomber</text:p>
          </table:table-cell>
          <table:table-cell/>
          <table:table-cell office:value-type="float" office:value="1938260" calcext:value-type="float">
            <text:p>19382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Cartney, Lester Harold </text:p>
          </table:table-cell>
          <table:table-cell office:value-type="float" office:value="4467" calcext:value-type="float">
            <text:p>4467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50762" xlink:type="simple">https://www.awm.gov.au/collection/R165076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993/mccartney,-lester-harold/" xlink:type="simple">https://www.cwgc.org/find-war-dead/casualty/1455993/mccartney,-lester-harold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5305" xlink:type="simple">https://discoveringanzacs.naa.gov.au/browse/person/35305</text:a></text:p>
          </table:table-cell>
          <table:table-cell office:value-type="string" calcext:value-type="string">
            <text:p>Copmanhurst</text:p>
          </table:table-cell>
          <table:table-cell office:value-type="string" calcext:value-type="string">
            <text:p>NSW</text:p>
          </table:table-cell>
          <table:table-cell table:number-columns-repeated="5"/>
          <table:table-cell table:style-name="ce31" office:value-type="float" office:value="1939533" calcext:value-type="float">
            <text:p>193953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Evoy, John </text:p>
          </table:table-cell>
          <table:table-cell office:value-type="float" office:value="1730" calcext:value-type="float">
            <text:p>173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0641" xlink:type="simple">https://www.awm.gov.au/collection/R165064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101/mcevoy,-john/" xlink:type="simple">https://www.cwgc.org/find-war-dead/casualty/1456101/mcevoy,-john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37624" xlink:type="simple">https://discoveringanzacs.naa.gov.au/browse/person/37624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942922" calcext:value-type="float">
            <text:p>194292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Giveron, John Henry Thomas </text:p>
          </table:table-cell>
          <table:table-cell office:value-type="float" office:value="1140" calcext:value-type="float">
            <text:p>114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0798" xlink:type="simple">https://www.awm.gov.au/collection/R165079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133/mcgiveron,-john-henry-thomas/" xlink:type="simple">https://www.cwgc.org/find-war-dead/casualty/1456133/mcgiveron,-john-henry-thomas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38546" xlink:type="simple">https://discoveringanzacs.naa.gov.au/browse/person/38546</text:a></text:p>
          </table:table-cell>
          <table:table-cell office:value-type="string" calcext:value-type="string">
            <text:p>Mt Nicholas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1944402" calcext:value-type="float">
            <text:p>194440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Innes, James Joseph Watkins </text:p>
          </table:table-cell>
          <table:table-cell office:value-type="float" office:value="380" calcext:value-type="float">
            <text:p>38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50384" xlink:type="simple">https://www.awm.gov.au/collection/R165038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133/mcgiveron,-john-henry-thomas/" xlink:type="simple">https://www.cwgc.org/find-war-dead/casualty/1456133/mcgiveron,-john-henry-thomas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39967" xlink:type="simple">https://discoveringanzacs.naa.gov.au/browse/person/39967</text:a></text:p>
          </table:table-cell>
          <table:table-cell office:value-type="string" calcext:value-type="string">
            <text:p>Kempsey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1946185" calcext:value-type="float">
            <text:p>194618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Intosh, Alfred Keith </text:p>
          </table:table-cell>
          <table:table-cell office:value-type="float" office:value="106" calcext:value-type="float">
            <text:p>10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51382" xlink:type="simple">https://www.awm.gov.au/collection/R165138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196/mcintosh,-alfred-keith/" xlink:type="simple">https://www.cwgc.org/find-war-dead/casualty/1456196/mcintosh,-alfred-keith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40071" xlink:type="simple">https://discoveringanzacs.naa.gov.au/browse/person/40071</text:a></text:p>
          </table:table-cell>
          <table:table-cell office:value-type="string" calcext:value-type="string">
            <text:p>Mt Gambier</text:p>
          </table:table-cell>
          <table:table-cell office:value-type="string" calcext:value-type="string">
            <text:p>SA</text:p>
          </table:table-cell>
          <table:table-cell table:number-columns-repeated="5"/>
          <table:table-cell office:value-type="float" office:value="1946316" calcext:value-type="float">
            <text:p>194631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cKendrick, Alexander Neil </text:p>
          </table:table-cell>
          <table:table-cell office:value-type="float" office:value="3678" calcext:value-type="float">
            <text:p>367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1506" xlink:type="simple">https://www.awm.gov.au/collection/R1651506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173/mckendrick,-alexander-niel/" xlink:type="simple">https://www.cwgc.org/find-war-dead/casualty/196173/mckendrick,-alexander-niel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41204" xlink:type="simple">https://discoveringanzacs.naa.gov.au/browse/person/41204</text:a></text:p>
          </table:table-cell>
          <table:table-cell office:value-type="string" calcext:value-type="string">
            <text:p>Claremon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1949172" calcext:value-type="float">
            <text:p>194917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Kenna, Patrick James </text:p>
          </table:table-cell>
          <table:table-cell office:value-type="float" office:value="128" calcext:value-type="float">
            <text:p>12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50727" xlink:type="simple">https://www.awm.gov.au/collection/R165072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133/mcgiveron,-john-henry-thomas/" xlink:type="simple">https://www.cwgc.org/find-war-dead/casualty/1456133/mcgiveron,-john-henry-thomas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41329" xlink:type="simple">https://discoveringanzacs.naa.gov.au/browse/person/41329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949489" calcext:value-type="float">
            <text:p>19494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cLennan, Alexander </text:p>
          </table:table-cell>
          <table:table-cell office:value-type="float" office:value="368" calcext:value-type="float">
            <text:p>36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9895" xlink:type="simple">https://www.awm.gov.au/collection/R164989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325/mclennan,-alexander/" xlink:type="simple">https://www.cwgc.org/find-war-dead/casualty/1456325/mclennan,-alexander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43459" xlink:type="simple">https://discoveringanzacs.naa.gov.au/browse/person/43459</text:a>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Sp Mac on enlistment/Kiwi/sniper</text:p>
          </table:table-cell>
          <table:table-cell/>
          <table:table-cell office:value-type="float" office:value="1953853" calcext:value-type="float">
            <text:p>195385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errick, Francis Michael </text:p>
          </table:table-cell>
          <table:table-cell office:value-type="float" office:value="1729" calcext:value-type="float">
            <text:p>1729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46759" xlink:type="simple">https://www.awm.gov.au/collection/R164675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692/merrick,-francis-michael/" xlink:type="simple">https://www.cwgc.org/find-war-dead/casualty/1456692/merrick,-francis-michael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293633" xlink:type="simple">https://discoveringanzacs.naa.gov.au/browse/person/293633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30789" calcext:value-type="float">
            <text:p>803078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llison, John </text:p>
          </table:table-cell>
          <table:table-cell office:value-type="float" office:value="3844" calcext:value-type="float">
            <text:p>384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45251" xlink:type="simple">https://www.awm.gov.au/collection/R164525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845/mollison,-john/" xlink:type="simple">https://www.cwgc.org/find-war-dead/casualty/1456845/mollison,-john/</text:a></text:p>
          </table:table-cell>
          <table:table-cell/>
          <table:table-cell office:value-type="string" calcext:value-type="string">
            <text:p>9<text:span text:style-name="T1">th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243740" xlink:type="simple">https://discoveringanzacs.naa.gov.au/browse/person/243740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letters</text:p>
          </table:table-cell>
          <table:table-cell/>
          <table:table-cell office:value-type="float" office:value="7980836" calcext:value-type="float">
            <text:p>798083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oney, Bernard </text:p>
          </table:table-cell>
          <table:table-cell office:value-type="float" office:value="1943" calcext:value-type="float">
            <text:p>1943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4842" xlink:type="simple">https://www.awm.gov.au/collection/R164484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877/mooney,-bernard/" xlink:type="simple">https://www.cwgc.org/find-war-dead/casualty/1456877/mooney,-bernard/</text:a></text:p>
          </table:table-cell>
          <table:table-cell/>
          <table:table-cell office:value-type="string" calcext:value-type="string">
            <text:p>3<text:span text:style-name="T1">rd</text:span> Reif 26th Bn</text:p>
          </table:table-cell>
          <table:table-cell/>
          <table:table-cell office:value-type="string" calcext:value-type="string">
            <text:p><text:a xlink:href="https://discoveringanzacs.naa.gov.au/browse/person/251145" xlink:type="simple">https://discoveringanzacs.naa.gov.au/browse/person/251145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7988243" calcext:value-type="float">
            <text:p>798824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orley, George Thomas </text:p>
          </table:table-cell>
          <table:table-cell office:value-type="float" office:value="4479" calcext:value-type="float">
            <text:p>4479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45612" xlink:type="simple">https://www.awm.gov.au/collection/R1645612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6957/morley,-george-thomas/" xlink:type="simple">https://www.cwgc.org/find-war-dead/casualty/1456957/morley,-george-thomas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49764" xlink:type="simple">https://discoveringanzacs.naa.gov.au/browse/person/249764</text:a></text:p>
          </table:table-cell>
          <table:table-cell office:value-type="string" calcext:value-type="string">
            <text:p>Tralalgon</text:p>
          </table:table-cell>
          <table:table-cell office:value-type="string" calcext:value-type="string">
            <text:p>VIC</text:p>
          </table:table-cell>
          <table:table-cell table:number-columns-repeated="3"/>
          <table:table-cell office:value-type="string" calcext:value-type="string">
            <text:p>letters</text:p>
          </table:table-cell>
          <table:table-cell/>
          <table:table-cell office:value-type="float" office:value="7986861" calcext:value-type="float">
            <text:p>798686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unkley, Reginald Henry </text:p>
          </table:table-cell>
          <table:table-cell office:value-type="float" office:value="4470" calcext:value-type="float">
            <text:p>447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45229" xlink:type="simple">https://www.awm.gov.au/collection/R164522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068/munkley,-reginald-henry/" xlink:type="simple">https://www.cwgc.org/find-war-dead/casualty/1457068/munkley,-reginald-henry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50653" xlink:type="simple">https://discoveringanzacs.naa.gov.au/browse/person/250653</text:a></text:p>
          </table:table-cell>
          <table:table-cell office:value-type="string" calcext:value-type="string">
            <text:p>Wondai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7987750" calcext:value-type="float">
            <text:p>798775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urphy, William </text:p>
          </table:table-cell>
          <table:table-cell office:value-type="float" office:value="4473" calcext:value-type="float">
            <text:p>4473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45565" xlink:type="simple">https://www.awm.gov.au/collection/R164556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7113/murphy,-william/" xlink:type="simple">https://www.cwgc.org/find-war-dead/casualty/1457113/murphy,-william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54979" xlink:type="simple">https://discoveringanzacs.naa.gov.au/browse/person/254979</text:a></text:p>
          </table:table-cell>
          <table:table-cell office:value-type="string" calcext:value-type="string">
            <text:p>Maleny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7992090" calcext:value-type="float">
            <text:p>799209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orman, Harry Alfred </text:p>
          </table:table-cell>
          <table:table-cell office:value-type="float" office:value="4487" calcext:value-type="float">
            <text:p>4487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57689" xlink:type="simple">https://www.awm.gov.au/collection/R165768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758/norman,-harry-alfred/" xlink:type="simple">https://www.cwgc.org/find-war-dead/casualty/1453758/norman,-harry-alfred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65675" xlink:type="simple">https://discoveringanzacs.naa.gov.au/browse/person/265675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02801" calcext:value-type="float">
            <text:p>800280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O'Brien, Walter John </text:p>
          </table:table-cell>
          <table:table-cell office:value-type="float" office:value="3683" calcext:value-type="float">
            <text:p>3683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6401" xlink:type="simple">https://www.awm.gov.au/collection/R165640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828/o'brien,-walter-john/" xlink:type="simple">https://www.cwgc.org/find-war-dead/casualty/1453828/o'brien,-walter-john/</text:a></text:p>
          </table:table-cell>
          <table:table-cell/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54483" xlink:type="simple">https://discoveringanzacs.naa.gov.au/browse/person/254483</text:a></text:p>
          </table:table-cell>
          <table:table-cell office:value-type="string" calcext:value-type="string">
            <text:p>Frankford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7991594" calcext:value-type="float">
            <text:p>79915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'Rourke, Francis Alexander </text:p>
          </table:table-cell>
          <table:table-cell office:value-type="float" office:value="391" calcext:value-type="float">
            <text:p>39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57205" xlink:type="simple">https://www.awm.gov.au/collection/R165720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947/o'rourke,-francis-alexander/" xlink:type="simple">https://www.cwgc.org/find-war-dead/casualty/1453947/o'rourke,-francis-alexander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261624" xlink:type="simple">https://discoveringanzacs.naa.gov.au/browse/person/261624</text:a></text:p>
          </table:table-cell>
          <table:table-cell office:value-type="string" calcext:value-type="string">
            <text:p>Coogee</text:p>
          </table:table-cell>
          <table:table-cell office:value-type="string" calcext:value-type="string">
            <text:p>NSW</text:p>
          </table:table-cell>
          <table:table-cell table:number-columns-repeated="5"/>
          <table:table-cell office:value-type="float" office:value="7998744" calcext:value-type="float">
            <text:p>7998744</text:p>
          </table:table-cell>
          <table:table-cell table:style-name="ce18" office:value-type="float" office:value="7998755" calcext:value-type="float">
            <text:p>799875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'Rourke, Lawrence William </text:p>
          </table:table-cell>
          <table:table-cell office:value-type="float" office:value="1157" calcext:value-type="float">
            <text:p>115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5489" xlink:type="simple">https://www.awm.gov.au/collection/R165548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949/o'rourke,-lawrence-william/" xlink:type="simple">https://www.cwgc.org/find-war-dead/casualty/1453949/o'rourke,-lawrence-william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260503" xlink:type="simple">https://discoveringanzacs.naa.gov.au/browse/person/260503</text:a></text:p>
          </table:table-cell>
          <table:table-cell office:value-type="string" calcext:value-type="string">
            <text:p>Lebrina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Default"/>
          <table:table-cell/>
          <table:table-cell office:value-type="float" office:value="5236009" calcext:value-type="float">
            <text:p>5236009</text:p>
          </table:table-cell>
          <table:table-cell office:value-type="string" calcext:value-type="string">
            <text:p>44 3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lley, Eric Henry </text:p>
          </table:table-cell>
          <table:table-cell office:value-type="string" calcext:value-type="string">
            <text:p>2Lt</text:p>
          </table:table-cell>
          <table:table-cell table:style-name="ce20" office:value-type="date" office:date-value="1916-08-04" calcext:value-type="date">
            <text:p>04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6159" xlink:type="simple">https://www.awm.gov.au/collection/R1656159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533/olley,-/" xlink:type="simple">https://www.cwgc.org/find-war-dead/casualty/609533/olley,-/</text:a></text:p>
          </table:table-cell>
          <table:table-cell office:value-type="string" calcext:value-type="string">
            <text:p>57d.R34.d.0.9</text:p>
          </table:table-cell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266354" xlink:type="simple">https://discoveringanzacs.naa.gov.au/browse/person/266354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50899037" xlink:type="simple">http://nla.gov.au/nla.news-article50899037</text:a></text:p>
          </table:table-cell>
          <table:table-cell office:value-type="string" calcext:value-type="string">
            <text:p><text:a xlink:href="http://nla.gov.au/nla.news-article152742472" xlink:type="simple">http://nla.gov.au/nla.news-article152742472</text:a></text:p>
          </table:table-cell>
          <table:table-cell office:value-type="string" calcext:value-type="string">
            <text:p><text:a xlink:href="http://nla.gov.au/nla.news-article50956303" xlink:type="simple">http://nla.gov.au/nla.news-article50956303</text:a></text:p>
          </table:table-cell>
          <table:table-cell office:value-type="string" calcext:value-type="string">
            <text:p>Promoted 5/8/16</text:p>
          </table:table-cell>
          <table:table-cell office:value-type="string" calcext:value-type="string">
            <text:p><text:a xlink:href="http://nla.gov.au/nla.news-article151263993" xlink:type="simple">http://nla.gov.au/nla.news-article151263993</text:a></text:p>
          </table:table-cell>
          <table:table-cell office:value-type="float" office:value="8003480" calcext:value-type="float">
            <text:p>800348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Owen, John Theodore </text:p>
          </table:table-cell>
          <table:table-cell office:value-type="float" office:value="934" calcext:value-type="float">
            <text:p>934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6920" xlink:type="simple">https://www.awm.gov.au/collection/R165692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994/owen,-john-theodore/" xlink:type="simple">https://www.cwgc.org/find-war-dead/casualty/1453994/owen,-john-theodore/</text:a></text:p>
          </table:table-cell>
          <table:table-cell/>
          <table:table-cell office:value-type="string" calcext:value-type="string">
            <text:p>Original C</text:p>
          </table:table-cell>
          <table:table-cell/>
          <table:table-cell office:value-type="string" calcext:value-type="string">
            <text:p><text:a xlink:href="https://discoveringanzacs.naa.gov.au/browse/person/264804" xlink:type="simple">https://discoveringanzacs.naa.gov.au/browse/person/264804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01929" calcext:value-type="float">
            <text:p>80019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acey, Hector Clarence </text:p>
          </table:table-cell>
          <table:table-cell office:value-type="float" office:value="1215" calcext:value-type="float">
            <text:p>121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6131" xlink:type="simple">https://www.awm.gov.au/collection/R165613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004/pacey,-hector-clarence/" xlink:type="simple">https://www.cwgc.org/find-war-dead/casualty/1454004/pacey,-hector-clarence/</text:a></text:p>
          </table:table-cell>
          <table:table-cell/>
          <table:table-cell table:style-name="Default" office:value-type="string" calcext:value-type="string">
            <text:p>Original D</text:p>
          </table:table-cell>
          <table:table-cell office:value-type="string" calcext:value-type="string">
            <text:p><text:a xlink:href="https://s3-ap-southeast-2.amazonaws.com/awm-media/collection/RCDIG1055345/document/5643029.PDF" xlink:type="simple">https://s3-ap-southeast-2.amazonaws.com/awm-media/collection/RCDIG1055345/document/5643029.PDF</text:a></text:p>
          </table:table-cell>
          <table:table-cell office:value-type="string" calcext:value-type="string">
            <text:p><text:a xlink:href="https://discoveringanzacs.naa.gov.au/browse/person/266629" xlink:type="simple">https://discoveringanzacs.naa.gov.au/browse/person/266629</text:a></text:p>
          </table:table-cell>
          <table:table-cell office:value-type="string" calcext:value-type="string">
            <text:p>Newtown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span text:style-name="T4"><text:a xlink:href="https://trove.nla.gov.au/newspaper/article/1089123" xlink:type="simple">https://trove.nla.gov.au/newspaper/article/1089123</text:a></text:span><text:span text:style-name="T4">  </text:span></text:p>
          </table:table-cell>
          <table:table-cell/>
          <table:table-cell office:value-type="string" calcext:value-type="string">
            <text:p><text:span text:style-name="T4"><text:a xlink:href="http://nla.gov.au/nla.news-article226337542" xlink:type="simple">http://nla.gov.au/nla.news-article226337542</text:a></text:span><text:span text:style-name="T4"> </text:span></text:p>
          </table:table-cell>
          <table:table-cell office:value-type="string" calcext:value-type="string">
            <text:p>Friend of 1185 Montague Street</text:p>
          </table:table-cell>
          <table:table-cell/>
          <table:table-cell office:value-type="float" office:value="8003756" calcext:value-type="float">
            <text:p>800375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aterson, Ogilvie Brown </text:p>
          </table:table-cell>
          <table:table-cell office:value-type="string" calcext:value-type="string">
            <text:p>2Lt</text:p>
          </table:table-cell>
          <table:table-cell table:style-name="ce20" office:value-type="date" office:date-value="1916-07-29" calcext:value-type="date">
            <text:p>29/07/16</text:p>
          </table:table-cell>
          <table:table-cell table:style-name="ce23"/>
          <table:table-cell office:value-type="string" calcext:value-type="string">
            <text:p><text:a xlink:href="https://www.awm.gov.au/collection/R1656703" xlink:type="simple">https://www.awm.gov.au/collection/R1656703</text:a></text:p>
          </table:table-cell>
          <table:table-cell office:value-type="string" calcext:value-type="string">
            <text:p>London Cemetery and Extension, Longueval, Picardie, France</text:p>
          </table:table-cell>
          <table:table-cell office:value-type="string" calcext:value-type="string">
            <text:p><text:a xlink:href="https://www.cwgc.org/find-war-dead/casualty/2946031/paterson,-ogilive-brown/" xlink:type="simple">https://www.cwgc.org/find-war-dead/casualty/2946031/paterson,-ogilive-brown/</text:a></text:p>
          </table:table-cell>
          <table:table-cell office:value-type="string" calcext:value-type="string">
            <text:p>57D.R34.a.4.0</text:p>
          </table:table-cell>
          <table:table-cell office:value-type="string" calcext:value-type="string">
            <text:p>9<text:span text:style-name="T1">th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268779" xlink:type="simple">https://discoveringanzacs.naa.gov.au/browse/person/268779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Exhumed 5/6/1936</text:p>
          </table:table-cell>
          <table:table-cell/>
          <table:table-cell office:value-type="float" office:value="8005908" calcext:value-type="float">
            <text:p>80059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ayne, Harry </text:p>
          </table:table-cell>
          <table:table-cell office:value-type="float" office:value="2155" calcext:value-type="float">
            <text:p>215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55030" xlink:type="simple">https://www.awm.gov.au/collection/R1655030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577/payne,-harry/" xlink:type="simple">https://www.cwgc.org/find-war-dead/casualty/609577/payne,-harry/</text:a></text:p>
          </table:table-cell>
          <table:table-cell office:value-type="string" calcext:value-type="string">
            <text:p>57d.R34.c.00.15</text:p>
          </table:table-cell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273927" xlink:type="simple">https://discoveringanzacs.naa.gov.au/browse/person/273927</text:a></text:p>
          </table:table-cell>
          <table:table-cell office:value-type="string" calcext:value-type="string">
            <text:p>Ipswich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11061" calcext:value-type="float">
            <text:p>80110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eace, Roderick Neil </text:p>
          </table:table-cell>
          <table:table-cell office:value-type="float" office:value="1162" calcext:value-type="float">
            <text:p>1162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3927" xlink:type="simple">https://www.awm.gov.au/collection/R165392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154/peace,-roderick-neil/" xlink:type="simple">https://www.cwgc.org/find-war-dead/casualty/1454154/peace,-roderick-neil/</text:a></text:p>
          </table:table-cell>
          <table:table-cell/>
          <table:table-cell table:style-name="Default" office:value-type="string" calcext:value-type="string">
            <text:p>Original D</text:p>
          </table:table-cell>
          <table:table-cell office:value-type="string" calcext:value-type="string">
            <text:p><text:a xlink:href="https://s3-ap-southeast-2.amazonaws.com/awm-media/collection/RCDIG1055345/document/5643029.PDF" xlink:type="simple">https://s3-ap-southeast-2.amazonaws.com/awm-media/collection/RCDIG1055345/document/5643029.PDF</text:a></text:p>
          </table:table-cell>
          <table:table-cell office:value-type="string" calcext:value-type="string">
            <text:p><text:a xlink:href="https://discoveringanzacs.naa.gov.au/browse/person/271734" xlink:type="simple">https://discoveringanzacs.naa.gov.au/browse/person/271734</text:a></text:p>
          </table:table-cell>
          <table:table-cell table:style-name="Default" office:value-type="string" calcext:value-type="string">
            <text:p>Bothwell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Killed with 1185 Montague and 1215 Pacey</text:p>
          </table:table-cell>
          <table:table-cell/>
          <table:table-cell office:value-type="float" office:value="8008863" calcext:value-type="float">
            <text:p>800886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ershouse, Reuben Woodward </text:p>
          </table:table-cell>
          <table:table-cell office:value-type="float" office:value="1914" calcext:value-type="float">
            <text:p>191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4460" xlink:type="simple">https://www.awm.gov.au/collection/R165446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233/pershouse,-reuben-woodward/" xlink:type="simple">https://www.cwgc.org/find-war-dead/casualty/1454233/pershouse,-reuben-woodward/</text:a></text:p>
          </table:table-cell>
          <table:table-cell/>
          <table:table-cell office:value-type="string" calcext:value-type="string">
            <text:p>3<text:span text:style-name="T1">rd</text:span> Reif 26th Bn</text:p>
          </table:table-cell>
          <table:table-cell/>
          <table:table-cell office:value-type="string" calcext:value-type="string">
            <text:p><text:a xlink:href="https://discoveringanzacs.naa.gov.au/browse/records/416755" xlink:type="simple">https://discoveringanzacs.naa.gov.au/browse/records/416755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Bomber</text:p>
          </table:table-cell>
          <table:table-cell/>
          <table:table-cell office:value-type="float" office:value="8015389" calcext:value-type="float">
            <text:p>801538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etersen, Arthur Gustaf </text:p>
          </table:table-cell>
          <table:table-cell office:value-type="float" office:value="1674" calcext:value-type="float">
            <text:p>1674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53800" xlink:type="simple">https://www.awm.gov.au/collection/R165380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243/petersen,-arthur-gustaf/" xlink:type="simple">https://www.cwgc.org/find-war-dead/casualty/1454243/petersen,-arthur-gustaf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279129" xlink:type="simple">https://discoveringanzacs.naa.gov.au/browse/person/279129</text:a></text:p>
          </table:table-cell>
          <table:table-cell office:value-type="string" calcext:value-type="string">
            <text:p>Avondal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16265" calcext:value-type="float">
            <text:p>801626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lunkett, Frederick Farrington </text:p>
          </table:table-cell>
          <table:table-cell office:value-type="float" office:value="2505" calcext:value-type="float">
            <text:p>250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5067" xlink:type="simple">https://www.awm.gov.au/collection/R165506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350/plunkett,-frederick-farrington/" xlink:type="simple">https://www.cwgc.org/find-war-dead/casualty/1454350/plunkett,-frederick-farrington/</text:a></text:p>
          </table:table-cell>
          <table:table-cell/>
          <table:table-cell office:value-type="string" calcext:value-type="string">
            <text:p>5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79505" xlink:type="simple">https://discoveringanzacs.naa.gov.au/browse/person/279505</text:a>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16641" calcext:value-type="float">
            <text:p>801664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oole, Alfred </text:p>
          </table:table-cell>
          <table:table-cell office:value-type="float" office:value="2671" calcext:value-type="float">
            <text:p>2671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54430" xlink:type="simple">https://www.awm.gov.au/collection/R165443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379/poole,-alfred/" xlink:type="simple">https://www.cwgc.org/find-war-dead/casualty/1454379/poole,-alfred/</text:a></text:p>
          </table:table-cell>
          <table:table-cell/>
          <table:table-cell office:value-type="string" calcext:value-type="string">
            <text:p>6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75211" xlink:type="simple">https://discoveringanzacs.naa.gov.au/browse/person/375211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1973605" calcext:value-type="float">
            <text:p>119736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owell, Richard Gordon </text:p>
          </table:table-cell>
          <table:table-cell office:value-type="float" office:value="940" calcext:value-type="float">
            <text:p>940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4607" xlink:type="simple">https://www.awm.gov.au/collection/R165460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435/powell,-richard-gordon/" xlink:type="simple">https://www.cwgc.org/find-war-dead/casualty/1454435/powell,-richard-gordon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281418" xlink:type="simple">https://discoveringanzacs.naa.gov.au/browse/person/281418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16641" calcext:value-type="float">
            <text:p>80166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Quinn, Daniel Augustine </text:p>
          </table:table-cell>
          <table:table-cell office:value-type="float" office:value="941" calcext:value-type="float">
            <text:p>94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3891" xlink:type="simple">https://www.awm.gov.au/collection/R1653891</text:a></text:p>
          </table:table-cell>
          <table:table-cell office:value-type="string" calcext:value-type="string">
            <text:p>London Cemetery and Extension, Longueval, Picardie, France</text:p>
          </table:table-cell>
          <table:table-cell office:value-type="string" calcext:value-type="string">
            <text:p><text:a xlink:href="https://www.cwgc.org/find-war-dead/casualty/2946066/quinn,-daniel-augustine/" xlink:type="simple">https://www.cwgc.org/find-war-dead/casualty/2946066/quinn,-daniel-augustine/</text:a></text:p>
          </table:table-cell>
          <table:table-cell/>
          <table:table-cell table:style-name="Default" office:value-type="string" calcext:value-type="string">
            <text:p>Original C</text:p>
          </table:table-cell>
          <table:table-cell/>
          <table:table-cell office:value-type="string" calcext:value-type="string">
            <text:p><text:a xlink:href="https://discoveringanzacs.naa.gov.au/browse/person/287112" xlink:type="simple">https://discoveringanzacs.naa.gov.au/browse/person/287112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3"/>
          <table:table-cell table:style-name="ce20" office:value-type="string" calcext:value-type="string">
            <text:p>Exhumed 11/05/1953 near Pozieres</text:p>
          </table:table-cell>
          <table:table-cell/>
          <table:table-cell office:value-type="float" office:value="8024254" calcext:value-type="float">
            <text:p>802425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eardon, Alfred Hubert </text:p>
          </table:table-cell>
          <table:table-cell office:value-type="float" office:value="2278" calcext:value-type="float">
            <text:p>2278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53428" xlink:type="simple">https://www.awm.gov.au/collection/R1653428</text:a></text:p>
          </table:table-cell>
          <table:table-cell office:value-type="string" calcext:value-type="string">
            <text:p>London Cemetery and Extension, Longueval, Picardie, France</text:p>
          </table:table-cell>
          <table:table-cell office:value-type="string" calcext:value-type="string">
            <text:p><text:a xlink:href="https://www.cwgc.org/find-war-dead/casualty/2946074/reardon,-alfred-hubert/" xlink:type="simple">https://www.cwgc.org/find-war-dead/casualty/2946074/reardon,-alfred-hubert/</text:a></text:p>
          </table:table-cell>
          <table:table-cell office:value-type="string" calcext:value-type="string">
            <text:p>57D.R35.c.0.5</text:p>
          </table:table-cell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288429" xlink:type="simple">https://discoveringanzacs.naa.gov.au/browse/person/288429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25573" calcext:value-type="float">
            <text:p>802557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eid, James Saward </text:p>
          </table:table-cell>
          <table:table-cell office:value-type="float" office:value="3341" calcext:value-type="float">
            <text:p>334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2751" xlink:type="simple">https://www.awm.gov.au/collection/R165275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678/reid,-james-saward/" xlink:type="simple">https://www.cwgc.org/find-war-dead/casualty/1454678/reid,-james-saward/</text:a></text:p>
          </table:table-cell>
          <table:table-cell/>
          <table:table-cell office:value-type="string" calcext:value-type="string">
            <text:p>7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90947" xlink:type="simple">https://discoveringanzacs.naa.gov.au/browse/person/290947</text:a></text:p>
          </table:table-cell>
          <table:table-cell office:value-type="string" calcext:value-type="string">
            <text:p>Irishtow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28098" calcext:value-type="float">
            <text:p>802809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eid, Thomas </text:p>
          </table:table-cell>
          <table:table-cell office:value-type="float" office:value="1825" calcext:value-type="float">
            <text:p>182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2414" xlink:type="simple">https://www.awm.gov.au/collection/R165241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683/reid,-thomas/" xlink:type="simple">https://www.cwgc.org/find-war-dead/casualty/1454683/reid,-thomas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290668" xlink:type="simple">https://discoveringanzacs.naa.gov.au/browse/person/290668</text:a>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One page says B Coy,1916 roll C</text:p>
          </table:table-cell>
          <table:table-cell/>
          <table:table-cell office:value-type="float" office:value="8027812" calcext:value-type="float">
            <text:p>80278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ynolds, Reuben Richard </text:p>
          </table:table-cell>
          <table:table-cell office:value-type="float" office:value="2050" calcext:value-type="float">
            <text:p>2050</text:p>
          </table:table-cell>
          <table:table-cell table:style-name="ce20" office:value-type="date" office:date-value="1916-08-03" calcext:value-type="date">
            <text:p>03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3433" xlink:type="simple">https://www.awm.gov.au/collection/R1653433</text:a></text:p>
          </table:table-cell>
          <table:table-cell office:value-type="string" calcext:value-type="string">
            <text:p>London Cemetery and Extension, Longueval, Picardie, France</text:p>
          </table:table-cell>
          <table:table-cell office:value-type="string" calcext:value-type="string">
            <text:p><text:a xlink:href="https://www.cwgc.org/find-war-dead/casualty/2946084/reynolds,-reuben-richard/" xlink:type="simple">https://www.cwgc.org/find-war-dead/casualty/2946084/reynolds,-reuben-richard/</text:a></text:p>
          </table:table-cell>
          <table:table-cell office:value-type="string" calcext:value-type="string">
            <text:p>57D.x.4.C.50.65</text:p>
          </table:table-cell>
          <table:table-cell office:value-type="string" calcext:value-type="string">
            <text:p>3th Reif 26th Bn</text:p>
          </table:table-cell>
          <table:table-cell/>
          <table:table-cell office:value-type="string" calcext:value-type="string">
            <text:p><text:a xlink:href="https://discoveringanzacs.naa.gov.au/browse/person/292115" xlink:type="simple">https://discoveringanzacs.naa.gov.au/browse/person/292115</text:a></text:p>
          </table:table-cell>
          <table:table-cell office:value-type="string" calcext:value-type="string">
            <text:p>Zeeha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29266" calcext:value-type="float">
            <text:p>80292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ley, Thomas Henry </text:p>
          </table:table-cell>
          <table:table-cell office:value-type="float" office:value="1169" calcext:value-type="float">
            <text:p>116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5971" xlink:type="simple">https://www.awm.gov.au/collection/R166597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798/riley,-thomas-henry/" xlink:type="simple">https://www.cwgc.org/find-war-dead/casualty/1454798/riley,-thomas-henry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294610" xlink:type="simple">https://discoveringanzacs.naa.gov.au/browse/person/294610</text:a></text:p>
          </table:table-cell>
          <table:table-cell office:value-type="string" calcext:value-type="string">
            <text:p>St Helens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31766" calcext:value-type="float">
            <text:p>803176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obertson, George Theodore </text:p>
          </table:table-cell>
          <table:table-cell office:value-type="float" office:value="2452" calcext:value-type="float">
            <text:p>245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5839" xlink:type="simple">https://www.awm.gov.au/collection/R166583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853/robertson,-george-theodore/" xlink:type="simple">https://www.cwgc.org/find-war-dead/casualty/1454853/robertson,-george-theodore/</text:a></text:p>
          </table:table-cell>
          <table:table-cell/>
          <table:table-cell office:value-type="string" calcext:value-type="string">
            <text:p>5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96434" xlink:type="simple">https://discoveringanzacs.naa.gov.au/browse/person/296434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33595" calcext:value-type="float">
            <text:p>80335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dgers, George </text:p>
          </table:table-cell>
          <table:table-cell office:value-type="float" office:value="459" calcext:value-type="float">
            <text:p>459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64970" xlink:type="simple">https://www.awm.gov.au/collection/R166497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4923/rodgers,-george/" xlink:type="simple">https://www.cwgc.org/find-war-dead/casualty/1454923/rodgers,-george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298711" xlink:type="simple">https://discoveringanzacs.naa.gov.au/browse/person/298711</text:a></text:p>
          </table:table-cell>
          <table:table-cell office:value-type="string" calcext:value-type="string">
            <text:p>Murgon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35875" calcext:value-type="float">
            <text:p>803587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ss, Wallace Douglas Guthrie Fraser </text:p>
          </table:table-cell>
          <table:table-cell office:value-type="float" office:value="1025" calcext:value-type="float">
            <text:p>102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6208" xlink:type="simple">https://www.awm.gov.au/collection/R166620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5024/ross,-wallace-douglas-guthrie-fraser/" xlink:type="simple">https://www.cwgc.org/find-war-dead/casualty/1455024/ross,-wallace-douglas-guthrie-fraser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300747" xlink:type="simple">https://discoveringanzacs.naa.gov.au/browse/person/300747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37914" calcext:value-type="float">
            <text:p>803791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ye, Albert </text:p>
          </table:table-cell>
          <table:table-cell office:value-type="float" office:value="1916" calcext:value-type="float">
            <text:p>1916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66150" xlink:type="simple">https://www.awm.gov.au/collection/R1666150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797/rye,-albert/" xlink:type="simple">https://www.cwgc.org/find-war-dead/casualty/609797/rye,-albert/</text:a></text:p>
          </table:table-cell>
          <table:table-cell office:value-type="string" calcext:value-type="string">
            <text:p>57d.R35.c.0.8 <text:s/>(1927)</text:p>
          </table:table-cell>
          <table:table-cell office:value-type="string" calcext:value-type="string">
            <text:p>3<text:span text:style-name="T1">rd</text:span> Reif 26th Bn</text:p>
          </table:table-cell>
          <table:table-cell/>
          <table:table-cell office:value-type="string" calcext:value-type="string">
            <text:p><text:a xlink:href="https://discoveringanzacs.naa.gov.au/browse/person/307462" xlink:type="simple">https://discoveringanzacs.naa.gov.au/browse/person/307462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74406" calcext:value-type="float">
            <text:p>807440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olyer, Bernard Locke </text:p>
          </table:table-cell>
          <table:table-cell office:value-type="float" office:value="1832" calcext:value-type="float">
            <text:p>1832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3312" xlink:type="simple">https://www.awm.gov.au/collection/R1663312</text:a></text:p>
          </table:table-cell>
          <table:table-cell office:value-type="string" calcext:value-type="string">
            <text:p>Albert Communal Cemetery Extension, Albert, Picardie, France</text:p>
          </table:table-cell>
          <table:table-cell office:value-type="string" calcext:value-type="string">
            <text:p><text:a xlink:href="https://www.cwgc.org/find-war-dead/casualty/552253/scolyer,-bernard-locke/" xlink:type="simple">https://www.cwgc.org/find-war-dead/casualty/552253/scolyer,-bernard-locke/</text:a></text:p>
          </table:table-cell>
          <table:table-cell office:value-type="string" calcext:value-type="string">
            <text:p>57d.R34.c.0.8</text:p>
          </table:table-cell>
          <table:table-cell office:value-type="string" calcext:value-type="string">
            <text:p>2<text:span text:style-name="T1">nd</text:span> Reif 26<text:span text:style-name="T1">th</text:span> Bn</text:p>
          </table:table-cell>
          <table:table-cell/>
          <table:table-cell office:value-type="string" calcext:value-type="string">
            <text:p><text:a xlink:href="https://discoveringanzacs.naa.gov.au/browse/person/308810" xlink:type="simple">https://discoveringanzacs.naa.gov.au/browse/person/308810</text:a></text:p>
          </table:table-cell>
          <table:table-cell office:value-type="string" calcext:value-type="string">
            <text:p>Exeter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50956303" xlink:type="simple">http://nla.gov.au/nla.news-article50956303</text:a></text:p>
          </table:table-cell>
          <table:table-cell table:number-columns-repeated="2"/>
          <table:table-cell office:value-type="string" calcext:value-type="string">
            <text:p>On same CWGC 2228 Andrew </text:p>
          </table:table-cell>
          <table:table-cell/>
          <table:table-cell office:value-type="float" office:value="8075757" calcext:value-type="float">
            <text:p>807575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colyer, Richard Ernest </text:p>
          </table:table-cell>
          <table:table-cell office:value-type="float" office:value="960" calcext:value-type="float">
            <text:p>960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3420" xlink:type="simple">https://www.awm.gov.au/collection/R166342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1401/scolyer,-richard/" xlink:type="simple">https://www.cwgc.org/find-war-dead/casualty/1451401/scolyer,-richard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351731/" xlink:type="simple">https://discoveringanzacs.naa.gov.au/browse/person/351731/</text:a>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64592497" xlink:type="simple">http://nla.gov.au/nla.news-article64592497</text:a></text:p>
          </table:table-cell>
          <table:table-cell office:value-type="string" calcext:value-type="string">
            <text:p><text:a xlink:href="http://nla.gov.au/nla.news-article50956303" xlink:type="simple">http://nla.gov.au/nla.news-article50956303</text:a></text:p>
          </table:table-cell>
          <table:table-cell office:value-type="string" calcext:value-type="string">
            <text:p><text:a xlink:href="https://trove.nla.gov.au/newspaper/article/151263105" xlink:type="simple">https://trove.nla.gov.au/newspaper/article/151263105</text:a></text:p>
          </table:table-cell>
          <table:table-cell table:number-columns-repeated="2"/>
          <table:table-cell table:style-name="ce32" office:value-type="float" office:value="8075760" calcext:value-type="float">
            <text:p>807576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cott, William Kemp </text:p>
          </table:table-cell>
          <table:table-cell office:value-type="float" office:value="4523" calcext:value-type="float">
            <text:p>4523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8"/>
          <table:table-cell office:value-type="string" calcext:value-type="string">
            <text:p><text:a xlink:href="https://www.awm.gov.au/collection/R1663531" xlink:type="simple">https://www.awm.gov.au/collection/R166353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1430/scott,-william-kemp/" xlink:type="simple">https://www.cwgc.org/find-war-dead/casualty/1451430/scott,-william-kemp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59514" xlink:type="simple">https://discoveringanzacs.naa.gov.au/browse/person/59514</text:a></text:p>
          </table:table-cell>
          <table:table-cell office:value-type="string" calcext:value-type="string">
            <text:p>Farleigh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Joined 1/8/16 Killed 5/8/16!</text:p>
          </table:table-cell>
          <table:table-cell/>
          <table:table-cell office:value-type="float" office:value="3003944" calcext:value-type="float">
            <text:p>300394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aw, John Alexander </text:p>
          </table:table-cell>
          <table:table-cell office:value-type="float" office:value="1835" calcext:value-type="float">
            <text:p>183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2813" xlink:type="simple">https://www.awm.gov.au/collection/R166281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1505/shaw,-john-alexander/" xlink:type="simple">https://www.cwgc.org/find-war-dead/casualty/1451505/shaw,-john-alexander/</text:a></text:p>
          </table:table-cell>
          <table:table-cell/>
          <table:table-cell office:value-type="string" calcext:value-type="string">
            <text:p>2<text:span text:style-name="T1">nd</text:span> Reif 26th Bn</text:p>
          </table:table-cell>
          <table:table-cell/>
          <table:table-cell office:value-type="string" calcext:value-type="string">
            <text:p><text:a xlink:href="https://discoveringanzacs.naa.gov.au/browse/person/315071" xlink:type="simple">https://discoveringanzacs.naa.gov.au/browse/person/315071</text:a></text:p>
          </table:table-cell>
          <table:table-cell office:value-type="string" calcext:value-type="string">
            <text:p>Queenstown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://nla.gov.au/nla.news-article84082277" xlink:type="simple">http://nla.gov.au/nla.news-article84082277</text:a></text:p>
          </table:table-cell>
          <table:table-cell table:number-columns-repeated="4"/>
          <table:table-cell office:value-type="float" office:value="8082020" calcext:value-type="float">
            <text:p>808202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heen, Walter William </text:p>
          </table:table-cell>
          <table:table-cell office:value-type="float" office:value="3692" calcext:value-type="float">
            <text:p>3692</text:p>
          </table:table-cell>
          <table:table-cell table:style-name="ce20" office:value-type="date" office:date-value="1916-08-05" calcext:value-type="date">
            <text:p>05/08/16</text:p>
          </table:table-cell>
          <table:table-cell table:style-name="ce23"/>
          <table:table-cell office:value-type="string" calcext:value-type="string">
            <text:p><text:a xlink:href="https://www.awm.gov.au/collection/R1662560" xlink:type="simple">https://www.awm.gov.au/collection/R1662560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847/sheen,-/" xlink:type="simple">https://www.cwgc.org/find-war-dead/casualty/609847/sheen,-/</text:a></text:p>
          </table:table-cell>
          <table:table-cell office:value-type="string" calcext:value-type="string">
            <text:p>57d.R34.d.7.3</text:p>
          </table:table-cell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14581" xlink:type="simple">https://discoveringanzacs.naa.gov.au/browse/person/314581</text:a></text:p>
          </table:table-cell>
          <table:table-cell office:value-type="string" calcext:value-type="string">
            <text:p>Ridgley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Possibly B Coy</text:p>
          </table:table-cell>
          <table:table-cell/>
          <table:table-cell office:value-type="float" office:value="8081530" calcext:value-type="float">
            <text:p>80815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im, James Barron </text:p>
          </table:table-cell>
          <table:table-cell office:value-type="float" office:value="3540" calcext:value-type="float">
            <text:p>354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2327" xlink:type="simple">https://www.awm.gov.au/collection/R1662327</text:a></text:p>
          </table:table-cell>
          <table:table-cell office:value-type="string" calcext:value-type="string">
            <text:p>Longueval Road Cemetery, Longueval, Picardie, France</text:p>
          </table:table-cell>
          <table:table-cell office:value-type="string" calcext:value-type="string">
            <text:p><text:a xlink:href="https://www.cwgc.org/find-war-dead/casualty/246353/sim,-james-barron/" xlink:type="simple">https://www.cwgc.org/find-war-dead/casualty/246353/sim,-james-barron/</text:a></text:p>
          </table:table-cell>
          <table:table-cell office:value-type="string" calcext:value-type="string">
            <text:p>57D.R34.a.4.3</text:p>
          </table:table-cell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16900" xlink:type="simple">https://discoveringanzacs.naa.gov.au/browse/person/316900</text:a>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83849" calcext:value-type="float">
            <text:p>8083849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immons, Milton </text:p>
          </table:table-cell>
          <table:table-cell office:value-type="float" office:value="1952" calcext:value-type="float">
            <text:p>195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61651" xlink:type="simple">https://www.awm.gov.au/collection/R1661651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870/simmons,-milton/" xlink:type="simple">https://www.cwgc.org/find-war-dead/casualty/609870/simmons,-milton/</text:a></text:p>
          </table:table-cell>
          <table:table-cell office:value-type="string" calcext:value-type="string">
            <text:p>57D.R34.a.4.1</text:p>
          </table:table-cell>
          <table:table-cell office:value-type="string" calcext:value-type="string">
            <text:p>3<text:span text:style-name="T1">rd</text:span> Reif 26th Bn</text:p>
          </table:table-cell>
          <table:table-cell office:value-type="string" calcext:value-type="string">
            <text:p><text:a xlink:href="https://s3-ap-southeast-2.amazonaws.com/awm-media/collection/RCDIG1060629/document/5648508.PDF" xlink:type="simple">https://s3-ap-southeast-2.amazonaws.com/awm-media/collection/RCDIG1060629/document/5648508.PDF</text:a></text:p>
          </table:table-cell>
          <table:table-cell office:value-type="string" calcext:value-type="string">
            <text:p><text:a xlink:href="https://discoveringanzacs.naa.gov.au/browse/person/318059" xlink:type="simple">https://discoveringanzacs.naa.gov.au/browse/person/318059</text:a></text:p>
          </table:table-cell>
          <table:table-cell office:value-type="string" calcext:value-type="string">
            <text:p>Newrybar</text:p>
          </table:table-cell>
          <table:table-cell office:value-type="string" calcext:value-type="string">
            <text:p>NSW</text:p>
          </table:table-cell>
          <table:table-cell table:number-columns-repeated="3"/>
          <table:table-cell office:value-type="string" calcext:value-type="string">
            <text:p>on same sheet as 3147 Turner, 1740 Kellaway 952 Simmons 4385 Cross</text:p>
          </table:table-cell>
          <table:table-cell/>
          <table:table-cell office:value-type="float" office:value="8085008" calcext:value-type="float">
            <text:p>808500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mith, Walter Charles </text:p>
          </table:table-cell>
          <table:table-cell office:value-type="float" office:value="1703" calcext:value-type="float">
            <text:p>1703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59294" xlink:type="simple">https://www.awm.gov.au/collection/R165929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1858/smith,-walter-charles/" xlink:type="simple">https://www.cwgc.org/find-war-dead/casualty/1451858/smith,-walter-charles/</text:a></text:p>
          </table:table-cell>
          <table:table-cell/>
          <table:table-cell office:value-type="string" calcext:value-type="string">
            <text:p>2<text:span text:style-name="T1">nd</text:span> Reif 26<text:span text:style-name="T1">th</text:span> Bn</text:p>
          </table:table-cell>
          <table:table-cell office:value-type="string" calcext:value-type="string">
            <text:p><text:a xlink:href="https://s3-ap-southeast-2.amazonaws.com/awm-media/collection/RCDIG1060984/document/5648863.PDF" xlink:type="simple">https://s3-ap-southeast-2.amazonaws.com/awm-media/collection/RCDIG1060984/document/5648863.PDF</text:a></text:p>
          </table:table-cell>
          <table:table-cell office:value-type="string" calcext:value-type="string">
            <text:p><text:a xlink:href="https://discoveringanzacs.naa.gov.au/browse/person/4643" xlink:type="simple">https://discoveringanzacs.naa.gov.au/browse/person/4643</text:a></text:p>
          </table:table-cell>
          <table:table-cell office:value-type="string" calcext:value-type="string">
            <text:p>Bundaberg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1789901" calcext:value-type="float">
            <text:p>178990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nellgrove, Bertram Alfred </text:p>
          </table:table-cell>
          <table:table-cell office:value-type="float" office:value="3539" calcext:value-type="float">
            <text:p>3539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59505" xlink:type="simple">https://www.awm.gov.au/collection/R165950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1886/snellgrove,-bertram-alfred/" xlink:type="simple">https://www.cwgc.org/find-war-dead/casualty/1451886/snellgrove,-bertram-alfred/</text:a></text:p>
          </table:table-cell>
          <table:table-cell/>
          <table:table-cell office:value-type="string" calcext:value-type="string">
            <text:p>8<text:span text:style-name="T1">th</text:span> Reif 26th Bn</text:p>
          </table:table-cell>
          <table:table-cell office:value-type="string" calcext:value-type="string">
            <text:p><text:a xlink:href="https://s3-ap-southeast-2.amazonaws.com/awm-media/collection/RCDIG1060060/document/5647874.PDF" xlink:type="simple">https://s3-ap-southeast-2.amazonaws.com/awm-media/collection/RCDIG1060060/document/5647874.PDF</text:a></text:p>
          </table:table-cell>
          <table:table-cell office:value-type="string" calcext:value-type="string">
            <text:p><text:a xlink:href="https://discoveringanzacs.naa.gov.au/browse/person/321476" xlink:type="simple">https://discoveringanzacs.naa.gov.au/browse/person/321476</text:a>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s://trove.nla.gov.au/newspaper/article/23609554" xlink:type="simple">https://trove.nla.gov.au/newspaper/article/23609554</text:a></text:p>
          </table:table-cell>
          <table:table-cell office:value-type="string" calcext:value-type="string">
            <text:p><text:a xlink:href="https://trove.nla.gov.au/newspaper/article/20021050" xlink:type="simple">https://trove.nla.gov.au/newspaper/article/20021050</text:a></text:p>
          </table:table-cell>
          <table:table-cell office:value-type="string" calcext:value-type="string">
            <text:p><text:a xlink:href="https://trove.nla.gov.au/newspaper/article/98165905" xlink:type="simple">https://trove.nla.gov.au/newspaper/article/98165905</text:a></text:p>
          </table:table-cell>
          <table:table-cell office:value-type="string" calcext:value-type="string">
            <text:p>Trove 80370538 refers to H A (typo for B A</text:p>
          </table:table-cell>
          <table:table-cell office:value-type="string" calcext:value-type="string">
            <text:p><text:a xlink:href="https://trove.nla.gov.au/newspaper/article/80370538" xlink:type="simple">https://trove.nla.gov.au/newspaper/article/80370538</text:a></text:p>
          </table:table-cell>
          <table:table-cell office:value-type="float" office:value="8088425" calcext:value-type="float">
            <text:p>808842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outhwood, John Henry </text:p>
          </table:table-cell>
          <table:table-cell office:value-type="float" office:value="3691" calcext:value-type="float">
            <text:p>3691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0111" xlink:type="simple">https://www.awm.gov.au/collection/R1660111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09919/southwood,-john-henry/" xlink:type="simple">https://www.cwgc.org/find-war-dead/casualty/609919/southwood,-john-henry/</text:a></text:p>
          </table:table-cell>
          <table:table-cell office:value-type="string" calcext:value-type="string">
            <text:p>57D.R34.c.3.6</text:p>
          </table:table-cell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19935" xlink:type="simple">https://discoveringanzacs.naa.gov.au/browse/person/319935</text:a></text:p>
          </table:table-cell>
          <table:table-cell office:value-type="string" calcext:value-type="string">
            <text:p>Colebrook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Payne 3688</text:p>
          </table:table-cell>
          <table:table-cell/>
          <table:table-cell office:value-type="float" office:value="8086884" calcext:value-type="float">
            <text:p>808688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pencer, David James </text:p>
          </table:table-cell>
          <table:table-cell office:value-type="float" office:value="2167" calcext:value-type="float">
            <text:p>216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59625" xlink:type="simple">https://www.awm.gov.au/collection/R165962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1931/spencer,-david-james/" xlink:type="simple">https://www.cwgc.org/find-war-dead/casualty/1451931/spencer,-david-james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 office:value-type="string" calcext:value-type="string">
            <text:p><text:a xlink:href="https://s3-ap-southeast-2.amazonaws.com/awm-media/collection/RCDIG1060806/document/5648685.PDF" xlink:type="simple">https://s3-ap-southeast-2.amazonaws.com/awm-media/collection/RCDIG1060806/document/5648685.PDF</text:a></text:p>
          </table:table-cell>
          <table:table-cell office:value-type="string" calcext:value-type="string">
            <text:p><text:a xlink:href="https://discoveringanzacs.naa.gov.au/browse/person/324088" xlink:type="simple">https://discoveringanzacs.naa.gov.au/browse/person/324088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Hoult</text:p>
          </table:table-cell>
          <table:table-cell/>
          <table:table-cell office:value-type="float" office:value="8091040" calcext:value-type="float">
            <text:p>809104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allard, George Richard </text:p>
          </table:table-cell>
          <table:table-cell office:value-type="float" office:value="238" calcext:value-type="float">
            <text:p>23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59853" xlink:type="simple">https://www.awm.gov.au/collection/R1659853</text:a></text:p>
          </table:table-cell>
          <table:table-cell office:value-type="string" calcext:value-type="string">
            <text:p>Albert Communal Cemetery Extension, Albert, Picardie, France</text:p>
          </table:table-cell>
          <table:table-cell office:value-type="string" calcext:value-type="string">
            <text:p><text:a xlink:href="https://www.cwgc.org/find-war-dead/casualty/552300/stallard,-george-richard/" xlink:type="simple">https://www.cwgc.org/find-war-dead/casualty/552300/stallard,-george-richard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324794" xlink:type="simple">https://discoveringanzacs.naa.gov.au/browse/person/324794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91747" calcext:value-type="float">
            <text:p>809174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eedman, Robert Wilson </text:p>
          </table:table-cell>
          <table:table-cell office:value-type="float" office:value="3972" calcext:value-type="float">
            <text:p>397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59219" xlink:type="simple">https://www.awm.gov.au/collection/R165921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1997/steedman,-robert-wilson/" xlink:type="simple">https://www.cwgc.org/find-war-dead/casualty/1451997/steedman,-robert-wilson/</text:a></text:p>
          </table:table-cell>
          <table:table-cell/>
          <table:table-cell office:value-type="string" calcext:value-type="string">
            <text:p>9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26769" xlink:type="simple">https://discoveringanzacs.naa.gov.au/browse/person/326769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93723" calcext:value-type="float">
            <text:p>809372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s, Herbert Stanley </text:p>
          </table:table-cell>
          <table:table-cell office:value-type="float" office:value="1117" calcext:value-type="float">
            <text:p>1117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0617" xlink:type="simple">https://www.awm.gov.au/collection/R1660617</text:a></text:p>
          </table:table-cell>
          <table:table-cell office:value-type="string" calcext:value-type="string">
            <text:p>Albert Communal Cemetery Extension, Albert, Picardie, France</text:p>
          </table:table-cell>
          <table:table-cell table:style-name="Default" office:value-type="string" calcext:value-type="string">
            <text:p><text:a xlink:href="https://www.cwgc.org/find-war-dead/casualty/552303/stephens,-herbert-stanley/" xlink:type="simple">https://www.cwgc.org/find-war-dead/casualty/552303/stephens,-herbert-stanley/</text:a></text:p>
          </table:table-cell>
          <table:table-cell/>
          <table:table-cell table:style-name="Default"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29775" xlink:type="simple">https://discoveringanzacs.naa.gov.au/browse/person/29775</text:a></text:p>
          </table:table-cell>
          <table:table-cell office:value-type="string" calcext:value-type="string">
            <text:p>Launceston</text:p>
          </table:table-cell>
          <table:table-cell office:value-type="string" calcext:value-type="string">
            <text:p>TAS</text:p>
          </table:table-cell>
          <table:table-cell table:number-columns-repeated="3"/>
          <table:table-cell office:value-type="string" calcext:value-type="string">
            <text:p>On same CWGC sheet as 2228 Andrew WJT</text:p>
          </table:table-cell>
          <table:table-cell/>
          <table:table-cell office:value-type="float" office:value="1924062" calcext:value-type="float">
            <text:p>1924062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Stephens, Alfred Hugh</text:p>
          </table:table-cell>
          <table:table-cell office:value-type="float" office:value="569" calcext:value-type="float">
            <text:p>569</text:p>
          </table:table-cell>
          <table:table-cell table:style-name="ce20" office:value-type="date" office:date-value="20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0160" xlink:type="simple">https://www.awm.gov.au/collection/R1660160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table:style-name="Default" office:value-type="string" calcext:value-type="string">
            <text:p><text:a xlink:href="https://www.cwgc.org/find-records/find-war-dead/casualty-details/1452020/" xlink:type="simple">https://www.cwgc.org/find-records/find-war-dead/casualty-details/1452020/</text:a></text:p>
          </table:table-cell>
          <table:table-cell/>
          <table:table-cell table:style-name="Default"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29668" xlink:type="simple">https://discoveringanzacs.naa.gov.au/browse/person/29668</text:a></text:p>
          </table:table-cell>
          <table:table-cell office:value-type="string" calcext:value-type="string">
            <text:p>Beaudesert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s://trove.nla.gov.au/newspaper/article/176710318" xlink:type="simple">https://trove.nla.gov.au/newspaper/article/176710318</text:a></text:p>
          </table:table-cell>
          <table:table-cell office:value-type="string" calcext:value-type="string">
            <text:p><text:a xlink:href="https://trove.nla.gov.au/newspaper/article/36888149" xlink:type="simple">https://trove.nla.gov.au/newspaper/article/36888149</text:a></text:p>
          </table:table-cell>
          <table:table-cell table:number-columns-repeated="3"/>
          <table:table-cell table:style-name="ce31" office:value-type="float" office:value="1923591" calcext:value-type="float">
            <text:p>192359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venson, Thomas John </text:p>
          </table:table-cell>
          <table:table-cell office:value-type="float" office:value="87" calcext:value-type="float">
            <text:p>8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60374" xlink:type="simple">https://www.awm.gov.au/collection/R1660374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387/stevenson,-thomas-john/" xlink:type="simple">https://www.cwgc.org/find-war-dead/casualty/196387/stevenson,-thomas-john/</text:a></text:p>
          </table:table-cell>
          <table:table-cell office:value-type="string" calcext:value-type="string">
            <text:p>57D.R34.a.40.15</text:p>
          </table:table-cell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322657" xlink:type="simple">https://discoveringanzacs.naa.gov.au/browse/person/322657</text:a></text:p>
          </table:table-cell>
          <table:table-cell office:value-type="string" calcext:value-type="string">
            <text:p>Longreach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089607" calcext:value-type="float">
            <text:p>808960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reet, Montague Bertram </text:p>
          </table:table-cell>
          <table:table-cell office:value-type="float" office:value="1185" calcext:value-type="float">
            <text:p>118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0715" xlink:type="simple">https://www.awm.gov.au/collection/R166071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137/street,-montague-bertram/" xlink:type="simple">https://www.cwgc.org/find-war-dead/casualty/1452137/street,-montague-bertram/</text:a></text:p>
          </table:table-cell>
          <table:table-cell/>
          <table:table-cell table:style-name="Default" office:value-type="string" calcext:value-type="string">
            <text:p>Original D</text:p>
          </table:table-cell>
          <table:table-cell office:value-type="string" calcext:value-type="string">
            <text:p><text:a xlink:href="https://s3-ap-southeast-2.amazonaws.com/awm-media/collection/RCDIG1055345/document/5643029.PDF" xlink:type="simple">https://s3-ap-southeast-2.amazonaws.com/awm-media/collection/RCDIG1055345/document/5643029.PDF</text:a></text:p>
          </table:table-cell>
          <table:table-cell office:value-type="string" calcext:value-type="string">
            <text:p><text:a xlink:href="https://discoveringanzacs.naa.gov.au/browse/person/327607" xlink:type="simple">https://discoveringanzacs.naa.gov.au/browse/person/327607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s://trove.nla.gov.au/newspaper/article/151263105" xlink:type="simple">https://trove.nla.gov.au/newspaper/article/151263105</text:a></text:p>
          </table:table-cell>
          <table:table-cell table:number-columns-repeated="2"/>
          <table:table-cell office:value-type="string" calcext:value-type="string">
            <text:p>Friend of 1215 Hector Pacey</text:p>
          </table:table-cell>
          <table:table-cell/>
          <table:table-cell office:value-type="float" office:value="8094561" calcext:value-type="float">
            <text:p>80945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yles, Daniel Riley </text:p>
          </table:table-cell>
          <table:table-cell office:value-type="float" office:value="178" calcext:value-type="float">
            <text:p>178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73135" xlink:type="simple">https://www.awm.gov.au/collection/R167313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168/styles,-daniel-riley/" xlink:type="simple">https://www.cwgc.org/find-war-dead/casualty/1452168/styles,-daniel-riley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328739" xlink:type="simple">https://discoveringanzacs.naa.gov.au/browse/person/328739</text:a></text:p>
          </table:table-cell>
          <table:table-cell office:value-type="string" calcext:value-type="string">
            <text:p>Gympie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s://trove.nla.gov.au/newspaper/article/160387311" xlink:type="simple">https://trove.nla.gov.au/newspaper/article/160387311</text:a></text:p>
          </table:table-cell>
          <table:table-cell table:number-columns-repeated="4"/>
          <table:table-cell office:value-type="float" office:value="8095695" calcext:value-type="float">
            <text:p>809569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uckley, John </text:p>
          </table:table-cell>
          <table:table-cell office:value-type="float" office:value="418" calcext:value-type="float">
            <text:p>418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72136" xlink:type="simple">https://www.awm.gov.au/collection/R1672136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170/suckley,-john/" xlink:type="simple">https://www.cwgc.org/find-war-dead/casualty/1452170/suckley,-john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328864" xlink:type="simple">https://discoveringanzacs.naa.gov.au/browse/person/328864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s://trove.nla.gov.au/newspaper/article/80370538" xlink:type="simple">https://trove.nla.gov.au/newspaper/article/80370538</text:a></text:p>
          </table:table-cell>
          <table:table-cell table:number-columns-repeated="4"/>
          <table:table-cell office:value-type="float" office:value="8095821" calcext:value-type="float">
            <text:p>8095821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albot, Albert Edward </text:p>
          </table:table-cell>
          <table:table-cell office:value-type="float" office:value="2285" calcext:value-type="float">
            <text:p>228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2278" xlink:type="simple">https://www.awm.gov.au/collection/R167227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252/talbot,-albert-edward/" xlink:type="simple">https://www.cwgc.org/find-war-dead/casualty/1452252/talbot,-albert-edward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330934" xlink:type="simple">https://discoveringanzacs.naa.gov.au/browse/person/330934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097895" calcext:value-type="float">
            <text:p>809789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aylor, Archibald </text:p>
          </table:table-cell>
          <table:table-cell office:value-type="float" office:value="1516" calcext:value-type="float">
            <text:p>151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2923" xlink:type="simple">https://www.awm.gov.au/collection/R1672923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273/taylor,-archibald/" xlink:type="simple">https://www.cwgc.org/find-war-dead/casualty/1452273/taylor,-archibald/</text:a></text:p>
          </table:table-cell>
          <table:table-cell/>
          <table:table-cell office:value-type="string" calcext:value-type="string">
            <text:p>1<text:span text:style-name="T1">st</text:span> Reif 26 Bn </text:p>
          </table:table-cell>
          <table:table-cell/>
          <table:table-cell office:value-type="string" calcext:value-type="string">
            <text:p><text:a xlink:href="https://discoveringanzacs.naa.gov.au/browse/person/30918" xlink:type="simple">https://discoveringanzacs.naa.gov.au/browse/person/30918</text:a></text:p>
          </table:table-cell>
          <table:table-cell office:value-type="string" calcext:value-type="string">
            <text:p>Longreach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1007 Gardner, possibly B Coy, 3 Pl, originally B Coy</text:p>
          </table:table-cell>
          <table:table-cell/>
          <table:table-cell office:value-type="float" office:value="1927599" calcext:value-type="float">
            <text:p>19275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ompson, Robert John </text:p>
          </table:table-cell>
          <table:table-cell office:value-type="string" calcext:value-type="string">
            <text:p>Capt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72855" xlink:type="simple">https://www.awm.gov.au/collection/R1672855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413/thompson,-robert-john/" xlink:type="simple">https://www.cwgc.org/find-war-dead/casualty/1452413/thompson,-robert-john/</text:a></text:p>
          </table:table-cell>
          <table:table-cell/>
          <table:table-cell office:value-type="string" calcext:value-type="string">
            <text:p>Original B</text:p>
          </table:table-cell>
          <table:table-cell/>
          <table:table-cell office:value-type="string" calcext:value-type="string">
            <text:p><text:a xlink:href="https://discoveringanzacs.naa.gov.au/browse/person/15347" xlink:type="simple">https://discoveringanzacs.naa.gov.au/browse/person/15347</text:a></text:p>
          </table:table-cell>
          <table:table-cell office:value-type="string" calcext:value-type="string">
            <text:p>Mackay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://nla.gov.au/nla.news-article190861811" xlink:type="simple">http://nla.gov.au/nla.news-article190861811</text:a></text:p>
          </table:table-cell>
          <table:table-cell office:value-type="string" calcext:value-type="string">
            <text:p><text:a xlink:href="http://nla.gov.au/nla.news-article20013587" xlink:type="simple">http://nla.gov.au/nla.news-article20013587</text:a></text:p>
          </table:table-cell>
          <table:table-cell office:value-type="string" calcext:value-type="string">
            <text:p><text:a xlink:href="https://trove.nla.gov.au/newspaper/article/60388454" xlink:type="simple">https://trove.nla.gov.au/newspaper/article/60388454</text:a></text:p>
          </table:table-cell>
          <table:table-cell table:number-columns-repeated="2"/>
          <table:table-cell office:value-type="float" office:value="1835241" calcext:value-type="float">
            <text:p>183524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horne, George Frederick </text:p>
          </table:table-cell>
          <table:table-cell office:value-type="float" office:value="1195" calcext:value-type="float">
            <text:p>119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71669" xlink:type="simple">https://www.awm.gov.au/collection/R167166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440/thorne,-george-frederick/" xlink:type="simple">https://www.cwgc.org/find-war-dead/casualty/1452440/thorne,-george-frederick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361760" xlink:type="simple">https://discoveringanzacs.naa.gov.au/browse/person/361760</text:a>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s://trove.nla.gov.au/newspaper/article/151263105" xlink:type="simple">https://trove.nla.gov.au/newspaper/article/151263105</text:a></text:p>
          </table:table-cell>
          <table:table-cell table:number-columns-repeated="4"/>
          <table:table-cell office:value-type="float" office:value="8390530" calcext:value-type="float">
            <text:p>839053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horpe, Ernest George </text:p>
          </table:table-cell>
          <table:table-cell office:value-type="float" office:value="2058" calcext:value-type="float">
            <text:p>2058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73081" xlink:type="simple">https://www.awm.gov.au/collection/R167308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456/thorpe,-ernest-george/" xlink:type="simple">https://www.cwgc.org/find-war-dead/casualty/1452456/thorpe,-ernest-george/</text:a></text:p>
          </table:table-cell>
          <table:table-cell/>
          <table:table-cell office:value-type="string" calcext:value-type="string">
            <text:p>3<text:span text:style-name="T1">rd</text:span> Reif 26th Bn</text:p>
          </table:table-cell>
          <table:table-cell/>
          <table:table-cell office:value-type="string" calcext:value-type="string">
            <text:p><text:a xlink:href="https://discoveringanzacs.naa.gov.au/browse/person/361906" xlink:type="simple">https://discoveringanzacs.naa.gov.au/browse/person/361906</text:a>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s://trove.nla.gov.au/newspaper/article/151263105" xlink:type="simple">https://trove.nla.gov.au/newspaper/article/151263105</text:a></text:p>
          </table:table-cell>
          <table:table-cell table:number-columns-repeated="4"/>
          <table:table-cell office:value-type="float" office:value="8390677" calcext:value-type="float">
            <text:p>839067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orr, Ernest </text:p>
          </table:table-cell>
          <table:table-cell office:value-type="float" office:value="1712" calcext:value-type="float">
            <text:p>171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70448" xlink:type="simple">https://www.awm.gov.au/collection/R167044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524/torr,-ernest/" xlink:type="simple">https://www.cwgc.org/find-war-dead/casualty/1452524/torr,-ernest/</text:a></text:p>
          </table:table-cell>
          <table:table-cell/>
          <table:table-cell table:style-name="Default" office:value-type="string" calcext:value-type="string">
            <text:p>2nd Reif 26th Bn</text:p>
          </table:table-cell>
          <table:table-cell/>
          <table:table-cell office:value-type="string" calcext:value-type="string">
            <text:p><text:a xlink:href="https://discoveringanzacs.naa.gov.au/browse/person/363605" xlink:type="simple">https://discoveringanzacs.naa.gov.au/browse/person/363605</text:a></text:p>
          </table:table-cell>
          <table:table-cell office:value-type="string" calcext:value-type="string">
            <text:p>Maryborough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<text:s/>Tasmanian-Stanley</text:p>
          </table:table-cell>
          <table:table-cell/>
          <table:table-cell office:value-type="float" office:value="8392383" calcext:value-type="float">
            <text:p>8392383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ix, William George </text:p>
          </table:table-cell>
          <table:table-cell office:value-type="float" office:value="200" calcext:value-type="float">
            <text:p>20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71367" xlink:type="simple">https://www.awm.gov.au/collection/R167136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582/trix,-william-george/" xlink:type="simple">https://www.cwgc.org/find-war-dead/casualty/1452582/trix,-william-george/</text:a></text:p>
          </table:table-cell>
          <table:table-cell/>
          <table:table-cell office:value-type="string" calcext:value-type="string">
            <text:p>Original A</text:p>
          </table:table-cell>
          <table:table-cell office:value-type="string" calcext:value-type="string">
            <text:p><text:a xlink:href="https://s3-ap-southeast-2.amazonaws.com/awm-media/collection/RCDIG1053912/document/5641583.PDF" xlink:type="simple">https://s3-ap-southeast-2.amazonaws.com/awm-media/collection/RCDIG1053912/document/5641583.PDF</text:a></text:p>
          </table:table-cell>
          <table:table-cell office:value-type="string" calcext:value-type="string">
            <text:p><text:a xlink:href="https://discoveringanzacs.naa.gov.au/browse/person/365641" xlink:type="simple">https://discoveringanzacs.naa.gov.au/browse/person/365641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://nla.gov.au/nla.news-page21125251" xlink:type="simple">http://nla.gov.au/nla.news-page21125251</text:a></text:p>
          </table:table-cell>
          <table:table-cell table:number-columns-repeated="4"/>
          <table:table-cell office:value-type="float" office:value="8394419" calcext:value-type="float">
            <text:p>83944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rue, Charles Thomas </text:p>
          </table:table-cell>
          <table:table-cell office:value-type="float" office:value="1193" calcext:value-type="float">
            <text:p>1193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71488" xlink:type="simple">https://www.awm.gov.au/collection/R167148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587/true,-charles-thomas/" xlink:type="simple">https://www.cwgc.org/find-war-dead/casualty/1452587/true,-charles-thomas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366035" xlink:type="simple">https://discoveringanzacs.naa.gov.au/browse/person/366035</text:a></text:p>
          </table:table-cell>
          <table:table-cell office:value-type="string" calcext:value-type="string">
            <text:p>Ulverstone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394813" calcext:value-type="float">
            <text:p>8394813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ulk, Cecil Richmond Wybrow </text:p>
          </table:table-cell>
          <table:table-cell office:value-type="float" office:value="3146" calcext:value-type="float">
            <text:p>3146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71290" xlink:type="simple">https://www.awm.gov.au/collection/R1671290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10038/tulk,-cecil-richmond-wybrow/" xlink:type="simple">https://www.cwgc.org/find-war-dead/casualty/610038/tulk,-cecil-richmond-wybrow/</text:a></text:p>
          </table:table-cell>
          <table:table-cell office:value-type="string" calcext:value-type="string">
            <text:p>57d.R34.a.40.15</text:p>
          </table:table-cell>
          <table:table-cell office:value-type="string" calcext:value-type="string">
            <text:p>7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66438" xlink:type="simple">https://discoveringanzacs.naa.gov.au/browse/person/366438</text:a></text:p>
          </table:table-cell>
          <table:table-cell office:value-type="string" calcext:value-type="string">
            <text:p>Lismore</text:p>
          </table:table-cell>
          <table:table-cell office:value-type="string" calcext:value-type="string">
            <text:p>NSW</text:p>
          </table:table-cell>
          <table:table-cell office:value-type="string" calcext:value-type="string">
            <text:p><text:a xlink:href="https://trove.nla.gov.au/newspaper/article/226497677" xlink:type="simple">https://trove.nla.gov.au/newspaper/article/226497677</text:a></text:p>
          </table:table-cell>
          <table:table-cell office:value-type="string" calcext:value-type="string">
            <text:p><text:a xlink:href="https://trove.nla.gov.au/newspaper/article/92950410" xlink:type="simple">https://trove.nla.gov.au/newspaper/article/92950410</text:a></text:p>
          </table:table-cell>
          <table:table-cell table:number-columns-repeated="3"/>
          <table:table-cell office:value-type="float" office:value="8395216" calcext:value-type="float">
            <text:p>8395216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urner, John Edward </text:p>
          </table:table-cell>
          <table:table-cell office:value-type="float" office:value="4524" calcext:value-type="float">
            <text:p>4524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0386" xlink:type="simple">https://www.awm.gov.au/collection/R1670386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628/turner,-john-edward/" xlink:type="simple">https://www.cwgc.org/find-war-dead/casualty/1452628/turner,-john-edward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8786" xlink:type="simple">https://discoveringanzacs.naa.gov.au/browse/person/28786</text:a></text:p>
          </table:table-cell>
          <table:table-cell office:value-type="string" calcext:value-type="string">
            <text:p>Kuridala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Sad letters</text:p>
          </table:table-cell>
          <table:table-cell/>
          <table:table-cell office:value-type="float" office:value="1921052" calcext:value-type="float">
            <text:p>192105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urner, Thomas William </text:p>
          </table:table-cell>
          <table:table-cell office:value-type="float" office:value="3147" calcext:value-type="float">
            <text:p>314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71518" xlink:type="simple">https://www.awm.gov.au/collection/R1671518</text:a></text:p>
          </table:table-cell>
          <table:table-cell office:value-type="string" calcext:value-type="string">
            <text:p>Serre Road Cemetery No 2, Beaumont Hamel, Picardie, France</text:p>
          </table:table-cell>
          <table:table-cell office:value-type="string" calcext:value-type="string">
            <text:p><text:a xlink:href="https://www.cwgc.org/find-war-dead/casualty/610044/turner,-thomas-william/" xlink:type="simple">https://www.cwgc.org/find-war-dead/casualty/610044/turner,-thomas-william/</text:a></text:p>
          </table:table-cell>
          <table:table-cell office:value-type="string" calcext:value-type="string">
            <text:p>57d.R34.a.41.38</text:p>
          </table:table-cell>
          <table:table-cell office:value-type="string" calcext:value-type="string">
            <text:p>7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9032" xlink:type="simple">https://discoveringanzacs.naa.gov.au/browse/person/29032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With Kellaway <text:s/>on same sheet as 3147 Turner, 1740 Kellaway 952 Simmons 4385 Cross</text:p>
          </table:table-cell>
          <table:table-cell/>
          <table:table-cell office:value-type="float" office:value="1921568" calcext:value-type="float">
            <text:p>19215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alkeden, Allan Wesley </text:p>
          </table:table-cell>
          <table:table-cell office:value-type="float" office:value="2062" calcext:value-type="float">
            <text:p>2062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68434" xlink:type="simple">https://www.awm.gov.au/collection/R1668434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756/walkeden,-allan-wesley/" xlink:type="simple">https://www.cwgc.org/find-war-dead/casualty/1452756/walkeden,-allan-wesley/</text:a></text:p>
          </table:table-cell>
          <table:table-cell/>
          <table:table-cell office:value-type="string" calcext:value-type="string">
            <text:p>3rd Reif 26th Bn <text:s/></text:p>
          </table:table-cell>
          <table:table-cell/>
          <table:table-cell office:value-type="string" calcext:value-type="string">
            <text:p><text:a xlink:href="https://discoveringanzacs.naa.gov.au/browse/person/371011" xlink:type="simple">https://discoveringanzacs.naa.gov.au/browse/person/371011</text:a></text:p>
          </table:table-cell>
          <table:table-cell office:value-type="string" calcext:value-type="string">
            <text:p>Derby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s://trove.nla.gov.au/newspaper/article/151263105" xlink:type="simple">https://trove.nla.gov.au/newspaper/article/151263105</text:a></text:p>
          </table:table-cell>
          <table:table-cell/>
          <table:table-cell office:value-type="string" calcext:value-type="string">
            <text:p><text:a xlink:href="http://livinginballan.blogspot.com/2014/08/allan-wesley-walkeden-1897-1916.html" xlink:type="simple">http://livinginballan.blogspot.com/2014/08/allan-wesley-walkeden-1897-1916.html</text:a></text:p>
          </table:table-cell>
          <table:table-cell office:value-type="string" calcext:value-type="string">
            <text:p>11Pl C Coy</text:p>
          </table:table-cell>
          <table:table-cell/>
          <table:table-cell office:value-type="float" office:value="8399817" calcext:value-type="float">
            <text:p>839981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atson, Edward </text:p>
          </table:table-cell>
          <table:table-cell office:value-type="float" office:value="4537" calcext:value-type="float">
            <text:p>4537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69279" xlink:type="simple">https://www.awm.gov.au/collection/R166927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900/watson,-edward/" xlink:type="simple">https://www.cwgc.org/find-war-dead/casualty/1452900/watson,-edward/</text:a></text:p>
          </table:table-cell>
          <table:table-cell/>
          <table:table-cell office:value-type="string" calcext:value-type="string">
            <text:p>11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26318" xlink:type="simple">https://discoveringanzacs.naa.gov.au/browse/person/26318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3"/>
          <table:table-cell office:value-type="string" calcext:value-type="string">
            <text:p>NOK uncertain</text:p>
          </table:table-cell>
          <table:table-cell/>
          <table:table-cell office:value-type="float" office:value="1913505" calcext:value-type="float">
            <text:p>191350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lbeloved, Herbert Henry </text:p>
          </table:table-cell>
          <table:table-cell office:value-type="float" office:value="2177" calcext:value-type="float">
            <text:p>217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66737" xlink:type="simple">https://www.awm.gov.au/collection/R166673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979/welbeloved,-herbert-henry/" xlink:type="simple">https://www.cwgc.org/find-war-dead/casualty/1452979/welbeloved,-herbert-henry/</text:a></text:p>
          </table:table-cell>
          <table:table-cell/>
          <table:table-cell office:value-type="string" calcext:value-type="string">
            <text:p>4<text:span text:style-name="T1">th</text:span> Rein 26th Bn</text:p>
          </table:table-cell>
          <table:table-cell/>
          <table:table-cell office:value-type="string" calcext:value-type="string">
            <text:p><text:a xlink:href="https://discoveringanzacs.naa.gov.au/browse/person/355582" xlink:type="simple">https://discoveringanzacs.naa.gov.au/browse/person/355582</text:a>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QLD</text:p>
          </table:table-cell>
          <table:table-cell office:value-type="string" calcext:value-type="string">
            <text:p><text:a xlink:href="https://trove.nla.gov.au/newspaper/article/80370538" xlink:type="simple">https://trove.nla.gov.au/newspaper/article/80370538</text:a></text:p>
          </table:table-cell>
          <table:table-cell office:value-type="string" calcext:value-type="string">
            <text:p><text:a xlink:href="https://trove.nla.gov.au/newspaper/article/185021749" xlink:type="simple">https://trove.nla.gov.au/newspaper/article/185021749</text:a></text:p>
          </table:table-cell>
          <table:table-cell office:value-type="string" calcext:value-type="string">
            <text:p><text:a xlink:href="http://nla.gov.au/nla.news-article62580671" xlink:type="simple">http://nla.gov.au/nla.news-article62580671</text:a></text:p>
          </table:table-cell>
          <table:table-cell table:number-columns-repeated="2"/>
          <table:table-cell office:value-type="float" office:value="8380338" calcext:value-type="float">
            <text:p>8380338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ells, John </text:p>
          </table:table-cell>
          <table:table-cell office:value-type="float" office:value="3165" calcext:value-type="float">
            <text:p>316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67869" xlink:type="simple">https://www.awm.gov.au/collection/R166786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2990/wells,-john/" xlink:type="simple">https://www.cwgc.org/find-war-dead/casualty/1452990/wells,-john/</text:a></text:p>
          </table:table-cell>
          <table:table-cell/>
          <table:table-cell office:value-type="string" calcext:value-type="string">
            <text:p>7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55927" xlink:type="simple">https://discoveringanzacs.naa.gov.au/browse/person/355927</text:a>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QLD</text:p>
          </table:table-cell>
          <table:table-cell table:number-columns-repeated="5"/>
          <table:table-cell office:value-type="float" office:value="8380684" calcext:value-type="float">
            <text:p>8380684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eeler, William Henry </text:p>
          </table:table-cell>
          <table:table-cell office:value-type="float" office:value="1520" calcext:value-type="float">
            <text:p>1520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<text:a xlink:href="https://www.awm.gov.au/collection/R1667549" xlink:type="simple">https://www.awm.gov.au/collection/R1667549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451/wheeler,-william-henry/" xlink:type="simple">https://www.cwgc.org/find-war-dead/casualty/196451/wheeler,-william-henry/</text:a></text:p>
          </table:table-cell>
          <table:table-cell office:value-type="string" calcext:value-type="string">
            <text:p>57D.R35</text:p>
          </table:table-cell>
          <table:table-cell office:value-type="string" calcext:value-type="string">
            <text:p>1<text:span text:style-name="T1">st</text:span> Reif 26 Bn</text:p>
          </table:table-cell>
          <table:table-cell office:value-type="string" calcext:value-type="string">
            <text:p><text:a xlink:href="https://s3-ap-southeast-2.amazonaws.com/awm-media/collection/RCDIG1058496/document/5646275.PDF" xlink:type="simple">https://s3-ap-southeast-2.amazonaws.com/awm-media/collection/RCDIG1058496/document/5646275.PDF</text:a></text:p>
          </table:table-cell>
          <table:table-cell office:value-type="string" calcext:value-type="string">
            <text:p><text:a xlink:href="https://discoveringanzacs.naa.gov.au/browse/person/357906" xlink:type="simple">https://discoveringanzacs.naa.gov.au/browse/person/357906</text:a></text:p>
          </table:table-cell>
          <table:table-cell office:value-type="string" calcext:value-type="string">
            <text:p>Melbourne</text:p>
          </table:table-cell>
          <table:table-cell office:value-type="string" calcext:value-type="string">
            <text:p>VIC</text:p>
          </table:table-cell>
          <table:table-cell table:number-columns-repeated="5"/>
          <table:table-cell office:value-type="float" office:value="8383670" calcext:value-type="float">
            <text:p>838367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illie, George Albert </text:p>
          </table:table-cell>
          <table:table-cell office:value-type="float" office:value="3705" calcext:value-type="float">
            <text:p>3705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9617" xlink:type="simple">https://www.awm.gov.au/collection/R167961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259/willie,-george-albert/" xlink:type="simple">https://www.cwgc.org/find-war-dead/casualty/1453259/willie,-george-albert/</text:a></text:p>
          </table:table-cell>
          <table:table-cell/>
          <table:table-cell office:value-type="string" calcext:value-type="string">
            <text:p>8<text:span text:style-name="T1">th</text:span> Reif 26th Bn</text:p>
          </table:table-cell>
          <table:table-cell/>
          <table:table-cell office:value-type="string" calcext:value-type="string">
            <text:p><text:a xlink:href="https://discoveringanzacs.naa.gov.au/browse/person/361185" xlink:type="simple">https://discoveringanzacs.naa.gov.au/browse/person/361185</text:a>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8389955" calcext:value-type="float">
            <text:p>8389955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ilson, Hubert John </text:p>
          </table:table-cell>
          <table:table-cell office:value-type="float" office:value="2064" calcext:value-type="float">
            <text:p>2064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80851" xlink:type="simple">https://www.awm.gov.au/collection/R168085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296/wilson,-hubert-john/" xlink:type="simple">https://www.cwgc.org/find-war-dead/casualty/1453296/wilson,-hubert-john/</text:a></text:p>
          </table:table-cell>
          <table:table-cell/>
          <table:table-cell office:value-type="string" calcext:value-type="string">
            <text:p>3<text:span text:style-name="T1">rd</text:span> Reif 26th Bn</text:p>
          </table:table-cell>
          <table:table-cell/>
          <table:table-cell office:value-type="string" calcext:value-type="string">
            <text:p><text:a xlink:href="https://discoveringanzacs.naa.gov.au/browse/person/54921" xlink:type="simple">https://discoveringanzacs.naa.gov.au/browse/person/54921</text:a></text:p>
          </table:table-cell>
          <table:table-cell office:value-type="string" calcext:value-type="string">
            <text:p>Devonpo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2011389" calcext:value-type="float">
            <text:p>201138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oolley, Gordon Samuel </text:p>
          </table:table-cell>
          <table:table-cell office:value-type="float" office:value="1201" calcext:value-type="float">
            <text:p>1201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<text:a xlink:href="https://www.awm.gov.au/collection/R1680889" xlink:type="simple">https://www.awm.gov.au/collection/R1680889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426/woolley,-gordon-samuel/" xlink:type="simple">https://www.cwgc.org/find-war-dead/casualty/1453426/woolley,-gordon-samuel/</text:a></text:p>
          </table:table-cell>
          <table:table-cell/>
          <table:table-cell office:value-type="string" calcext:value-type="string">
            <text:p>Original D</text:p>
          </table:table-cell>
          <table:table-cell/>
          <table:table-cell office:value-type="string" calcext:value-type="string">
            <text:p><text:a xlink:href="https://discoveringanzacs.naa.gov.au/browse/person/132389" xlink:type="simple">https://discoveringanzacs.naa.gov.au/browse/person/132389</text:a></text:p>
          </table:table-cell>
          <table:table-cell office:value-type="string" calcext:value-type="string">
            <text:p>Hobart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442400" calcext:value-type="float">
            <text:p>3442400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oolnough, John Preston </text:p>
          </table:table-cell>
          <table:table-cell office:value-type="float" office:value="3367" calcext:value-type="float">
            <text:p>3367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80108" xlink:type="simple">https://www.awm.gov.au/collection/R1680108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428/woolnough,-john-preston/" xlink:type="simple">https://www.cwgc.org/find-war-dead/casualty/1453428/woolnough,-john-preston/</text:a></text:p>
          </table:table-cell>
          <table:table-cell/>
          <table:table-cell office:value-type="string" calcext:value-type="string">
            <text:p>7<text:span text:style-name="T1">th</text:span> Reif 26th Bn</text:p>
          </table:table-cell>
          <table:table-cell office:value-type="string" calcext:value-type="string">
            <text:p><text:a xlink:href="https://s3-ap-southeast-2.amazonaws.com/awm-media/collection/RCDIG1057745/document/5645474.PDF" xlink:type="simple">https://s3-ap-southeast-2.amazonaws.com/awm-media/collection/RCDIG1057745/document/5645474.PDF</text:a></text:p>
          </table:table-cell>
          <table:table-cell office:value-type="string" calcext:value-type="string">
            <text:p><text:a xlink:href="https://discoveringanzacs.naa.gov.au/browse/person/132450" xlink:type="simple">https://discoveringanzacs.naa.gov.au/browse/person/132450</text:a></text:p>
          </table:table-cell>
          <table:table-cell office:value-type="string" calcext:value-type="string">
            <text:p>Wynard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442757" calcext:value-type="float">
            <text:p>3442757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orner, Alexander Alfred </text:p>
          </table:table-cell>
          <table:table-cell office:value-type="float" office:value="2002" calcext:value-type="float">
            <text:p>2002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9899" xlink:type="simple">https://www.awm.gov.au/collection/R1679899</text:a></text:p>
          </table:table-cell>
          <table:table-cell office:value-type="string" calcext:value-type="string">
            <text:p>Courcelette British Cemetery, Picardie, France</text:p>
          </table:table-cell>
          <table:table-cell office:value-type="string" calcext:value-type="string">
            <text:p><text:a xlink:href="https://www.cwgc.org/find-war-dead/casualty/196486/worner,-alfred-alexander/" xlink:type="simple">https://www.cwgc.org/find-war-dead/casualty/196486/worner,-alfred-alexander/</text:a></text:p>
          </table:table-cell>
          <table:table-cell office:value-type="string" calcext:value-type="string">
            <text:p>57D.R30</text:p>
          </table:table-cell>
          <table:table-cell office:value-type="string" calcext:value-type="string">
            <text:p>3<text:span text:style-name="T1">rd</text:span> Reif 26th Bn</text:p>
          </table:table-cell>
          <table:table-cell office:value-type="string" calcext:value-type="string">
            <text:p><text:a xlink:href="https://s3-ap-southeast-2.amazonaws.com/awm-media/collection/RCDIG1054663/document/5642344.PDF" xlink:type="simple">https://s3-ap-southeast-2.amazonaws.com/awm-media/collection/RCDIG1054663/document/5642344.PDF</text:a></text:p>
          </table:table-cell>
          <table:table-cell office:value-type="string" calcext:value-type="string">
            <text:p><text:a xlink:href="https://discoveringanzacs.naa.gov.au/browse/person/132691" xlink:type="simple">https://discoveringanzacs.naa.gov.au/browse/person/132691</text:a></text:p>
          </table:table-cell>
          <table:table-cell office:value-type="string" calcext:value-type="string">
            <text:p>Deloraine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<text:a xlink:href="https://s3-ap-southeast-2.amazonaws.com/awm-media/collection/RCDIG1058007/document/5645736.PDF" xlink:type="simple">https://s3-ap-southeast-2.amazonaws.com/awm-media/collection/RCDIG1058007/document/5645736.PDF</text:a></text:p>
          </table:table-cell>
          <table:table-cell table:number-columns-repeated="4"/>
          <table:table-cell office:value-type="float" office:value="3443967" calcext:value-type="float">
            <text:p>34439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Wright, Douglas Walter </text:p>
          </table:table-cell>
          <table:table-cell office:value-type="float" office:value="205" calcext:value-type="float">
            <text:p>205</text:p>
          </table:table-cell>
          <table:table-cell table:style-name="ce20" office:value-type="date" office:date-value="1916-07-29" calcext:value-type="date">
            <text:p>29/07/1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<text:a xlink:href="https://www.awm.gov.au/collection/R1680421" xlink:type="simple">https://www.awm.gov.au/collection/R1680421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460/wright,-douglas-walter/" xlink:type="simple">https://www.cwgc.org/find-war-dead/casualty/1453460/wright,-douglas-walter/</text:a></text:p>
          </table:table-cell>
          <table:table-cell/>
          <table:table-cell office:value-type="string" calcext:value-type="string">
            <text:p>Original A</text:p>
          </table:table-cell>
          <table:table-cell/>
          <table:table-cell office:value-type="string" calcext:value-type="string">
            <text:p><text:a xlink:href="https://discoveringanzacs.naa.gov.au/browse/person/133273" xlink:type="simple">https://discoveringanzacs.naa.gov.au/browse/person/133273</text:a>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447362" calcext:value-type="float">
            <text:p>344736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right, Thomas </text:p>
          </table:table-cell>
          <table:table-cell office:value-type="float" office:value="3364" calcext:value-type="float">
            <text:p>3364</text:p>
          </table:table-cell>
          <table:table-cell table:style-name="ce20" office:value-type="date" office:date-value="1916-08-05" calcext:value-type="date">
            <text:p>05/08/1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<text:a xlink:href="https://www.awm.gov.au/collection/R1679667" xlink:type="simple">https://www.awm.gov.au/collection/R1679667</text:a></text:p>
          </table:table-cell>
          <table:table-cell office:value-type="string" calcext:value-type="string">
            <text:p>Villers-Bretonneux Memorial, Villers-Bretonneux, Picardie, France</text:p>
          </table:table-cell>
          <table:table-cell office:value-type="string" calcext:value-type="string">
            <text:p><text:a xlink:href="https://www.cwgc.org/find-war-dead/casualty/1453479/wright,-thomas/" xlink:type="simple">https://www.cwgc.org/find-war-dead/casualty/1453479/wright,-thomas/</text:a></text:p>
          </table:table-cell>
          <table:table-cell/>
          <table:table-cell office:value-type="string" calcext:value-type="string">
            <text:p>7<text:span text:style-name="T1">th</text:span> Reif 26th Bn</text:p>
          </table:table-cell>
          <table:table-cell office:value-type="string" calcext:value-type="string">
            <text:p><text:a xlink:href="https://s3-ap-southeast-2.amazonaws.com/awm-media/collection/RCDIG1058840/document/5646619.PDF" xlink:type="simple">https://s3-ap-southeast-2.amazonaws.com/awm-media/collection/RCDIG1058840/document/5646619.PDF</text:a></text:p>
          </table:table-cell>
          <table:table-cell office:value-type="string" calcext:value-type="string">
            <text:p><text:a xlink:href="https://discoveringanzacs.naa.gov.au/browse/person/133801" xlink:type="simple">https://discoveringanzacs.naa.gov.au/browse/person/133801</text:a></text:p>
          </table:table-cell>
          <table:table-cell office:value-type="string" calcext:value-type="string">
            <text:p>Ulverstone</text:p>
          </table:table-cell>
          <table:table-cell office:value-type="string" calcext:value-type="string">
            <text:p>TAS</text:p>
          </table:table-cell>
          <table:table-cell table:number-columns-repeated="5"/>
          <table:table-cell office:value-type="float" office:value="3450326" calcext:value-type="float">
            <text:p>3450326</text:p>
          </table:table-cell>
          <table:table-cell table:number-columns-repeated="1004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3"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table:number-columns-repeated="2"/>
          <table:table-cell table:style-name="ce20"/>
          <table:table-cell table:number-columns-repeated="3"/>
          <table:table-cell table:style-name="ce30"/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6"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20"/>
          <table:table-cell table:number-columns-repeated="1020"/>
        </table:table-row>
        <table:table-row table:style-name="ro1">
          <table:table-cell table:number-columns-repeated="2"/>
          <table:table-cell table:style-name="ce20"/>
          <table:table-cell table:number-columns-repeated="3"/>
          <table:table-cell table:style-name="Default"/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20"/>
          <table:table-cell table:number-columns-repeated="1020"/>
        </table:table-row>
        <table:table-row table:style-name="ro1" table:number-rows-repeated="104836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deadxls.A1:deadxls.T18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/00/0000</text:date>, <text:time style:data-style-name="N2" text:time-value="09:17:08.680165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adxls" style:display-name="PageStyle_deadxl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09T09:32:32.247396269</dc:date>
    <meta:editing-cycles>1156</meta:editing-cycles>
    <meta:editing-duration>P9DT17H7M14S</meta:editing-duration>
    <meta:generator>LibreOffice/6.4.7.2$Linux_X86_64 LibreOffice_project/40$Build-2</meta:generator>
    <meta:document-statistic meta:table-count="1" meta:cell-count="2431" meta:object-count="0"/>
  </office:meta>
</office:document-meta>
</file>